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style:style style:name="P1" style:parent-style-name="Standarduser" style:master-page-name="MPF0" style:family="paragraph">
      <style:paragraph-properties fo:break-before="page" fo:text-align="center" fo:line-height="100%"/>
      <style:text-properties style:font-name-complex="Times New Roman" style:font-size-complex="14pt" fo:language="ru" fo:country="RU"/>
    </style:style>
    <style:style style:name="P2" style:parent-style-name="Standarduser" style:family="paragraph">
      <style:paragraph-properties fo:text-align="center" fo:line-height="100%"/>
      <style:text-properties style:font-name-complex="Times New Roman" style:font-size-complex="14pt" fo:language="ru" fo:country="RU"/>
    </style:style>
    <style:style style:name="P3" style:parent-style-name="Standarduser" style:family="paragraph">
      <style:paragraph-properties fo:text-align="center" fo:line-height="100%"/>
      <style:text-properties style:font-name-complex="Times New Roman" style:font-size-complex="14pt" fo:language="ru" fo:country="RU"/>
    </style:style>
    <style:style style:name="P4" style:parent-style-name="Standarduser" style:family="paragraph">
      <style:paragraph-properties fo:text-align="center" fo:line-height="100%"/>
      <style:text-properties style:font-name-complex="Times New Roman" style:font-size-complex="14pt" fo:language="ru" fo:country="RU"/>
    </style:style>
    <style:style style:name="P5" style:parent-style-name="Standarduser" style:family="paragraph">
      <style:paragraph-properties fo:text-align="center" fo:line-height="100%"/>
      <style:text-properties style:font-name-complex="Times New Roman" style:font-size-complex="14pt" fo:language="ru" fo:country="RU"/>
    </style:style>
    <style:style style:name="P6" style:parent-style-name="Standarduser" style:family="paragraph">
      <style:paragraph-properties fo:text-align="center" fo:line-height="100%"/>
      <style:text-properties style:font-name-complex="Times New Roman" style:font-size-complex="14pt" fo:language="ru" fo:country="RU"/>
    </style:style>
    <style:style style:name="P7" style:parent-style-name="Standarduser" style:family="paragraph">
      <style:paragraph-properties fo:widows="0" fo:orphans="0" fo:text-align="center" fo:line-height="100%" fo:margin-left="1.8055in" fo:margin-right="0.5555in" fo:text-indent="0.1972in">
        <style:tab-stops/>
      </style:paragraph-properties>
      <style:text-properties style:font-name-complex="Times New Roman" style:font-size-complex="14pt" fo:language="ru" fo:country="RU"/>
    </style:style>
    <style:style style:name="P8" style:parent-style-name="Standarduser" style:family="paragraph">
      <style:paragraph-properties fo:widows="0" fo:orphans="0" fo:text-align="center" fo:line-height="100%" fo:margin-left="1.8055in" fo:margin-right="0.5555in" fo:text-indent="0.1972in">
        <style:tab-stops/>
      </style:paragraph-properties>
      <style:text-properties style:font-name-complex="Times New Roman" style:font-size-complex="14pt" fo:language="ru" fo:country="RU"/>
    </style:style>
    <style:style style:name="P9" style:parent-style-name="Standarduser" style:family="paragraph">
      <style:paragraph-properties fo:widows="0" fo:orphans="0" fo:text-align="center" fo:line-height="100%"/>
      <style:text-properties style:font-name-complex="Times New Roman" fo:font-weight="bold" style:font-weight-asian="bold" style:font-size-complex="14pt" fo:language="ru" fo:country="RU"/>
    </style:style>
    <style:style style:name="P10" style:parent-style-name="Standarduser" style:family="paragraph">
      <style:paragraph-properties fo:widows="0" fo:orphans="0" fo:text-align="center" fo:line-height="100%"/>
      <style:text-properties style:font-name-complex="Times New Roman" fo:font-weight="bold" style:font-weight-asian="bold" style:font-size-complex="14pt" fo:language="ru" fo:country="RU"/>
    </style:style>
    <style:style style:name="P11" style:parent-style-name="Standarduser" style:family="paragraph">
      <style:paragraph-properties fo:widows="0" fo:orphans="0" fo:text-align="center" fo:line-height="100%"/>
      <style:text-properties style:font-name-complex="Times New Roman" style:font-size-complex="14pt" fo:language="ru" fo:country="RU"/>
    </style:style>
    <style:style style:name="P12" style:parent-style-name="Standarduser" style:family="paragraph">
      <style:paragraph-properties fo:widows="0" fo:orphans="0" fo:text-align="center" fo:line-height="100%"/>
      <style:text-properties style:font-name-complex="Times New Roman" style:font-size-complex="14pt" fo:language="ru" fo:country="RU"/>
    </style:style>
    <style:style style:name="P13" style:parent-style-name="Standarduser" style:family="paragraph">
      <style:paragraph-properties fo:text-align="center" fo:line-height="100%"/>
    </style:style>
    <style:style style:name="T14" style:parent-style-name="Основнойшрифтабзаца" style:family="text">
      <style:text-properties style:font-name-complex="Times New Roman" fo:font-size="16pt" style:font-size-asian="16pt" style:font-size-complex="16pt" fo:language="ru" fo:country="RU"/>
    </style:style>
    <style:style style:name="T15" style:parent-style-name="Основнойшрифтабзаца" style:family="text">
      <style:text-properties style:font-name-complex="Times New Roman" fo:font-size="16pt" style:font-size-asian="16pt" style:font-size-complex="16pt" fo:language="ru" fo:country="RU"/>
    </style:style>
    <style:style style:name="P16" style:parent-style-name="Standarduser" style:family="paragraph">
      <style:paragraph-properties fo:text-align="center" fo:line-height="100%"/>
      <style:text-properties style:font-name-complex="Times New Roman" fo:font-size="16pt" style:font-size-asian="16pt" style:font-size-complex="16pt" fo:language="ru" fo:country="RU"/>
    </style:style>
    <style:style style:name="P17" style:parent-style-name="Standarduser" style:family="paragraph">
      <style:paragraph-properties fo:text-align="center" fo:line-height="100%"/>
    </style:style>
    <style:style style:name="T18" style:parent-style-name="Основнойшрифтабзаца" style:family="text">
      <style:text-properties style:font-name-complex="Times New Roman" fo:font-size="16pt" style:font-size-asian="16pt" style:font-size-complex="16pt" fo:language="ru" fo:country="RU"/>
    </style:style>
    <style:style style:name="T19" style:parent-style-name="Основнойшрифтабзаца" style:family="text">
      <style:text-properties style:font-name-complex="Times New Roman" fo:font-size="16pt" style:font-size-asian="16pt" style:font-size-complex="16pt"/>
    </style:style>
    <style:style style:name="T20" style:parent-style-name="Основнойшрифтабзаца" style:family="text">
      <style:text-properties style:font-name-complex="Times New Roman" fo:font-size="16pt" style:font-size-asian="16pt" style:font-size-complex="16pt" fo:language="ru" fo:country="RU"/>
    </style:style>
    <style:style style:name="P21" style:parent-style-name="Standarduser" style:family="paragraph">
      <style:paragraph-properties fo:widows="0" fo:orphans="0" fo:text-align="center" fo:line-height="100%"/>
      <style:text-properties style:font-name-complex="Times New Roman" style:font-size-complex="14pt" fo:language="ru" fo:country="RU"/>
    </style:style>
    <style:style style:name="P22" style:parent-style-name="Standarduser" style:family="paragraph">
      <style:paragraph-properties fo:widows="0" fo:orphans="0" fo:text-align="center" fo:line-height="100%"/>
      <style:text-properties style:font-name-complex="Times New Roman" style:font-size-complex="14pt" fo:language="ru" fo:country="RU"/>
    </style:style>
    <style:style style:name="P23" style:parent-style-name="Standarduser" style:family="paragraph">
      <style:paragraph-properties fo:widows="0" fo:orphans="0" fo:text-align="center" fo:line-height="100%"/>
      <style:text-properties style:font-name-complex="Times New Roman" style:font-size-complex="14pt" fo:language="ru" fo:country="RU"/>
    </style:style>
    <style:style style:name="P24" style:parent-style-name="Standarduser" style:family="paragraph">
      <style:paragraph-properties fo:widows="0" fo:orphans="0" fo:text-align="center" fo:line-height="100%"/>
      <style:text-properties style:font-name-complex="Times New Roman" style:font-size-complex="14pt" fo:language="ru" fo:country="RU"/>
    </style:style>
    <style:style style:name="P25" style:parent-style-name="Standarduser" style:family="paragraph">
      <style:paragraph-properties fo:widows="0" fo:orphans="0" fo:text-align="center" fo:line-height="100%"/>
      <style:text-properties style:font-name-complex="Times New Roman" style:font-size-complex="14pt" fo:language="ru" fo:country="RU"/>
    </style:style>
    <style:style style:name="P26" style:parent-style-name="Standarduser" style:family="paragraph">
      <style:paragraph-properties fo:widows="0" fo:orphans="0" fo:text-align="center" fo:line-height="100%"/>
      <style:text-properties style:font-name-complex="Times New Roman" style:font-size-complex="14pt" fo:language="ru" fo:country="RU"/>
    </style:style>
    <style:style style:name="P27" style:parent-style-name="Standarduser" style:family="paragraph">
      <style:paragraph-properties fo:widows="0" fo:orphans="0" fo:text-align="center" fo:line-height="100%"/>
      <style:text-properties style:font-name-complex="Times New Roman" style:font-size-complex="14pt" fo:language="ru" fo:country="RU"/>
    </style:style>
    <style:style style:name="P28" style:parent-style-name="Standarduser" style:family="paragraph">
      <style:paragraph-properties fo:widows="0" fo:orphans="0" fo:line-height="100%"/>
      <style:text-properties style:font-name-complex="Times New Roman" style:font-size-complex="14pt" fo:language="ru" fo:country="RU"/>
    </style:style>
    <style:style style:name="P29" style:parent-style-name="Standarduser" style:family="paragraph">
      <style:paragraph-properties fo:widows="0" fo:orphans="0" fo:line-height="100%"/>
      <style:text-properties style:font-name-complex="Times New Roman" style:font-size-complex="14pt" fo:language="ru" fo:country="RU"/>
    </style:style>
    <style:style style:name="P30" style:parent-style-name="Standarduser" style:family="paragraph">
      <style:paragraph-properties fo:widows="0" fo:orphans="0" fo:line-height="100%"/>
      <style:text-properties style:font-name-complex="Times New Roman" style:font-size-complex="14pt" fo:language="ru" fo:country="RU"/>
    </style:style>
    <style:style style:name="P31" style:parent-style-name="Standarduser" style:family="paragraph">
      <style:paragraph-properties fo:widows="0" fo:orphans="0" fo:text-align="end" fo:line-height="200%"/>
      <style:text-properties style:font-name-complex="Times New Roman" style:font-size-complex="14pt" fo:language="ru" fo:country="RU"/>
    </style:style>
    <style:style style:name="P32" style:parent-style-name="Standarduser" style:family="paragraph">
      <style:paragraph-properties fo:widows="0" fo:orphans="0" fo:text-align="end" fo:line-height="200%"/>
      <style:text-properties style:font-name-complex="Times New Roman" style:font-size-complex="14pt" fo:language="ru" fo:country="RU"/>
    </style:style>
    <style:style style:name="P33" style:parent-style-name="Standarduser" style:family="paragraph">
      <style:paragraph-properties fo:text-align="end" fo:line-height="200%"/>
    </style:style>
    <style:style style:name="T34" style:parent-style-name="Основнойшрифтабзаца" style:family="text">
      <style:text-properties style:font-name-complex="Times New Roman" style:font-size-complex="14pt" fo:language="ru" fo:country="RU"/>
    </style:style>
    <style:style style:name="P35" style:parent-style-name="Standarduser" style:family="paragraph">
      <style:paragraph-properties fo:widows="0" fo:orphans="0" fo:text-align="end" fo:line-height="100%"/>
    </style:style>
    <style:style style:name="T36" style:parent-style-name="Основнойшрифтабзаца" style:family="text">
      <style:text-properties style:font-name-complex="Times New Roman" style:font-size-complex="14pt" fo:language="ru" fo:country="RU"/>
    </style:style>
    <style:style style:name="P37" style:parent-style-name="Standarduser" style:family="paragraph">
      <style:paragraph-properties fo:widows="0" fo:orphans="0" fo:text-align="end" fo:line-height="100%"/>
      <style:text-properties style:font-name-complex="Times New Roman" style:font-size-complex="14pt" fo:language="ru" fo:country="RU"/>
    </style:style>
    <style:style style:name="P38" style:parent-style-name="Standarduser" style:family="paragraph">
      <style:paragraph-properties fo:widows="0" fo:orphans="0" fo:text-align="end" fo:line-height="100%"/>
      <style:text-properties style:font-name-complex="Times New Roman" style:font-size-complex="14pt" fo:language="ru" fo:country="RU"/>
    </style:style>
    <style:style style:name="P39" style:parent-style-name="Standarduser" style:family="paragraph">
      <style:paragraph-properties fo:widows="0" fo:orphans="0" fo:text-align="center" fo:line-height="100%"/>
      <style:text-properties style:font-name-complex="Times New Roman" style:font-size-complex="14pt" fo:language="ru" fo:country="RU"/>
    </style:style>
    <style:style style:name="P40" style:parent-style-name="Standarduser" style:family="paragraph">
      <style:paragraph-properties fo:widows="0" fo:orphans="0" fo:text-align="center" fo:line-height="100%"/>
      <style:text-properties style:font-name-complex="Times New Roman" style:font-size-complex="14pt" fo:language="ru" fo:country="RU"/>
    </style:style>
    <style:style style:name="P41" style:parent-style-name="Standarduser" style:family="paragraph">
      <style:paragraph-properties fo:widows="0" fo:orphans="0" fo:line-height="100%"/>
      <style:text-properties style:font-name-complex="Times New Roman" style:font-size-complex="14pt" fo:language="ru" fo:country="RU"/>
    </style:style>
    <style:style style:name="P42" style:parent-style-name="Standarduser" style:family="paragraph">
      <style:paragraph-properties fo:widows="0" fo:orphans="0" fo:line-height="100%"/>
      <style:text-properties style:font-name-complex="Times New Roman" style:font-size-complex="14pt" fo:language="ru" fo:country="RU"/>
    </style:style>
    <style:style style:name="P43" style:parent-style-name="Standarduser" style:family="paragraph">
      <style:paragraph-properties fo:widows="0" fo:orphans="0" fo:line-height="100%"/>
      <style:text-properties style:font-name-complex="Times New Roman" style:font-size-complex="14pt" fo:language="ru" fo:country="RU"/>
    </style:style>
    <style:style style:name="P44" style:parent-style-name="Standarduser" style:family="paragraph">
      <style:paragraph-properties fo:widows="0" fo:orphans="0" fo:line-height="100%"/>
      <style:text-properties style:font-name-complex="Times New Roman" style:font-size-complex="14pt" fo:language="ru" fo:country="RU"/>
    </style:style>
    <style:style style:name="P45" style:parent-style-name="Standarduser" style:family="paragraph">
      <style:paragraph-properties fo:widows="0" fo:orphans="0" fo:line-height="100%"/>
      <style:text-properties style:font-name-complex="Times New Roman" style:font-size-complex="14pt" fo:language="ru" fo:country="RU"/>
    </style:style>
    <style:style style:name="P46" style:parent-style-name="Standarduser" style:family="paragraph">
      <style:paragraph-properties fo:widows="0" fo:orphans="0" fo:line-height="100%"/>
      <style:text-properties style:font-name-complex="Times New Roman" style:font-size-complex="14pt" fo:language="ru" fo:country="RU"/>
    </style:style>
    <style:style style:name="P47" style:parent-style-name="Standarduser" style:family="paragraph">
      <style:paragraph-properties fo:widows="0" fo:orphans="0" fo:text-align="center" fo:line-height="100%" fo:margin-left="-0.0118in" fo:text-indent="0.1972in">
        <style:tab-stops/>
      </style:paragraph-properties>
      <style:text-properties style:font-name-complex="Times New Roman" style:font-size-complex="14pt"/>
    </style:style>
    <style:style style:name="P48" style:parent-style-name="Standarduser" style:family="paragraph">
      <style:paragraph-properties fo:text-align="center" fo:line-height="100%" fo:text-indent="0.2958in"/>
      <style:text-properties style:font-name-complex="Times New Roman" style:font-size-complex="14pt"/>
    </style:style>
    <style:style style:name="P49" style:parent-style-name="Standarduser" style:family="paragraph">
      <style:paragraph-properties fo:line-height="100%">
        <style:tab-stops>
          <style:tab-stop style:type="left" style:position="0in"/>
        </style:tab-stops>
      </style:paragraph-properties>
    </style:style>
    <style:style style:name="T50" style:parent-style-name="Основнойшрифтабзаца" style:family="text">
      <style:text-properties style:font-name-complex="Times New Roman" style:font-size-complex="14pt"/>
    </style:style>
    <style:style style:name="P51" style:parent-style-name="Standarduser" style:list-style-name="LFO1" style:family="paragraph">
      <style:paragraph-properties fo:line-height="100%"/>
      <style:text-properties style:font-name-complex="Times New Roman" style:font-size-complex="14pt"/>
    </style:style>
    <style:style style:name="P52" style:parent-style-name="Standarduser" style:family="paragraph">
      <style:paragraph-properties fo:line-height="100%"/>
    </style:style>
    <style:style style:name="T53" style:parent-style-name="Основнойшрифтабзаца" style:family="text">
      <style:text-properties style:font-name-complex="Times New Roman" style:font-size-complex="14pt" fo:language="ru" fo:country="RU"/>
    </style:style>
    <style:style style:name="T54" style:parent-style-name="Основнойшрифтабзаца" style:family="text">
      <style:text-properties style:font-name-complex="Times New Roman" style:font-size-complex="14pt"/>
    </style:style>
    <style:style style:name="T55" style:parent-style-name="Основнойшрифтабзаца" style:family="text">
      <style:text-properties style:font-name-complex="Times New Roman" style:font-size-complex="14pt" fo:language="ru" fo:country="RU"/>
    </style:style>
    <style:style style:name="T56" style:parent-style-name="Основнойшрифтабзаца" style:family="text">
      <style:text-properties style:font-name-complex="Times New Roman" style:font-size-complex="14pt"/>
    </style:style>
    <style:style style:name="T57" style:parent-style-name="Основнойшрифтабзаца" style:family="text">
      <style:text-properties style:font-name-complex="Times New Roman" style:font-size-complex="14pt" fo:language="ru" fo:country="RU"/>
    </style:style>
    <style:style style:name="T58" style:parent-style-name="Основнойшрифтабзаца" style:family="text">
      <style:text-properties style:font-name-complex="Times New Roman" style:font-size-complex="14pt"/>
    </style:style>
    <style:style style:name="T59" style:parent-style-name="Основнойшрифтабзаца" style:family="text">
      <style:text-properties style:font-name-complex="Times New Roman" style:font-size-complex="14pt" fo:language="ru" fo:country="RU"/>
    </style:style>
    <style:style style:name="T60" style:parent-style-name="Основнойшрифтабзаца" style:family="text">
      <style:text-properties style:font-name-complex="Times New Roman" style:font-size-complex="14pt"/>
    </style:style>
    <style:style style:name="T61" style:parent-style-name="Основнойшрифтабзаца" style:family="text">
      <style:text-properties style:font-name-complex="Times New Roman" style:font-size-complex="14pt" fo:language="ru" fo:country="RU"/>
    </style:style>
    <style:style style:name="P62" style:parent-style-name="Standarduser" style:list-style-name="LFO1" style:family="paragraph">
      <style:paragraph-properties fo:line-height="100%"/>
      <style:text-properties style:font-name-complex="Times New Roman" style:font-size-complex="14pt"/>
    </style:style>
    <style:style style:name="P63" style:parent-style-name="Standarduser" style:family="paragraph">
      <style:paragraph-properties fo:line-height="100%"/>
    </style:style>
    <style:style style:name="T64" style:parent-style-name="Основнойшрифтабзаца" style:family="text">
      <style:text-properties style:font-name-complex="Times New Roman" style:font-size-complex="14pt" fo:language="ru" fo:country="RU"/>
    </style:style>
    <style:style style:name="T65" style:parent-style-name="Основнойшрифтабзаца" style:family="text">
      <style:text-properties style:font-name-complex="Times New Roman" style:font-size-complex="14pt"/>
    </style:style>
    <style:style style:name="T66" style:parent-style-name="Основнойшрифтабзаца" style:family="text">
      <style:text-properties style:font-name-complex="Times New Roman" style:font-size-complex="14pt" fo:language="ru" fo:country="RU"/>
    </style:style>
    <style:style style:name="T67" style:parent-style-name="Основнойшрифтабзаца" style:family="text">
      <style:text-properties style:font-name-complex="Times New Roman" style:font-size-complex="14pt"/>
    </style:style>
    <style:style style:name="T68" style:parent-style-name="Основнойшрифтабзаца" style:family="text">
      <style:text-properties style:font-name-complex="Times New Roman" style:font-size-complex="14pt" fo:language="ru" fo:country="RU"/>
    </style:style>
    <style:style style:name="T69" style:parent-style-name="Основнойшрифтабзаца" style:family="text">
      <style:text-properties style:font-name-complex="Times New Roman" style:font-size-complex="14pt"/>
    </style:style>
    <style:style style:name="T70" style:parent-style-name="Основнойшрифтабзаца" style:family="text">
      <style:text-properties style:font-name-complex="Times New Roman" style:font-size-complex="14pt" fo:language="ru" fo:country="RU"/>
    </style:style>
    <style:style style:name="T71" style:parent-style-name="Основнойшрифтабзаца" style:family="text">
      <style:text-properties style:font-name-complex="Times New Roman" style:font-size-complex="14pt"/>
    </style:style>
    <style:style style:name="T72" style:parent-style-name="Основнойшрифтабзаца" style:family="text">
      <style:text-properties style:font-name-complex="Times New Roman" style:font-size-complex="14pt" fo:language="ru" fo:country="RU"/>
    </style:style>
    <style:style style:name="P73" style:parent-style-name="Standarduser" style:list-style-name="LFO1" style:family="paragraph">
      <style:paragraph-properties fo:line-height="100%"/>
      <style:text-properties style:font-name-complex="Times New Roman" style:font-size-complex="14pt"/>
    </style:style>
    <style:style style:name="P74" style:parent-style-name="Standarduser" style:family="paragraph">
      <style:paragraph-properties fo:line-height="100%"/>
    </style:style>
    <style:style style:name="T75" style:parent-style-name="Основнойшрифтабзаца" style:family="text">
      <style:text-properties style:font-name-complex="Times New Roman" style:font-size-complex="14pt" fo:language="ru" fo:country="RU"/>
    </style:style>
    <style:style style:name="T76" style:parent-style-name="Основнойшрифтабзаца" style:family="text">
      <style:text-properties style:font-name-complex="Times New Roman" style:font-size-complex="14pt"/>
    </style:style>
    <style:style style:name="T77" style:parent-style-name="Основнойшрифтабзаца" style:family="text">
      <style:text-properties style:font-name-complex="Times New Roman" style:font-size-complex="14pt" fo:language="ru" fo:country="RU"/>
    </style:style>
    <style:style style:name="T78" style:parent-style-name="Основнойшрифтабзаца" style:family="text">
      <style:text-properties style:font-name-complex="Times New Roman" style:font-size-complex="14pt"/>
    </style:style>
    <style:style style:name="T79" style:parent-style-name="Основнойшрифтабзаца" style:family="text">
      <style:text-properties style:font-name-complex="Times New Roman" style:font-size-complex="14pt" fo:language="ru" fo:country="RU"/>
    </style:style>
    <style:style style:name="T80" style:parent-style-name="Основнойшрифтабзаца" style:family="text">
      <style:text-properties style:font-name-complex="Times New Roman" style:font-size-complex="14pt"/>
    </style:style>
    <style:style style:name="T81" style:parent-style-name="Основнойшрифтабзаца" style:family="text">
      <style:text-properties style:font-name-complex="Times New Roman" style:font-size-complex="14pt" fo:language="ru" fo:country="RU"/>
    </style:style>
    <style:style style:name="T82" style:parent-style-name="Основнойшрифтабзаца" style:family="text">
      <style:text-properties style:font-name-complex="Times New Roman" style:font-size-complex="14pt"/>
    </style:style>
    <style:style style:name="T83" style:parent-style-name="Основнойшрифтабзаца" style:family="text">
      <style:text-properties style:font-name-complex="Times New Roman" style:font-size-complex="14pt" fo:language="ru" fo:country="RU"/>
    </style:style>
    <style:style style:name="P84" style:parent-style-name="Standarduser" style:list-style-name="LFO1" style:family="paragraph">
      <style:paragraph-properties fo:line-height="100%"/>
      <style:text-properties style:font-name-complex="Times New Roman" style:font-size-complex="14pt"/>
    </style:style>
    <style:style style:name="P85" style:parent-style-name="Standarduser" style:family="paragraph">
      <style:paragraph-properties fo:line-height="100%"/>
    </style:style>
    <style:style style:name="T86" style:parent-style-name="Основнойшрифтабзаца" style:family="text">
      <style:text-properties style:font-name-complex="Times New Roman" style:font-size-complex="14pt" fo:language="ru" fo:country="RU"/>
    </style:style>
    <style:style style:name="T87" style:parent-style-name="Основнойшрифтабзаца" style:family="text">
      <style:text-properties style:font-name-complex="Times New Roman" style:font-size-complex="14pt" fo:language="ru" fo:country="RU"/>
    </style:style>
    <style:style style:name="T88" style:parent-style-name="Основнойшрифтабзаца" style:family="text">
      <style:text-properties style:font-name-complex="Times New Roman" style:font-size-complex="14pt"/>
    </style:style>
    <style:style style:name="T89" style:parent-style-name="Основнойшрифтабзаца" style:family="text">
      <style:text-properties style:font-name-complex="Times New Roman" style:font-size-complex="14pt" fo:language="ru" fo:country="RU"/>
    </style:style>
    <style:style style:name="T90" style:parent-style-name="Основнойшрифтабзаца" style:family="text">
      <style:text-properties style:font-name-complex="Times New Roman" style:font-size-complex="14pt"/>
    </style:style>
    <style:style style:name="T91" style:parent-style-name="Основнойшрифтабзаца" style:family="text">
      <style:text-properties style:font-name-complex="Times New Roman" style:font-size-complex="14pt" fo:language="ru" fo:country="RU"/>
    </style:style>
    <style:style style:name="T92" style:parent-style-name="Основнойшрифтабзаца" style:family="text">
      <style:text-properties style:font-name-complex="Times New Roman" style:font-size-complex="14pt"/>
    </style:style>
    <style:style style:name="T93" style:parent-style-name="Основнойшрифтабзаца" style:family="text">
      <style:text-properties style:font-name-complex="Times New Roman" style:font-size-complex="14pt" fo:language="ru" fo:country="RU"/>
    </style:style>
    <style:style style:name="P94" style:parent-style-name="Standarduser" style:list-style-name="LFO1" style:family="paragraph">
      <style:paragraph-properties fo:line-height="100%"/>
      <style:text-properties style:font-name-complex="Times New Roman" style:font-size-complex="14pt"/>
    </style:style>
    <style:style style:name="P95" style:parent-style-name="Standarduser" style:family="paragraph">
      <style:paragraph-properties fo:line-height="100%"/>
    </style:style>
    <style:style style:name="T96" style:parent-style-name="Основнойшрифтабзаца" style:family="text">
      <style:text-properties style:font-name-complex="Times New Roman" style:font-size-complex="14pt" fo:language="ru" fo:country="RU"/>
    </style:style>
    <style:style style:name="T97" style:parent-style-name="Основнойшрифтабзаца" style:family="text">
      <style:text-properties style:font-name-complex="Times New Roman" style:font-size-complex="14pt"/>
    </style:style>
    <style:style style:name="T98" style:parent-style-name="Основнойшрифтабзаца" style:family="text">
      <style:text-properties style:font-name-complex="Times New Roman" style:font-size-complex="14pt" fo:language="ru" fo:country="RU"/>
    </style:style>
    <style:style style:name="T99" style:parent-style-name="Основнойшрифтабзаца" style:family="text">
      <style:text-properties style:font-name-complex="Times New Roman" style:font-size-complex="14pt"/>
    </style:style>
    <style:style style:name="T100" style:parent-style-name="Основнойшрифтабзаца" style:family="text">
      <style:text-properties style:font-name-complex="Times New Roman" style:font-size-complex="14pt" fo:language="ru" fo:country="RU"/>
    </style:style>
    <style:style style:name="T101" style:parent-style-name="Основнойшрифтабзаца" style:family="text">
      <style:text-properties style:font-name-complex="Times New Roman" style:font-size-complex="14pt"/>
    </style:style>
    <style:style style:name="T102" style:parent-style-name="Основнойшрифтабзаца" style:family="text">
      <style:text-properties style:font-name-complex="Times New Roman" style:font-size-complex="14pt" fo:language="ru" fo:country="RU"/>
    </style:style>
    <style:style style:name="T103" style:parent-style-name="Основнойшрифтабзаца" style:family="text">
      <style:text-properties style:font-name-complex="Times New Roman" style:font-size-complex="14pt"/>
    </style:style>
    <style:style style:name="T104" style:parent-style-name="Основнойшрифтабзаца" style:family="text">
      <style:text-properties style:font-name-complex="Times New Roman" style:font-size-complex="14pt" fo:language="ru" fo:country="RU"/>
    </style:style>
    <style:style style:name="T105" style:parent-style-name="Основнойшрифтабзаца" style:family="text">
      <style:text-properties style:font-name-complex="Times New Roman" style:font-size-complex="14pt"/>
    </style:style>
    <style:style style:name="P106" style:parent-style-name="Standarduser" style:list-style-name="LFO1" style:family="paragraph">
      <style:paragraph-properties fo:line-height="100%"/>
      <style:text-properties style:font-name-complex="Times New Roman" style:font-size-complex="14pt"/>
    </style:style>
    <style:style style:name="P107" style:parent-style-name="Standarduser" style:family="paragraph">
      <style:paragraph-properties fo:line-height="100%"/>
    </style:style>
    <style:style style:name="T108" style:parent-style-name="Основнойшрифтабзаца" style:family="text">
      <style:text-properties style:font-name-complex="Times New Roman" style:font-size-complex="14pt" fo:language="ru" fo:country="RU"/>
    </style:style>
    <style:style style:name="T109" style:parent-style-name="Основнойшрифтабзаца" style:family="text">
      <style:text-properties style:font-name-complex="Times New Roman" style:font-size-complex="14pt"/>
    </style:style>
    <style:style style:name="T110" style:parent-style-name="Основнойшрифтабзаца" style:family="text">
      <style:text-properties style:font-name-complex="Times New Roman" style:font-size-complex="14pt" fo:language="ru" fo:country="RU"/>
    </style:style>
    <style:style style:name="T111" style:parent-style-name="Основнойшрифтабзаца" style:family="text">
      <style:text-properties style:font-name-complex="Times New Roman" style:font-size-complex="14pt"/>
    </style:style>
    <style:style style:name="T112" style:parent-style-name="Основнойшрифтабзаца" style:family="text">
      <style:text-properties style:font-name-complex="Times New Roman" style:font-size-complex="14pt" fo:language="ru" fo:country="RU"/>
    </style:style>
    <style:style style:name="T113" style:parent-style-name="Основнойшрифтабзаца" style:family="text">
      <style:text-properties style:font-name-complex="Times New Roman" style:font-size-complex="14pt" fo:language="ru" fo:country="RU"/>
    </style:style>
    <style:style style:name="P114" style:parent-style-name="Standarduser" style:list-style-name="LFO1" style:family="paragraph">
      <style:paragraph-properties fo:line-height="100%"/>
      <style:text-properties style:font-name-complex="Times New Roman" style:font-size-complex="14pt"/>
    </style:style>
    <style:style style:name="P115" style:parent-style-name="Standarduser" style:family="paragraph">
      <style:paragraph-properties fo:line-height="100%"/>
    </style:style>
    <style:style style:name="T116" style:parent-style-name="Основнойшрифтабзаца" style:family="text">
      <style:text-properties style:font-name-complex="Times New Roman" style:font-size-complex="14pt" fo:language="ru" fo:country="RU"/>
    </style:style>
    <style:style style:name="T117" style:parent-style-name="Основнойшрифтабзаца" style:family="text">
      <style:text-properties style:font-name-complex="Times New Roman" style:font-size-complex="14pt"/>
    </style:style>
    <style:style style:name="T118" style:parent-style-name="Основнойшрифтабзаца" style:family="text">
      <style:text-properties style:font-name-complex="Times New Roman" style:font-size-complex="14pt" fo:language="ru" fo:country="RU"/>
    </style:style>
    <style:style style:name="T119" style:parent-style-name="Основнойшрифтабзаца" style:family="text">
      <style:text-properties style:font-name-complex="Times New Roman" style:font-size-complex="14pt"/>
    </style:style>
    <style:style style:name="T120" style:parent-style-name="Основнойшрифтабзаца" style:family="text">
      <style:text-properties style:font-name-complex="Times New Roman" style:font-size-complex="14pt" fo:language="ru" fo:country="RU"/>
    </style:style>
    <style:style style:name="T121" style:parent-style-name="Основнойшрифтабзаца" style:family="text">
      <style:text-properties style:font-name-complex="Times New Roman" style:font-size-complex="14pt"/>
    </style:style>
    <style:style style:name="T122" style:parent-style-name="Основнойшрифтабзаца" style:family="text">
      <style:text-properties style:font-name-complex="Times New Roman" style:font-size-complex="14pt" fo:language="ru" fo:country="RU"/>
    </style:style>
    <style:style style:name="T123" style:parent-style-name="Основнойшрифтабзаца" style:family="text">
      <style:text-properties style:font-name-complex="Times New Roman" style:font-size-complex="14pt"/>
    </style:style>
    <style:style style:name="T124" style:parent-style-name="Основнойшрифтабзаца" style:family="text">
      <style:text-properties style:font-name-complex="Times New Roman" style:font-size-complex="14pt" fo:language="ru" fo:country="RU"/>
    </style:style>
    <style:style style:name="P125" style:parent-style-name="Standarduser" style:family="paragraph">
      <style:paragraph-properties fo:line-height="100%"/>
      <style:text-properties style:font-name-complex="Times New Roman" style:font-size-complex="14pt" fo:language="ru" fo:country="RU"/>
    </style:style>
    <style:style style:name="P126" style:parent-style-name="Standarduser" style:family="paragraph">
      <style:paragraph-properties fo:line-height="100%"/>
    </style:style>
    <style:style style:name="T127" style:parent-style-name="Основнойшрифтабзаца" style:family="text">
      <style:text-properties style:font-name-complex="Times New Roman" style:font-size-complex="14pt" fo:language="ru" fo:country="RU"/>
    </style:style>
    <style:style style:name="T128" style:parent-style-name="Основнойшрифтабзаца" style:family="text">
      <style:text-properties style:font-name-complex="Times New Roman" style:font-size-complex="14pt"/>
    </style:style>
    <style:style style:name="T129" style:parent-style-name="Основнойшрифтабзаца" style:family="text">
      <style:text-properties style:font-name-complex="Times New Roman" style:font-size-complex="14pt" fo:language="ru" fo:country="RU"/>
    </style:style>
    <style:style style:name="T130" style:parent-style-name="Основнойшрифтабзаца" style:family="text">
      <style:text-properties style:font-name-complex="Times New Roman" style:font-size-complex="14pt"/>
    </style:style>
    <style:style style:name="T131" style:parent-style-name="Основнойшрифтабзаца" style:family="text">
      <style:text-properties style:font-name-complex="Times New Roman" style:font-size-complex="14pt" fo:language="ru" fo:country="RU"/>
    </style:style>
    <style:style style:name="T132" style:parent-style-name="Основнойшрифтабзаца" style:family="text">
      <style:text-properties style:font-name-complex="Times New Roman" style:font-size-complex="14pt"/>
    </style:style>
    <style:style style:name="T133" style:parent-style-name="Основнойшрифтабзаца" style:family="text">
      <style:text-properties style:font-name-complex="Times New Roman" style:font-size-complex="14pt" fo:language="ru" fo:country="RU"/>
    </style:style>
    <style:style style:name="T134" style:parent-style-name="Основнойшрифтабзаца" style:family="text">
      <style:text-properties style:font-name-complex="Times New Roman" style:font-size-complex="14pt"/>
    </style:style>
    <style:style style:name="T135" style:parent-style-name="Основнойшрифтабзаца" style:family="text">
      <style:text-properties style:font-name-complex="Times New Roman" style:font-size-complex="14pt" fo:language="ru" fo:country="RU"/>
    </style:style>
    <style:style style:name="T136" style:parent-style-name="Основнойшрифтабзаца" style:family="text">
      <style:text-properties style:font-name-complex="Times New Roman" style:font-size-complex="14pt"/>
    </style:style>
    <style:style style:name="P137" style:parent-style-name="Standarduser" style:family="paragraph">
      <style:paragraph-properties fo:line-height="100%"/>
      <style:text-properties style:font-name-complex="Times New Roman" style:font-size-complex="14pt" fo:language="ru" fo:country="RU"/>
    </style:style>
    <style:style style:name="P138" style:parent-style-name="Standarduser" style:family="paragraph">
      <style:paragraph-properties fo:line-height="100%"/>
    </style:style>
    <style:style style:name="T139" style:parent-style-name="Основнойшрифтабзаца" style:family="text">
      <style:text-properties style:font-name-complex="Times New Roman" fo:font-weight="bold" style:font-weight-asian="bold" style:font-weight-complex="bold" style:font-size-complex="14pt"/>
    </style:style>
    <style:style style:name="P140" style:parent-style-name="Standarduser" style:family="paragraph">
      <style:paragraph-properties fo:line-height="100%"/>
    </style:style>
    <style:style style:name="T141" style:parent-style-name="Основнойшрифтабзаца" style:family="text">
      <style:text-properties style:font-name-complex="Times New Roman" style:font-size-complex="14pt"/>
    </style:style>
    <style:style style:name="T142" style:parent-style-name="Основнойшрифтабзаца" style:family="text">
      <style:text-properties style:font-name-complex="Times New Roman" style:font-size-complex="14pt" fo:language="ru" fo:country="RU"/>
    </style:style>
    <style:style style:name="T143" style:parent-style-name="Основнойшрифтабзаца" style:family="text">
      <style:text-properties style:font-name-complex="Times New Roman" style:font-size-complex="14pt" fo:language="ru" fo:country="RU"/>
    </style:style>
    <style:style style:name="T144" style:parent-style-name="Основнойшрифтабзаца" style:family="text">
      <style:text-properties style:font-name-complex="Times New Roman" style:font-size-complex="14pt"/>
    </style:style>
    <style:style style:name="T145" style:parent-style-name="Основнойшрифтабзаца" style:family="text">
      <style:text-properties style:font-name-complex="Times New Roman" style:font-size-complex="14pt" fo:language="ru" fo:country="RU"/>
    </style:style>
    <style:style style:name="T146" style:parent-style-name="Основнойшрифтабзаца" style:family="text">
      <style:text-properties style:font-name-complex="Times New Roman" style:font-size-complex="14pt"/>
    </style:style>
    <style:style style:name="T147" style:parent-style-name="Основнойшрифтабзаца" style:family="text">
      <style:text-properties style:font-name-complex="Times New Roman" style:font-size-complex="14pt" fo:language="ru" fo:country="RU"/>
    </style:style>
    <style:style style:name="T148" style:parent-style-name="Основнойшрифтабзаца" style:family="text">
      <style:text-properties style:font-name-complex="Times New Roman" style:font-size-complex="14pt"/>
    </style:style>
    <style:style style:name="T149" style:parent-style-name="Основнойшрифтабзаца" style:family="text">
      <style:text-properties style:font-name-complex="Times New Roman" style:font-size-complex="14pt" fo:language="ru" fo:country="RU"/>
    </style:style>
    <style:style style:name="T150" style:parent-style-name="Основнойшрифтабзаца" style:family="text">
      <style:text-properties style:font-name-complex="Times New Roman" style:font-size-complex="14pt" fo:language="ru" fo:country="RU"/>
    </style:style>
    <style:style style:name="T151" style:parent-style-name="Основнойшрифтабзаца" style:family="text">
      <style:text-properties style:font-name-complex="Times New Roman" style:font-size-complex="14pt"/>
    </style:style>
    <style:style style:name="T152" style:parent-style-name="Основнойшрифтабзаца" style:family="text">
      <style:text-properties style:font-name-complex="Times New Roman" style:font-size-complex="14pt" fo:language="ru" fo:country="RU"/>
    </style:style>
    <style:style style:name="T153" style:parent-style-name="Основнойшрифтабзаца" style:family="text">
      <style:text-properties style:font-name-complex="Times New Roman" style:font-size-complex="14pt"/>
    </style:style>
    <style:style style:name="T154" style:parent-style-name="Основнойшрифтабзаца" style:family="text">
      <style:text-properties style:font-name-complex="Times New Roman" style:font-size-complex="14pt" fo:language="ru" fo:country="RU"/>
    </style:style>
    <style:style style:name="T155" style:parent-style-name="Основнойшрифтабзаца" style:family="text">
      <style:text-properties style:font-name-complex="Times New Roman" style:font-size-complex="14pt"/>
    </style:style>
    <style:style style:name="T156" style:parent-style-name="Основнойшрифтабзаца" style:family="text">
      <style:text-properties style:font-name-complex="Times New Roman" style:font-size-complex="14pt" fo:language="ru" fo:country="RU"/>
    </style:style>
    <style:style style:name="T157" style:parent-style-name="Основнойшрифтабзаца" style:family="text">
      <style:text-properties style:font-name-complex="Times New Roman" style:font-size-complex="14pt"/>
    </style:style>
    <style:style style:name="T158" style:parent-style-name="Основнойшрифтабзаца" style:family="text">
      <style:text-properties style:font-name-complex="Times New Roman" style:font-size-complex="14pt" fo:language="ru" fo:country="RU"/>
    </style:style>
    <style:style style:name="P159" style:parent-style-name="Standarduser" style:family="paragraph">
      <style:paragraph-properties fo:line-height="100%"/>
      <style:text-properties style:font-name-complex="Times New Roman" style:font-size-complex="14pt"/>
    </style:style>
    <style:style style:name="TableColumn161" style:family="table-column">
      <style:table-column-properties style:column-width="1.5625in" style:use-optimal-column-width="false"/>
    </style:style>
    <style:style style:name="TableColumn162" style:family="table-column">
      <style:table-column-properties style:column-width="5.1354in" style:use-optimal-column-width="false"/>
    </style:style>
    <style:style style:name="Table160" style:family="table">
      <style:table-properties style:width="6.6979in" fo:margin-left="0in" table:align="lef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Standarduser" style:family="paragraph">
      <style:paragraph-properties fo:line-height="100%"/>
      <style:text-properties style:font-name-complex="Times New Roman" style:font-size-complex="14pt"/>
    </style:style>
    <style:style style:name="TableCell16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7" style:parent-style-name="Standarduser" style:family="paragraph">
      <style:paragraph-properties fo:line-height="100%"/>
      <style:text-properties style:font-name-complex="Times New Roman" style:font-size-complex="14pt" fo:language="ru" fo:country="RU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Standarduser" style:family="paragraph">
      <style:paragraph-properties fo:line-height="100%"/>
      <style:text-properties style:font-name-complex="Times New Roman" style:font-size-complex="14pt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Standarduser" style:family="paragraph">
      <style:paragraph-properties fo:line-height="100%"/>
      <style:text-properties style:font-name-complex="Times New Roman" style:font-size-complex="14pt" fo:language="ru" fo:country="RU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Standarduser" style:family="paragraph">
      <style:paragraph-properties fo:line-height="100%"/>
      <style:text-properties style:font-name-complex="Times New Roman" style:font-size-complex="14pt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7" style:parent-style-name="Standarduser" style:family="paragraph">
      <style:paragraph-properties fo:line-height="100%"/>
    </style:style>
    <style:style style:name="T178" style:parent-style-name="Основнойшрифтабзаца" style:family="text">
      <style:text-properties style:font-name-complex="Times New Roman" style:font-size-complex="14pt" fo:language="ru" fo:country="RU"/>
    </style:style>
    <style:style style:name="T179" style:parent-style-name="Основнойшрифтабзаца" style:family="text">
      <style:text-properties style:font-name-complex="Times New Roman" style:font-size-complex="14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Standarduser" style:family="paragraph">
      <style:paragraph-properties fo:line-height="100%"/>
      <style:text-properties style:font-name-complex="Times New Roman" style:font-size-complex="14pt"/>
    </style:style>
    <style:style style:name="TableCell1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4" style:parent-style-name="Standard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185" style:parent-style-name="Standarduser" style:family="paragraph">
      <style:paragraph-properties fo:line-height="100%"/>
    </style:style>
    <style:style style:name="T186" style:parent-style-name="Основнойшрифтабзаца" style:family="text">
      <style:text-properties style:font-name-complex="Times New Roman" style:font-size-complex="14pt"/>
    </style:style>
    <style:style style:name="T187" style:parent-style-name="Основнойшрифтабзаца" style:family="text">
      <style:text-properties style:font-name-complex="Times New Roman" style:font-size-complex="14pt" fo:language="ru" fo:country="RU"/>
    </style:style>
    <style:style style:name="P188" style:parent-style-name="Standarduser" style:family="paragraph">
      <style:paragraph-properties fo:line-height="100%"/>
    </style:style>
    <style:style style:name="T189" style:parent-style-name="Основнойшрифтабзаца" style:family="text">
      <style:text-properties style:font-name-complex="Times New Roman" style:font-size-complex="14pt"/>
    </style:style>
    <style:style style:name="T190" style:parent-style-name="Основнойшрифтабзаца" style:family="text">
      <style:text-properties style:font-name-complex="Times New Roman" style:font-size-complex="14pt" fo:language="ru" fo:country="RU"/>
    </style:style>
    <style:style style:name="T191" style:parent-style-name="Основнойшрифтабзаца" style:family="text">
      <style:text-properties style:font-name-complex="Times New Roman" style:font-size-complex="14pt" fo:language="ru" fo:country="RU"/>
    </style:style>
    <style:style style:name="T192" style:parent-style-name="Основнойшрифтабзаца" style:family="text">
      <style:text-properties style:font-name-complex="Times New Roman" style:font-size-complex="14pt" fo:language="ru" fo:country="RU"/>
    </style:style>
    <style:style style:name="P193" style:parent-style-name="Standarduser" style:family="paragraph">
      <style:paragraph-properties fo:line-height="100%"/>
    </style:style>
    <style:style style:name="T194" style:parent-style-name="Основнойшрифтабзаца" style:family="text">
      <style:text-properties style:font-name-complex="Times New Roman" style:font-size-complex="14pt"/>
    </style:style>
    <style:style style:name="T195" style:parent-style-name="Основнойшрифтабзаца" style:family="text">
      <style:text-properties style:font-name-complex="Times New Roman" style:font-size-complex="14pt" fo:language="ru" fo:country="RU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Standarduser" style:family="paragraph">
      <style:paragraph-properties fo:line-height="100%"/>
      <style:text-properties style:font-name-complex="Times New Roman" style:font-size-complex="14pt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0" style:parent-style-name="Standarduser" style:family="paragraph">
      <style:paragraph-properties fo:line-height="100%"/>
      <style:text-properties style:font-name-complex="Times New Roman" style:font-size-complex="14pt"/>
    </style:style>
    <style:style style:name="P201" style:parent-style-name="Standarduser" style:family="paragraph">
      <style:paragraph-properties fo:line-height="100%"/>
      <style:text-properties style:font-size-complex="14pt"/>
    </style:style>
    <style:style style:name="P202" style:parent-style-name="Standarduser" style:family="paragraph">
      <style:paragraph-properties fo:line-height="100%"/>
    </style:style>
    <style:style style:name="T203" style:parent-style-name="Основнойшрифтабзаца" style:family="text">
      <style:text-properties style:font-name-complex="Times New Roman" style:font-size-complex="14pt"/>
    </style:style>
    <style:style style:name="P204" style:parent-style-name="Standarduser" style:family="paragraph">
      <style:paragraph-properties fo:line-height="100%"/>
    </style:style>
    <style:style style:name="T205" style:parent-style-name="Основнойшрифтабзаца" style:family="text">
      <style:text-properties style:font-name-complex="Times New Roman" style:font-size-complex="14pt" fo:language="ru" fo:country="RU"/>
    </style:style>
    <style:style style:name="T206" style:parent-style-name="Основнойшрифтабзаца" style:family="text">
      <style:text-properties style:font-name-complex="Times New Roman" style:font-size-complex="14pt" fo:language="ru" fo:country="RU"/>
    </style:style>
    <style:style style:name="T207" style:parent-style-name="Основнойшрифтабзаца" style:family="text">
      <style:text-properties style:font-name-complex="Times New Roman" style:font-size-complex="14pt" fo:language="ru" fo:country="RU"/>
    </style:style>
    <style:style style:name="T208" style:parent-style-name="Основнойшрифтабзаца" style:family="text">
      <style:text-properties style:font-name-complex="Times New Roman" style:font-size-complex="14pt" fo:language="ru" fo:country="RU"/>
    </style:style>
    <style:style style:name="T209" style:parent-style-name="Основнойшрифтабзаца" style:family="text">
      <style:text-properties style:font-name-complex="Times New Roman" style:font-size-complex="14pt" fo:language="ru" fo:country="RU"/>
    </style:style>
    <style:style style:name="P210" style:parent-style-name="Standarduser" style:family="paragraph">
      <style:paragraph-properties fo:line-height="100%"/>
      <style:text-properties style:font-name-complex="Times New Roman" style:font-size-complex="14pt" fo:language="ru" fo:country="RU"/>
    </style:style>
    <style:style style:name="P211" style:parent-style-name="Standarduser" style:family="paragraph">
      <style:paragraph-properties fo:line-height="100%"/>
      <style:text-properties style:font-name-complex="Times New Roman" style:font-size-complex="14pt" fo:language="ru" fo:country="RU"/>
    </style:style>
    <style:style style:name="TableColumn213" style:family="table-column">
      <style:table-column-properties style:column-width="6.693in" style:use-optimal-column-width="false"/>
    </style:style>
    <style:style style:name="Table212" style:family="table">
      <style:table-properties style:width="6.693in" fo:margin-left="0in" table:align="lef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217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218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219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220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221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222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223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224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225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226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227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228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229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230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231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232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233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234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235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236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237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238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239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240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241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242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243" style:parent-style-name="Standarduser" style:family="paragraph">
      <style:paragraph-properties fo:line-height="100%"/>
      <style:text-properties style:font-name-complex="Times New Roman" fo:font-weight="bold" style:font-weight-asian="bold" style:font-weight-complex="bold" style:font-size-complex="14pt"/>
    </style:style>
    <style:style style:name="P244" style:parent-style-name="Standarduser" style:family="paragraph">
      <style:paragraph-properties fo:line-height="100%"/>
    </style:style>
    <style:style style:name="T245" style:parent-style-name="Основнойшрифтабзаца" style:family="text">
      <style:text-properties style:font-name-complex="Times New Roman" fo:font-weight="bold" style:font-weight-asian="bold" style:font-weight-complex="bold" style:font-size-complex="14pt"/>
    </style:style>
    <style:style style:name="T246" style:parent-style-name="Основнойшрифтабзаца" style:family="text">
      <style:text-properties style:font-name-complex="Times New Roman" fo:font-weight="bold" style:font-weight-asian="bold" style:font-weight-complex="bold" style:font-size-complex="14pt" fo:language="ru" fo:country="RU"/>
    </style:style>
    <style:style style:name="P247" style:parent-style-name="Standarduser" style:family="paragraph">
      <style:paragraph-properties fo:line-height="100%"/>
      <style:text-properties style:font-name-complex="Times New Roman" fo:font-weight="bold" style:font-weight-asian="bold" style:font-weight-complex="bold" style:font-size-complex="14pt" fo:language="ru" fo:country="RU"/>
    </style:style>
    <style:style style:name="P248" style:parent-style-name="Standarduser" style:family="paragraph">
      <style:paragraph-properties fo:line-height="100%"/>
    </style:style>
    <style:style style:name="T249" style:parent-style-name="Основнойшрифтабзаца" style:family="text">
      <style:text-properties style:font-name-complex="Times New Roman" style:font-size-complex="14pt" fo:language="ru" fo:country="RU"/>
    </style:style>
    <style:style style:name="T250" style:parent-style-name="Основнойшрифтабзаца" style:family="text">
      <style:text-properties style:font-name-complex="Times New Roman" style:font-size-complex="14pt"/>
    </style:style>
    <style:style style:name="T251" style:parent-style-name="Основнойшрифтабзаца" style:family="text">
      <style:text-properties style:font-name-complex="Times New Roman" style:font-size-complex="14pt" fo:language="ru" fo:country="RU"/>
    </style:style>
    <style:style style:name="T252" style:parent-style-name="Основнойшрифтабзаца" style:family="text">
      <style:text-properties style:font-name-complex="Times New Roman" style:font-size-complex="14pt"/>
    </style:style>
    <style:style style:name="T253" style:parent-style-name="Основнойшрифтабзаца" style:family="text">
      <style:text-properties style:font-name-complex="Times New Roman" style:font-size-complex="14pt" fo:language="ru" fo:country="RU"/>
    </style:style>
    <style:style style:name="T254" style:parent-style-name="Основнойшрифтабзаца" style:family="text">
      <style:text-properties style:font-name-complex="Times New Roman" style:font-size-complex="14pt" fo:language="ru" fo:country="RU"/>
    </style:style>
    <style:style style:name="T255" style:parent-style-name="Основнойшрифтабзаца" style:family="text">
      <style:text-properties style:font-name-complex="Times New Roman" style:font-size-complex="14pt"/>
    </style:style>
    <style:style style:name="T256" style:parent-style-name="Основнойшрифтабзаца" style:family="text">
      <style:text-properties style:font-name-complex="Times New Roman" style:font-size-complex="14pt" fo:language="ru" fo:country="RU"/>
    </style:style>
    <style:style style:name="T257" style:parent-style-name="Основнойшрифтабзаца" style:family="text">
      <style:text-properties style:font-name-complex="Times New Roman" style:font-size-complex="14pt"/>
    </style:style>
    <style:style style:name="T258" style:parent-style-name="Основнойшрифтабзаца" style:family="text">
      <style:text-properties style:font-name-complex="Times New Roman" style:font-size-complex="14pt" fo:language="ru" fo:country="RU"/>
    </style:style>
    <style:style style:name="P259" style:parent-style-name="Standarduser" style:family="paragraph">
      <style:paragraph-properties fo:line-height="100%"/>
    </style:style>
    <style:style style:name="T260" style:parent-style-name="Основнойшрифтабзаца" style:family="text">
      <style:text-properties style:font-name-complex="Times New Roman" style:font-size-complex="14pt" fo:language="ru" fo:country="RU"/>
    </style:style>
    <style:style style:name="T261" style:parent-style-name="Основнойшрифтабзаца" style:family="text">
      <style:text-properties style:font-name-complex="Times New Roman" style:font-size-complex="14pt"/>
    </style:style>
    <style:style style:name="T262" style:parent-style-name="Основнойшрифтабзаца" style:family="text">
      <style:text-properties style:font-name-complex="Times New Roman" style:font-size-complex="14pt" fo:language="ru" fo:country="RU"/>
    </style:style>
    <style:style style:name="T263" style:parent-style-name="Основнойшрифтабзаца" style:family="text">
      <style:text-properties style:font-name-complex="Times New Roman" style:font-size-complex="14pt"/>
    </style:style>
    <style:style style:name="T264" style:parent-style-name="Основнойшрифтабзаца" style:family="text">
      <style:text-properties style:font-name-complex="Times New Roman" style:font-size-complex="14pt" fo:language="ru" fo:country="RU"/>
    </style:style>
    <style:style style:name="T265" style:parent-style-name="Основнойшрифтабзаца" style:family="text">
      <style:text-properties style:font-name-complex="Times New Roman" style:font-size-complex="14pt"/>
    </style:style>
    <style:style style:name="T266" style:parent-style-name="Основнойшрифтабзаца" style:family="text">
      <style:text-properties style:font-name-complex="Times New Roman" style:font-size-complex="14pt" fo:language="ru" fo:country="RU"/>
    </style:style>
    <style:style style:name="P267" style:parent-style-name="TableContents" style:family="paragraph">
      <style:text-properties style:font-name="Times New Roman" style:font-name-asian="Calibri" style:font-name-complex="Calibri" fo:font-size="14pt" style:font-size-asian="14pt" style:font-size-complex="14pt"/>
    </style:style>
    <style:style style:name="T268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 fo:language="ru" fo:country="RU"/>
    </style:style>
    <style:style style:name="T269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/>
    </style:style>
    <style:style style:name="T270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 fo:language="ru" fo:country="RU"/>
    </style:style>
    <style:style style:name="T271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 fo:language="ru" fo:country="RU"/>
    </style:style>
    <style:style style:name="T272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/>
    </style:style>
    <style:style style:name="T273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 fo:language="ru" fo:country="RU"/>
    </style:style>
    <style:style style:name="T274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/>
    </style:style>
    <style:style style:name="T275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 fo:language="ru" fo:country="RU"/>
    </style:style>
    <style:style style:name="T276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/>
    </style:style>
    <style:style style:name="T277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 fo:language="ru" fo:country="RU"/>
    </style:style>
    <style:style style:name="T278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/>
    </style:style>
    <style:style style:name="T279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 fo:language="ru" fo:country="RU"/>
    </style:style>
    <style:style style:name="T280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 fo:language="ru" fo:country="RU"/>
    </style:style>
    <style:style style:name="T281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/>
    </style:style>
    <style:style style:name="T282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 fo:language="ru" fo:country="RU"/>
    </style:style>
    <style:style style:name="T283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/>
    </style:style>
    <style:style style:name="T284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 fo:language="ru" fo:country="RU"/>
    </style:style>
    <style:style style:name="T285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/>
    </style:style>
    <style:style style:name="T286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 fo:language="ru" fo:country="RU"/>
    </style:style>
    <style:style style:name="T287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 fo:language="ru" fo:country="RU"/>
    </style:style>
    <style:style style:name="T288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 fo:language="ru" fo:country="RU"/>
    </style:style>
    <style:style style:name="T289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 fo:language="ru" fo:country="RU"/>
    </style:style>
    <style:style style:name="T290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 fo:language="ru" fo:country="RU"/>
    </style:style>
    <style:style style:name="T291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 fo:language="ru" fo:country="RU"/>
    </style:style>
    <style:style style:name="T292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 fo:language="ru" fo:country="RU"/>
    </style:style>
    <style:style style:name="T293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/>
    </style:style>
    <style:style style:name="T294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 fo:language="ru" fo:country="RU"/>
    </style:style>
    <style:style style:name="T295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 fo:language="ru" fo:country="RU"/>
    </style:style>
    <style:style style:name="T296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/>
    </style:style>
    <style:style style:name="T297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 fo:language="ru" fo:country="RU"/>
    </style:style>
    <style:style style:name="T298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/>
    </style:style>
    <style:style style:name="T299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 fo:language="ru" fo:country="RU"/>
    </style:style>
    <style:style style:name="T300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/>
    </style:style>
    <style:style style:name="T301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 fo:language="ru" fo:country="RU"/>
    </style:style>
    <style:style style:name="T302" style:parent-style-name="Основнойшрифтабзаца" style:family="text">
      <style:text-properties style:font-name="Times New Roman" style:font-name-asian="Calibri" style:font-name-complex="Calibri" fo:font-size="14pt" style:font-size-asian="14pt"/>
    </style:style>
    <style:style style:name="T303" style:parent-style-name="Основнойшрифтабзаца" style:family="text">
      <style:text-properties style:font-name="Times New Roman" style:font-name-asian="Calibri" style:font-name-complex="Calibri" fo:font-size="14pt" style:font-size-asian="14pt" fo:language="ru" fo:country="RU"/>
    </style:style>
    <style:style style:name="T304" style:parent-style-name="Основнойшрифтабзаца" style:family="text">
      <style:text-properties style:font-name="Times New Roman" style:font-name-asian="Calibri" style:font-name-complex="Calibri" fo:font-size="14pt" style:font-size-asian="14pt"/>
    </style:style>
    <style:style style:name="T305" style:parent-style-name="Основнойшрифтабзаца" style:family="text">
      <style:text-properties style:font-name="Times New Roman" style:font-name-asian="Calibri" style:font-name-complex="Calibri" fo:font-size="14pt" style:font-size-asian="14pt" fo:language="ru" fo:country="RU"/>
    </style:style>
    <style:style style:name="T306" style:parent-style-name="Основнойшрифтабзаца" style:family="text">
      <style:text-properties style:font-name="Times New Roman" style:font-name-asian="Calibri" style:font-name-complex="Calibri" fo:font-size="14pt" style:font-size-asian="14pt" fo:language="ru" fo:country="RU"/>
    </style:style>
    <style:style style:name="T307" style:parent-style-name="Основнойшрифтабзаца" style:family="text">
      <style:text-properties style:font-name="Times New Roman" style:font-name-asian="Calibri" style:font-name-complex="Calibri" fo:font-size="14pt" style:font-size-asian="14pt"/>
    </style:style>
    <style:style style:name="T308" style:parent-style-name="Основнойшрифтабзаца" style:family="text">
      <style:text-properties style:font-name="Times New Roman" style:font-name-asian="Calibri" style:font-name-complex="Calibri" fo:font-size="14pt" style:font-size-asian="14pt" fo:language="ru" fo:country="RU"/>
    </style:style>
    <style:style style:name="T309" style:parent-style-name="Основнойшрифтабзаца" style:family="text">
      <style:text-properties style:font-name="Times New Roman" style:font-name-asian="Calibri" style:font-name-complex="Calibri" fo:font-size="14pt" style:font-size-asian="14pt"/>
    </style:style>
    <style:style style:name="T310" style:parent-style-name="Основнойшрифтабзаца" style:family="text">
      <style:text-properties style:font-name="Times New Roman" style:font-name-asian="Calibri" style:font-name-complex="Calibri" fo:font-size="14pt" style:font-size-asian="14pt" fo:language="ru" fo:country="RU"/>
    </style:style>
    <style:style style:name="T311" style:parent-style-name="Основнойшрифтабзаца" style:family="text">
      <style:text-properties style:font-name="Times New Roman" style:font-name-asian="Calibri" style:font-name-complex="Calibri" fo:font-size="14pt" style:font-size-asian="14pt"/>
    </style:style>
    <style:style style:name="T312" style:parent-style-name="Основнойшрифтабзаца" style:family="text">
      <style:text-properties style:font-name="Times New Roman" style:font-name-asian="Calibri" style:font-name-complex="Calibri" fo:font-size="14pt" style:font-size-asian="14pt" fo:language="ru" fo:country="RU"/>
    </style:style>
    <style:style style:name="T313" style:parent-style-name="Основнойшрифтабзаца" style:family="text">
      <style:text-properties style:font-name="Times New Roman" style:font-name-asian="Calibri" style:font-name-complex="Calibri" fo:font-size="14pt" style:font-size-asian="14pt"/>
    </style:style>
    <style:style style:name="T314" style:parent-style-name="Основнойшрифтабзаца" style:family="text">
      <style:text-properties style:font-name="Times New Roman" style:font-name-asian="Calibri" style:font-name-complex="Calibri" fo:font-size="14pt" style:font-size-asian="14pt" fo:language="ru" fo:country="RU"/>
    </style:style>
    <style:style style:name="T315" style:parent-style-name="Основнойшрифтабзаца" style:family="text">
      <style:text-properties style:font-name="Times New Roman" style:font-name-asian="Calibri" style:font-name-complex="Calibri" fo:font-size="14pt" style:font-size-asian="14pt"/>
    </style:style>
    <style:style style:name="T316" style:parent-style-name="Основнойшрифтабзаца" style:family="text">
      <style:text-properties style:font-name="Times New Roman" style:font-name-asian="Calibri" style:font-name-complex="Calibri" fo:font-size="14pt" style:font-size-asian="14pt" fo:language="ru" fo:country="RU"/>
    </style:style>
    <style:style style:name="P317" style:parent-style-name="TableContents" style:family="paragraph">
      <style:text-properties style:font-name="Times New Roman" style:font-name-asian="Calibri" style:font-name-complex="Calibri" fo:font-size="14pt" style:font-size-asian="14pt" style:font-size-complex="14pt"/>
    </style:style>
    <style:style style:name="P318" style:parent-style-name="TableContents" style:family="paragraph">
      <style:text-properties style:font-name="Times New Roman" style:font-name-asian="Calibri" style:font-name-complex="Calibri" fo:font-size="14pt" style:font-size-asian="14pt" style:font-size-complex="14pt"/>
    </style:style>
    <style:style style:name="P319" style:parent-style-name="TableContents" style:family="paragraph">
      <style:text-properties style:font-name="Times New Roman" style:font-name-asian="Calibri" style:font-name-complex="Calibri" fo:font-size="14pt" style:font-size-asian="14pt" style:font-size-complex="14pt"/>
    </style:style>
    <style:style style:name="TableColumn321" style:family="table-column">
      <style:table-column-properties style:column-width="1.4375in" style:use-optimal-column-width="false"/>
    </style:style>
    <style:style style:name="TableColumn322" style:family="table-column">
      <style:table-column-properties style:column-width="5.2604in" style:use-optimal-column-width="false"/>
    </style:style>
    <style:style style:name="Table320" style:family="table">
      <style:table-properties style:width="6.6979in" fo:margin-left="0in" table:align="left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style:font-name="Times New Roman" style:font-name-asian="Calibri" style:font-name-complex="Calibri" fo:font-size="14pt" style:font-size-asian="14pt" style:font-size-complex="14pt"/>
    </style:style>
    <style:style style:name="TableCell3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style:font-name="Times New Roman" style:font-name-asian="Calibri" style:font-name-complex="Calibri" fo:font-size="14pt" style:font-size-asian="14pt" style:font-size-complex="14pt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style:font-name="Times New Roman" style:font-name-asian="Calibri" style:font-name-complex="Calibri" fo:font-size="14pt" style:font-size-asian="14pt" style:font-size-complex="14pt"/>
    </style:style>
    <style:style style:name="TableCell3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style:font-name="Times New Roman" style:font-name-asian="Calibri" style:font-name-complex="Calibri" fo:font-size="14pt" style:font-size-asian="14pt" style:font-size-complex="14pt" fo:language="ru" fo:country="RU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text-properties style:font-name="Times New Roman" style:font-name-asian="Calibri" style:font-name-complex="Calibri" fo:font-size="14pt" style:font-size-asian="14pt" style:font-size-complex="14pt"/>
    </style:style>
    <style:style style:name="TableCell3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style:font-name="Times New Roman" style:font-name-asian="Calibri" style:font-name-complex="Calibri" fo:font-size="14pt" style:font-size-asian="14pt" style:font-size-complex="14pt" fo:language="ru" fo:country="RU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text-properties style:font-name="Times New Roman" style:font-name-asian="Calibri" style:font-name-complex="Calibri" fo:font-size="14pt" style:font-size-asian="14pt" style:font-size-complex="14pt"/>
    </style:style>
    <style:style style:name="TableCell3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42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 fo:language="ru" fo:country="RU"/>
    </style:style>
    <style:style style:name="T343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/>
    </style:style>
    <style:style style:name="T344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 fo:language="ru" fo:country="RU"/>
    </style:style>
    <style:style style:name="T345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/>
    </style:style>
    <style:style style:name="T346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 fo:language="ru" fo:country="RU"/>
    </style:style>
    <style:style style:name="T347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/>
    </style:style>
    <style:style style:name="T348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 fo:language="ru" fo:country="RU"/>
    </style:style>
    <style:style style:name="T349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/>
    </style:style>
    <style:style style:name="T350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 fo:language="ru" fo:country="RU"/>
    </style:style>
    <style:style style:name="T351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/>
    </style:style>
    <style:style style:name="T352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 fo:language="ru" fo:country="RU"/>
    </style:style>
    <style:style style:name="T353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/>
    </style:style>
    <style:style style:name="T354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text-properties style:font-name="Times New Roman" style:font-name-asian="Calibri" style:font-name-complex="Calibri" fo:font-size="14pt" style:font-size-asian="14pt" style:font-size-complex="14pt"/>
    </style:style>
    <style:style style:name="TableCell3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59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 fo:language="ru" fo:country="RU"/>
    </style:style>
    <style:style style:name="T360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/>
    </style:style>
    <style:style style:name="T361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 fo:language="ru" fo:country="RU"/>
    </style:style>
    <style:style style:name="T362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 fo:language="ru" fo:country="RU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style:font-name="Times New Roman" style:font-name-asian="Calibri" style:font-name-complex="Calibri" fo:font-size="14pt" style:font-size-asian="14pt" style:font-size-complex="14pt"/>
    </style:style>
    <style:style style:name="TableCell3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7" style:parent-style-name="TableContents" style:family="paragraph">
      <style:text-properties style:font-name="Times New Roman" style:font-name-asian="Calibri" style:font-name-complex="Calibri" fo:font-size="14pt" style:font-size-asian="14pt" style:font-size-complex="14pt" fo:language="ru" fo:country="RU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0" style:parent-style-name="TableContents" style:family="paragraph">
      <style:text-properties style:font-name="Times New Roman" style:font-name-asian="Calibri" style:font-name-complex="Calibri" fo:font-size="14pt" style:font-size-asian="14pt" style:font-size-complex="14pt"/>
    </style:style>
    <style:style style:name="TableCell3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72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 fo:language="ru" fo:country="RU"/>
    </style:style>
    <style:style style:name="T373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6" style:parent-style-name="TableContents" style:family="paragraph">
      <style:text-properties style:font-name="Times New Roman" style:font-name-asian="Calibri" style:font-name-complex="Calibri" fo:font-size="14pt" style:font-size-asian="14pt" style:font-size-complex="14pt"/>
    </style:style>
    <style:style style:name="TableCell3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78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/>
    </style:style>
    <style:style style:name="T379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 fo:language="ru" fo:country="RU"/>
    </style:style>
    <style:style style:name="T380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 fo:language="ru" fo:country="RU"/>
    </style:style>
    <style:style style:name="T381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 fo:language="ru" fo:country="RU"/>
    </style:style>
    <style:style style:name="T382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 fo:language="ru" fo:country="RU"/>
    </style:style>
    <style:style style:name="T383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/>
    </style:style>
    <style:style style:name="T384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 fo:language="ru" fo:country="RU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7" style:parent-style-name="TableContents" style:family="paragraph">
      <style:text-properties style:font-name="Times New Roman" style:font-name-asian="Calibri" style:font-name-complex="Calibri" fo:font-size="14pt" style:font-size-asian="14pt" style:font-size-complex="14pt"/>
    </style:style>
    <style:style style:name="TableCell3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89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/>
    </style:style>
    <style:style style:name="T390" style:parent-style-name="Основнойшрифтабзаца" style:family="text">
      <style:text-properties style:font-name="Times New Roman" style:font-name-asian="Calibri" style:font-name-complex="Calibri" fo:font-size="14pt" style:font-size-asian="14pt" style:font-size-complex="14pt" fo:language="ru" fo:country="RU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text-properties style:font-name="Times New Roman" style:font-name-asian="Calibri" style:font-name-complex="Calibri" fo:font-size="14pt" style:font-size-asian="14pt" style:font-size-complex="14pt"/>
    </style:style>
    <style:style style:name="TableCell3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5" style:parent-style-name="TableContents" style:family="paragraph">
      <style:text-properties style:font-name="Times New Roman" style:font-name-asian="Calibri" style:font-name-complex="Calibri" fo:font-size="14pt" style:font-size-asian="14pt" style:font-size-complex="14pt" fo:language="ru" fo:country="RU"/>
    </style:style>
    <style:style style:name="P396" style:parent-style-name="TableContents" style:family="paragraph">
      <style:text-properties style:font-name="Times New Roman" style:font-name-asian="Calibri" style:font-name-complex="Calibri" fo:font-size="14pt" style:font-size-asian="14pt" style:font-size-complex="14pt" fo:language="ru" fo:country="RU"/>
    </style:style>
    <style:style style:name="P397" style:parent-style-name="TableContents" style:family="paragraph">
      <style:text-properties style:font-name="Times New Roman" style:font-name-asian="Calibri" style:font-name-complex="Calibri" fo:font-size="14pt" style:font-size-asian="14pt" style:font-size-complex="14pt" fo:language="ru" fo:country="RU"/>
    </style:style>
    <style:style style:name="P398" style:parent-style-name="TableContents" style:family="paragraph">
      <style:text-properties style:font-name="Times New Roman" style:font-name-asian="Calibri" style:font-name-complex="Calibri" fo:font-size="14pt" style:font-size-asian="14pt" style:font-size-complex="14pt" fo:language="ru" fo:country="RU"/>
    </style:style>
    <style:style style:name="P399" style:parent-style-name="TableContents" style:family="paragraph">
      <style:text-properties style:font-name="Times New Roman" style:font-name-asian="Calibri" style:font-name-complex="Calibri" fo:font-size="14pt" style:font-size-asian="14pt" style:font-size-complex="14pt" fo:language="ru" fo:country="RU"/>
    </style:style>
    <style:style style:name="P400" style:parent-style-name="Standarduser" style:family="paragraph">
      <style:paragraph-properties fo:line-height="100%"/>
      <style:text-properties style:font-name-complex="Times New Roman" style:font-size-complex="14pt" fo:language="ru" fo:country="RU"/>
    </style:style>
    <style:style style:name="TableColumn402" style:family="table-column">
      <style:table-column-properties style:column-width="6.693in" style:use-optimal-column-width="false"/>
    </style:style>
    <style:style style:name="Table401" style:family="table">
      <style:table-properties style:width="6.693in" fo:margin-left="0in" table:align="left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05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406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407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408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409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410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411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412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413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414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415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416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417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418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419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420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421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422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423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424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425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426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427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428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429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430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431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432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433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434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435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436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437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438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439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440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441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442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443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444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445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446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447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448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449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450" style:parent-style-name="Standarduser" style:family="paragraph">
      <style:paragraph-properties fo:line-height="100%"/>
      <style:text-properties fo:font-weight="bold" style:font-weight-asian="bold" style:font-weight-complex="bold"/>
    </style:style>
    <style:style style:name="P451" style:parent-style-name="Standarduser" style:family="paragraph">
      <style:paragraph-properties fo:line-height="100%"/>
      <style:text-properties style:font-name-complex="Times New Roman" fo:font-weight="bold" style:font-weight-asian="bold" style:font-weight-complex="bold" style:font-size-complex="14pt"/>
    </style:style>
    <style:style style:name="P452" style:parent-style-name="Standarduser" style:family="paragraph">
      <style:paragraph-properties fo:line-height="100%"/>
      <style:text-properties style:font-name-complex="Times New Roman" style:font-size-complex="14pt"/>
    </style:style>
    <style:style style:name="P453" style:parent-style-name="Standarduser" style:family="paragraph">
      <style:paragraph-properties fo:line-height="100%"/>
    </style:style>
    <style:style style:name="T454" style:parent-style-name="Основнойшрифтабзаца" style:family="text">
      <style:text-properties style:font-name-complex="Times New Roman" style:font-size-complex="14pt"/>
    </style:style>
    <style:style style:name="T455" style:parent-style-name="Основнойшрифтабзаца" style:family="text">
      <style:text-properties style:font-name-complex="Times New Roman" style:font-size-complex="14pt" fo:language="ru" fo:country="RU"/>
    </style:style>
    <style:style style:name="T456" style:parent-style-name="Основнойшрифтабзаца" style:family="text">
      <style:text-properties style:font-name-complex="Times New Roman" style:font-size-complex="14pt"/>
    </style:style>
    <style:style style:name="T457" style:parent-style-name="Основнойшрифтабзаца" style:family="text">
      <style:text-properties style:font-name-complex="Times New Roman" style:font-size-complex="14pt" fo:language="ru" fo:country="RU"/>
    </style:style>
    <style:style style:name="T458" style:parent-style-name="Основнойшрифтабзаца" style:family="text">
      <style:text-properties style:font-name-complex="Times New Roman" style:font-size-complex="14pt"/>
    </style:style>
    <style:style style:name="T459" style:parent-style-name="Основнойшрифтабзаца" style:family="text">
      <style:text-properties style:font-name-complex="Times New Roman" style:font-size-complex="14pt" fo:language="ru" fo:country="RU"/>
    </style:style>
    <style:style style:name="T460" style:parent-style-name="Основнойшрифтабзаца" style:family="text">
      <style:text-properties style:font-name-complex="Times New Roman" style:font-size-complex="14pt"/>
    </style:style>
    <style:style style:name="T461" style:parent-style-name="Основнойшрифтабзаца" style:family="text">
      <style:text-properties style:font-name-complex="Times New Roman" style:font-size-complex="14pt" fo:language="ru" fo:country="RU"/>
    </style:style>
    <style:style style:name="T462" style:parent-style-name="Основнойшрифтабзаца" style:family="text">
      <style:text-properties style:font-name-complex="Times New Roman" style:font-size-complex="14pt"/>
    </style:style>
    <style:style style:name="T463" style:parent-style-name="Основнойшрифтабзаца" style:family="text">
      <style:text-properties style:font-name-complex="Times New Roman" style:font-size-complex="14pt" fo:language="ru" fo:country="RU"/>
    </style:style>
    <style:style style:name="T464" style:parent-style-name="Основнойшрифтабзаца" style:family="text">
      <style:text-properties style:font-name-complex="Times New Roman" style:font-size-complex="14pt"/>
    </style:style>
    <style:style style:name="T465" style:parent-style-name="Основнойшрифтабзаца" style:family="text">
      <style:text-properties style:font-name-complex="Times New Roman" style:font-size-complex="14pt" fo:language="ru" fo:country="RU"/>
    </style:style>
    <style:style style:name="T466" style:parent-style-name="Основнойшрифтабзаца" style:family="text">
      <style:text-properties style:font-name-complex="Times New Roman" style:font-size-complex="14pt"/>
    </style:style>
    <style:style style:name="T467" style:parent-style-name="Основнойшрифтабзаца" style:family="text">
      <style:text-properties style:font-name-complex="Times New Roman" style:font-size-complex="14pt" fo:language="ru" fo:country="RU"/>
    </style:style>
    <style:style style:name="T468" style:parent-style-name="Основнойшрифтабзаца" style:family="text">
      <style:text-properties style:font-name-complex="Times New Roman" style:font-size-complex="14pt"/>
    </style:style>
    <style:style style:name="T469" style:parent-style-name="Основнойшрифтабзаца" style:family="text">
      <style:text-properties style:font-name-complex="Times New Roman" style:font-size-complex="14pt" fo:language="ru" fo:country="RU"/>
    </style:style>
    <style:style style:name="T470" style:parent-style-name="Основнойшрифтабзаца" style:family="text">
      <style:text-properties style:font-name-complex="Times New Roman" style:font-size-complex="14pt" fo:language="ru" fo:country="RU"/>
    </style:style>
    <style:style style:name="T471" style:parent-style-name="Основнойшрифтабзаца" style:family="text">
      <style:text-properties style:font-name-complex="Times New Roman" style:font-size-complex="14pt" fo:language="ru" fo:country="RU"/>
    </style:style>
    <style:style style:name="T472" style:parent-style-name="Основнойшрифтабзаца" style:family="text">
      <style:text-properties style:font-name-complex="Times New Roman" style:font-size-complex="14pt" fo:language="ru" fo:country="RU"/>
    </style:style>
    <style:style style:name="T473" style:parent-style-name="Основнойшрифтабзаца" style:family="text">
      <style:text-properties style:font-name-complex="Times New Roman" style:font-size-complex="14pt"/>
    </style:style>
    <style:style style:name="T474" style:parent-style-name="Основнойшрифтабзаца" style:family="text">
      <style:text-properties style:font-name-complex="Times New Roman" style:font-size-complex="14pt" fo:language="ru" fo:country="RU"/>
    </style:style>
    <style:style style:name="T475" style:parent-style-name="Основнойшрифтабзаца" style:family="text">
      <style:text-properties style:font-name-complex="Times New Roman" style:font-size-complex="14pt" fo:language="ru" fo:country="RU"/>
    </style:style>
    <style:style style:name="T476" style:parent-style-name="Основнойшрифтабзаца" style:family="text">
      <style:text-properties style:font-name-complex="Times New Roman" style:font-size-complex="14pt"/>
    </style:style>
    <style:style style:name="P477" style:parent-style-name="Standarduser" style:family="paragraph">
      <style:paragraph-properties fo:line-height="100%"/>
      <style:text-properties style:font-name-complex="Times New Roman" style:font-size-complex="14pt"/>
    </style:style>
    <style:style style:name="P478" style:parent-style-name="Standarduser" style:family="paragraph">
      <style:paragraph-properties fo:line-height="100%"/>
      <style:text-properties style:font-name-complex="Times New Roman" style:font-size-complex="14pt"/>
    </style:style>
    <style:style style:name="TableColumn480" style:family="table-column">
      <style:table-column-properties style:column-width="2.5625in" style:use-optimal-column-width="false"/>
    </style:style>
    <style:style style:name="TableColumn481" style:family="table-column">
      <style:table-column-properties style:column-width="4.1354in" style:use-optimal-column-width="false"/>
    </style:style>
    <style:style style:name="Table479" style:family="table">
      <style:table-properties style:width="6.6979in" fo:margin-left="0in" table:align="left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4" style:parent-style-name="TableContents" style:family="paragraph">
      <style:text-properties style:font-name="Times New Roman" style:font-name-asian="Calibri" style:font-name-complex="Times New Roman" fo:color="#000000" fo:font-size="14pt" style:font-size-asian="14pt" style:font-size-complex="14pt"/>
    </style:style>
    <style:style style:name="TableCell48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86" style:parent-style-name="TableContents" style:family="paragraph">
      <style:text-properties style:font-name="Times New Roman" style:font-name-asian="Calibri" style:font-name-complex="Times New Roman" fo:color="#000000" fo:font-size="14pt" style:font-size-asian="14pt" style:font-size-complex="14pt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text-properties style:font-name="Times New Roman" style:font-name-asian="Calibri" style:font-name-complex="Times New Roman" fo:color="#000000" fo:font-size="14pt" style:font-size-asian="14pt" style:font-size-complex="14pt"/>
    </style:style>
    <style:style style:name="TableCell4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91" style:parent-style-name="Основнойшрифтабзаца" style:family="text">
      <style:text-properties style:font-name="Times New Roman" style:font-name-asian="Calibri" style:font-name-complex="Times New Roman" fo:color="#000000" fo:font-size="14pt" style:font-size-asian="14pt" style:font-size-complex="14pt" fo:language="ru" fo:country="RU"/>
    </style:style>
    <style:style style:name="T492" style:parent-style-name="Основнойшрифтабзаца" style:family="text">
      <style:text-properties style:font-name="Times New Roman" style:font-name-asian="Calibri" style:font-name-complex="Times New Roman" fo:color="#000000" fo:font-size="14pt" style:font-size-asian="14pt" style:font-size-complex="14pt"/>
    </style:style>
    <style:style style:name="T493" style:parent-style-name="Основнойшрифтабзаца" style:family="text">
      <style:text-properties style:font-name="Times New Roman" style:font-name-asian="Calibri" style:font-name-complex="Times New Roman" fo:color="#000000" fo:font-size="14pt" style:font-size-asian="14pt" style:font-size-complex="14pt" fo:language="ru" fo:country="RU"/>
    </style:style>
    <style:style style:name="T494" style:parent-style-name="Основнойшрифтабзаца" style:family="text">
      <style:text-properties style:font-name="Times New Roman" style:font-name-asian="Calibri" style:font-name-complex="Times New Roman" fo:color="#000000" fo:font-size="14pt" style:font-size-asian="14pt" style:font-size-complex="14pt" fo:language="ru" fo:country="RU"/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7" style:parent-style-name="TableContents" style:family="paragraph">
      <style:text-properties style:font-name="Times New Roman" style:font-name-asian="Calibri" style:font-name-complex="Times New Roman" fo:color="#000000" fo:font-size="14pt" style:font-size-asian="14pt" style:font-size-complex="14pt"/>
    </style:style>
    <style:style style:name="TableCell4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99" style:parent-style-name="Основнойшрифтабзаца" style:family="text">
      <style:text-properties style:font-name="Times New Roman" style:font-name-asian="Calibri" style:font-name-complex="Times New Roman" fo:color="#000000" fo:font-size="14pt" style:font-size-asian="14pt" style:font-size-complex="14pt" fo:language="ru" fo:country="RU"/>
    </style:style>
    <style:style style:name="T500" style:parent-style-name="Основнойшрифтабзаца" style:family="text">
      <style:text-properties style:font-name="Times New Roman" style:font-name-asian="Calibri" style:font-name-complex="Times New Roman" fo:color="#000000" fo:font-size="14pt" style:font-size-asian="14pt" style:font-size-complex="14pt"/>
    </style:style>
    <style:style style:name="T501" style:parent-style-name="Основнойшрифтабзаца" style:family="text">
      <style:text-properties style:font-name="Times New Roman" style:font-name-asian="Calibri" style:font-name-complex="Times New Roman" fo:color="#000000" fo:font-size="14pt" style:font-size-asian="14pt" style:font-size-complex="14pt" fo:language="ru" fo:country="RU"/>
    </style:style>
    <style:style style:name="TableRow502" style:family="table-row">
      <style:table-row-properties style:use-optimal-row-height="false"/>
    </style:style>
    <style:style style:name="TableCell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4" style:parent-style-name="TableContents" style:family="paragraph">
      <style:text-properties style:font-name="Times New Roman" style:font-name-asian="Calibri" style:font-name-complex="Times New Roman" fo:color="#000000" fo:font-size="14pt" style:font-size-asian="14pt" style:font-size-complex="14pt"/>
    </style:style>
    <style:style style:name="TableCell5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06" style:parent-style-name="Основнойшрифтабзаца" style:family="text">
      <style:text-properties style:font-name="Times New Roman" style:font-name-asian="Calibri" style:font-name-complex="Times New Roman" fo:color="#000000" fo:font-size="14pt" style:font-size-asian="14pt" style:font-size-complex="14pt" fo:language="ru" fo:country="RU"/>
    </style:style>
    <style:style style:name="T507" style:parent-style-name="Основнойшрифтабзаца" style:family="text">
      <style:text-properties style:font-name="Times New Roman" style:font-name-asian="Calibri" style:font-name-complex="Times New Roman" fo:color="#000000" fo:font-size="14pt" style:font-size-asian="14pt" style:font-size-complex="14pt" fo:language="ru" fo:country="RU"/>
    </style:style>
    <style:style style:name="T508" style:parent-style-name="Основнойшрифтабзаца" style:family="text">
      <style:text-properties style:font-name="Times New Roman" style:font-name-asian="Calibri" style:font-name-complex="Times New Roman" fo:color="#000000" fo:font-size="14pt" style:font-size-asian="14pt" style:font-size-complex="14pt"/>
    </style:style>
    <style:style style:name="T509" style:parent-style-name="SourceText" style:family="text">
      <style:text-properties style:font-name="Times New Roman" fo:color="#000000" fo:language="ru" fo:country="RU"/>
    </style:style>
    <style:style style:name="T510" style:parent-style-name="SourceText" style:family="text">
      <style:text-properties style:font-name="Times New Roman" fo:color="#000000"/>
    </style:style>
    <style:style style:name="T511" style:parent-style-name="Основнойшрифтабзаца" style:family="text">
      <style:text-properties style:font-name="Times New Roman" style:font-name-asian="Calibri" style:font-name-complex="Times New Roman" fo:color="#000000" fo:font-size="14pt" style:font-size-asian="14pt" style:font-size-complex="14pt" fo:language="ru" fo:country="RU"/>
    </style:style>
    <style:style style:name="T512" style:parent-style-name="Основнойшрифтабзаца" style:family="text">
      <style:text-properties style:font-name="Times New Roman" style:font-name-asian="Calibri" style:font-name-complex="Times New Roman" fo:color="#000000" fo:font-size="14pt" style:font-size-asian="14pt" style:font-size-complex="14pt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5" style:parent-style-name="TableContents" style:family="paragraph">
      <style:text-properties style:font-name="Times New Roman" style:font-name-asian="Calibri" style:font-name-complex="Times New Roman" fo:color="#000000" fo:font-size="14pt" style:font-size-asian="14pt" style:font-size-complex="14pt"/>
    </style:style>
    <style:style style:name="TableCell5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7" style:parent-style-name="TableContents" style:family="paragraph">
      <style:text-properties style:font-name="Times New Roman" style:font-name-asian="Calibri" style:font-name-complex="Times New Roman" fo:color="#000000" fo:font-size="14pt" style:font-size-asian="14pt" style:font-size-complex="14pt" fo:language="ru" fo:country="RU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0" style:parent-style-name="TableContents" style:family="paragraph">
      <style:text-properties style:font-name="Times New Roman" style:font-name-asian="Calibri" style:font-name-complex="Times New Roman" fo:color="#000000" fo:font-size="14pt" style:font-size-asian="14pt" style:font-size-complex="14pt"/>
    </style:style>
    <style:style style:name="TableCell5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2" style:parent-style-name="TableContents" style:family="paragraph">
      <style:text-properties style:font-name="Times New Roman" style:font-name-asian="Calibri" style:font-name-complex="Times New Roman" fo:color="#000000" fo:font-size="14pt" style:font-size-asian="14pt" style:font-size-complex="14pt" fo:language="ru" fo:country="RU"/>
    </style:style>
    <style:style style:name="TableRow523" style:family="table-row">
      <style:table-row-properties style:use-optimal-row-height="false"/>
    </style:style>
    <style:style style:name="TableCell5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5" style:parent-style-name="TableContents" style:family="paragraph">
      <style:text-properties style:font-name="Times New Roman" style:font-name-asian="Calibri" style:font-name-complex="Times New Roman" fo:color="#000000" fo:font-size="14pt" style:font-size-asian="14pt" style:font-size-complex="14pt"/>
    </style:style>
    <style:style style:name="TableCell5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27" style:parent-style-name="Основнойшрифтабзаца" style:family="text">
      <style:text-properties style:font-name="Times New Roman" style:font-name-asian="Calibri" style:font-name-complex="Times New Roman" fo:color="#000000" fo:font-size="14pt" style:font-size-asian="14pt" style:font-size-complex="14pt" fo:language="ru" fo:country="RU"/>
    </style:style>
    <style:style style:name="T528" style:parent-style-name="Основнойшрифтабзаца" style:family="text">
      <style:text-properties style:font-name="Times New Roman" style:font-name-asian="Calibri" style:font-name-complex="Times New Roman" fo:color="#000000" fo:font-size="14pt" style:font-size-asian="14pt" style:font-size-complex="14pt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31" style:parent-style-name="Основнойшрифтабзаца" style:family="text">
      <style:text-properties style:font-name="Times New Roman" style:font-name-asian="Calibri" style:font-name-complex="Times New Roman" fo:color="#000000" fo:font-size="14pt" style:font-size-asian="14pt" style:font-size-complex="14pt"/>
    </style:style>
    <style:style style:name="T532" style:parent-style-name="Основнойшрифтабзаца" style:family="text">
      <style:text-properties style:font-name="Times New Roman" style:font-name-asian="Calibri" style:font-name-complex="Times New Roman" fo:color="#000000" fo:font-size="14pt" style:font-size-asian="14pt" style:font-size-complex="14pt" fo:language="ru" fo:country="RU"/>
    </style:style>
    <style:style style:name="T533" style:parent-style-name="Основнойшрифтабзаца" style:family="text">
      <style:text-properties style:font-name="Times New Roman" style:font-name-asian="Calibri" style:font-name-complex="Times New Roman" fo:color="#000000" fo:font-size="14pt" style:font-size-asian="14pt" style:font-size-complex="14pt" fo:language="ru" fo:country="RU"/>
    </style:style>
    <style:style style:name="TableCell5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5" style:parent-style-name="TableContents" style:family="paragraph">
      <style:text-properties style:font-name="Times New Roman" style:font-name-asian="Calibri" style:font-name-complex="Times New Roman" fo:color="#000000" fo:font-size="14pt" style:font-size-asian="14pt" style:font-size-complex="14pt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8" style:parent-style-name="TableContents" style:family="paragraph">
      <style:text-properties style:font-name="Times New Roman" style:font-name-asian="Calibri" style:font-name-complex="Times New Roman" fo:color="#000000" fo:font-size="14pt" style:font-size-asian="14pt" style:font-size-complex="14pt"/>
    </style:style>
    <style:style style:name="TableCell5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0" style:parent-style-name="TableContents" style:family="paragraph">
      <style:text-properties style:font-name="Times New Roman" style:font-name-asian="Calibri" style:font-name-complex="Times New Roman" fo:color="#000000" fo:font-size="14pt" style:font-size-asian="14pt" style:font-size-complex="14pt" fo:language="ru" fo:country="RU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3" style:parent-style-name="TableContents" style:family="paragraph">
      <style:text-properties style:font-name="Times New Roman" style:font-name-asian="Calibri" style:font-name-complex="Times New Roman" fo:color="#000000" fo:font-size="14pt" style:font-size-asian="14pt" style:font-size-complex="14pt"/>
    </style:style>
    <style:style style:name="TableCell5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5" style:parent-style-name="TableContents" style:family="paragraph">
      <style:text-properties style:font-name="Times New Roman" style:font-name-asian="Calibri" style:font-name-complex="Times New Roman" fo:color="#000000" fo:font-size="14pt" style:font-size-asian="14pt" style:font-size-complex="14pt" fo:language="ru" fo:country="RU"/>
    </style:style>
    <style:style style:name="TableRow546" style:family="table-row">
      <style:table-row-properties style:use-optimal-row-height="false"/>
    </style:style>
    <style:style style:name="TableCell5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8" style:parent-style-name="TableContents" style:family="paragraph">
      <style:text-properties style:font-name="Times New Roman" style:font-name-asian="Calibri" style:font-name-complex="Times New Roman" fo:color="#000000" fo:font-size="14pt" style:font-size-asian="14pt" style:font-size-complex="14pt"/>
    </style:style>
    <style:style style:name="TableCell5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0" style:parent-style-name="TableContents" style:family="paragraph">
      <style:text-properties style:font-name="Times New Roman" style:font-name-asian="Calibri" style:font-name-complex="Times New Roman" fo:color="#000000" fo:font-size="14pt" style:font-size-asian="14pt" style:font-size-complex="14pt" fo:language="ru" fo:country="RU"/>
    </style:style>
    <style:style style:name="TableRow551" style:family="table-row">
      <style:table-row-properties style:use-optimal-row-height="false"/>
    </style:style>
    <style:style style:name="TableCell5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3" style:parent-style-name="TableContents" style:family="paragraph">
      <style:text-properties style:font-name="Times New Roman" style:font-name-asian="Calibri" style:font-name-complex="Times New Roman" fo:color="#000000" fo:font-size="14pt" style:font-size-asian="14pt" style:font-size-complex="14pt"/>
    </style:style>
    <style:style style:name="TableCell5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55" style:parent-style-name="Основнойшрифтабзаца" style:family="text">
      <style:text-properties style:font-name="Times New Roman" style:font-name-asian="Calibri" style:font-name-complex="Times New Roman" fo:color="#000000" fo:font-size="14pt" style:font-size-asian="14pt" style:font-size-complex="14pt" fo:language="ru" fo:country="RU"/>
    </style:style>
    <style:style style:name="T556" style:parent-style-name="Основнойшрифтабзаца" style:family="text">
      <style:text-properties style:font-name="Times New Roman" style:font-name-asian="Calibri" style:font-name-complex="Times New Roman" fo:color="#000000" fo:font-size="14pt" style:font-size-asian="14pt" style:font-size-complex="14pt"/>
    </style:style>
    <style:style style:name="T557" style:parent-style-name="SourceText" style:family="text">
      <style:text-properties style:font-name="Times New Roman" fo:color="#000000"/>
    </style:style>
    <style:style style:name="T558" style:parent-style-name="Основнойшрифтабзаца" style:family="text">
      <style:text-properties style:font-name="Times New Roman" style:font-name-asian="Calibri" style:font-name-complex="Times New Roman" fo:color="#000000" fo:font-size="14pt" style:font-size-asian="14pt" style:font-size-complex="14pt"/>
    </style:style>
    <style:style style:name="T559" style:parent-style-name="Основнойшрифтабзаца" style:family="text">
      <style:text-properties style:font-name="Times New Roman" style:font-name-asian="Calibri" style:font-name-complex="Times New Roman" fo:color="#000000" fo:font-size="14pt" style:font-size-asian="14pt" style:font-size-complex="14pt" fo:language="ru" fo:country="RU"/>
    </style:style>
    <style:style style:name="T560" style:parent-style-name="Основнойшрифтабзаца" style:family="text">
      <style:text-properties style:font-name="Times New Roman" style:font-name-asian="Calibri" style:font-name-complex="Times New Roman" fo:color="#000000" fo:font-size="14pt" style:font-size-asian="14pt" style:font-size-complex="14pt"/>
    </style:style>
    <style:style style:name="T561" style:parent-style-name="SourceText" style:family="text">
      <style:text-properties style:font-name="Times New Roman" fo:color="#000000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64" style:parent-style-name="Основнойшрифтабзаца" style:family="text">
      <style:text-properties style:font-name="Times New Roman" style:font-name-asian="Calibri" style:font-name-complex="Times New Roman" fo:color="#000000" fo:font-size="14pt" style:font-size-asian="14pt" style:font-size-complex="14pt"/>
    </style:style>
    <style:style style:name="T565" style:parent-style-name="Основнойшрифтабзаца" style:family="text">
      <style:text-properties style:font-name="Times New Roman" style:font-name-asian="Calibri" style:font-name-complex="Times New Roman" fo:color="#000000" fo:font-size="14pt" style:font-size-asian="14pt" style:font-size-complex="14pt" fo:language="ru" fo:country="RU"/>
    </style:style>
    <style:style style:name="TableCell5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7" style:parent-style-name="TableContents" style:family="paragraph">
      <style:text-properties style:font-name="Times New Roman" style:font-name-asian="Calibri" style:font-name-complex="Times New Roman" fo:color="#000000" fo:font-size="14pt" style:font-size-asian="14pt" style:font-size-complex="14pt" fo:language="ru" fo:country="RU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0" style:parent-style-name="TableContents" style:family="paragraph">
      <style:text-properties style:font-name="Times New Roman" style:font-name-asian="Calibri" style:font-name-complex="Times New Roman" fo:color="#000000" fo:font-size="14pt" style:font-size-asian="14pt" style:font-size-complex="14pt"/>
    </style:style>
    <style:style style:name="TableCell5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2" style:parent-style-name="TableContents" style:family="paragraph">
      <style:text-properties style:font-name="Times New Roman" style:font-name-asian="Calibri" style:font-name-complex="Times New Roman" fo:color="#000000" fo:font-size="14pt" style:font-size-asian="14pt" style:font-size-complex="14pt" fo:language="ru" fo:country="RU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5" style:parent-style-name="TableContents" style:family="paragraph">
      <style:text-properties style:font-name="Times New Roman" style:font-name-asian="Calibri" style:font-name-complex="Times New Roman" fo:color="#000000" fo:font-size="14pt" style:font-size-asian="14pt" style:font-size-complex="14pt"/>
    </style:style>
    <style:style style:name="TableCell5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7" style:parent-style-name="TableContents" style:family="paragraph">
      <style:text-properties style:font-name="Times New Roman" style:font-name-asian="Calibri" style:font-name-complex="Times New Roman" fo:color="#000000" fo:font-size="14pt" style:font-size-asian="14pt" style:font-size-complex="14pt" fo:language="ru" fo:country="RU"/>
    </style:style>
    <style:style style:name="TableRow578" style:family="table-row">
      <style:table-row-properties style:use-optimal-row-height="false"/>
    </style:style>
    <style:style style:name="TableCell5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0" style:parent-style-name="TableContents" style:family="paragraph">
      <style:text-properties style:font-name="Times New Roman" style:font-name-asian="Calibri" style:font-name-complex="Times New Roman" fo:color="#000000" fo:font-size="14pt" style:font-size-asian="14pt" style:font-size-complex="14pt"/>
    </style:style>
    <style:style style:name="TableCell5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82" style:parent-style-name="Основнойшрифтабзаца" style:family="text">
      <style:text-properties style:font-name="Times New Roman" style:font-name-asian="Calibri" style:font-name-complex="Times New Roman" fo:color="#000000" fo:font-size="14pt" style:font-size-asian="14pt" style:font-size-complex="14pt" fo:language="ru" fo:country="RU"/>
    </style:style>
    <style:style style:name="T583" style:parent-style-name="Основнойшрифтабзаца" style:family="text">
      <style:text-properties style:font-name="Times New Roman" style:font-name-asian="Calibri" style:font-name-complex="Times New Roman" fo:color="#000000" fo:font-size="14pt" style:font-size-asian="14pt" style:font-size-complex="14pt"/>
    </style:style>
    <style:style style:name="TableRow584" style:family="table-row">
      <style:table-row-properties style:use-optimal-row-height="false"/>
    </style:style>
    <style:style style:name="TableCell5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6" style:parent-style-name="TableContents" style:family="paragraph">
      <style:text-properties style:font-name="Times New Roman" style:font-name-asian="Calibri" style:font-name-complex="Times New Roman" fo:color="#000000" fo:font-size="14pt" style:font-size-asian="14pt" style:font-size-complex="14pt"/>
    </style:style>
    <style:style style:name="TableCell5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8" style:parent-style-name="TableContents" style:family="paragraph">
      <style:text-properties style:font-name="Times New Roman" style:font-name-asian="Calibri" style:font-name-complex="Times New Roman" fo:color="#000000" fo:font-size="14pt" style:font-size-asian="14pt" style:font-size-complex="14pt" fo:language="ru" fo:country="RU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1" style:parent-style-name="TableContents" style:family="paragraph">
      <style:text-properties style:font-name="Times New Roman" style:font-name-asian="Calibri" style:font-name-complex="Times New Roman" fo:color="#000000" fo:font-size="14pt" style:font-size-asian="14pt" style:font-size-complex="14pt"/>
    </style:style>
    <style:style style:name="TableCell5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3" style:parent-style-name="TableContents" style:family="paragraph">
      <style:text-properties style:font-name="Times New Roman" style:font-name-asian="Calibri" style:font-name-complex="Times New Roman" fo:color="#000000" fo:font-size="14pt" style:font-size-asian="14pt" style:font-size-complex="14pt" fo:language="ru" fo:country="RU"/>
    </style:style>
    <style:style style:name="TableRow594" style:family="table-row">
      <style:table-row-properties style:use-optimal-row-height="false"/>
    </style:style>
    <style:style style:name="TableCell5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6" style:parent-style-name="TableContents" style:family="paragraph">
      <style:text-properties style:font-name="Times New Roman" style:font-name-asian="Calibri" style:font-name-complex="Times New Roman" fo:color="#000000" fo:font-size="14pt" style:font-size-asian="14pt" style:font-size-complex="14pt"/>
    </style:style>
    <style:style style:name="TableCell5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8" style:parent-style-name="TableContents" style:family="paragraph">
      <style:text-properties style:font-name="Times New Roman" style:font-name-asian="Calibri" style:font-name-complex="Times New Roman" fo:color="#000000" fo:font-size="14pt" style:font-size-asian="14pt" style:font-size-complex="14pt"/>
    </style:style>
    <style:style style:name="TableRow599" style:family="table-row">
      <style:table-row-properties style:use-optimal-row-height="false"/>
    </style:style>
    <style:style style:name="TableCell6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01" style:parent-style-name="Основнойшрифтабзаца" style:family="text">
      <style:text-properties style:font-name="Times New Roman" style:font-name-asian="Calibri" style:font-name-complex="Times New Roman" fo:color="#000000" fo:font-size="14pt" style:font-size-asian="14pt" style:font-size-complex="14pt"/>
    </style:style>
    <style:style style:name="T602" style:parent-style-name="Основнойшрифтабзаца" style:family="text">
      <style:text-properties style:font-name="Times New Roman" style:font-name-asian="Calibri" style:font-name-complex="Times New Roman" fo:color="#000000" fo:font-size="14pt" style:font-size-asian="14pt" style:font-size-complex="14pt" fo:language="ru" fo:country="RU"/>
    </style:style>
    <style:style style:name="T603" style:parent-style-name="Основнойшрифтабзаца" style:family="text">
      <style:text-properties style:font-name="Times New Roman" style:font-name-asian="Calibri" style:font-name-complex="Times New Roman" fo:color="#000000" fo:font-size="14pt" style:font-size-asian="14pt" style:font-size-complex="14pt" fo:language="ru" fo:country="RU"/>
    </style:style>
    <style:style style:name="TableCell6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5" style:parent-style-name="TableContents" style:family="paragraph">
      <style:text-properties style:font-name="Times New Roman" style:font-name-asian="Calibri" style:font-name-complex="Times New Roman" fo:color="#000000" fo:font-size="14pt" style:font-size-asian="14pt" style:font-size-complex="14pt" fo:language="ru" fo:country="RU"/>
    </style:style>
    <style:style style:name="TableRow606" style:family="table-row">
      <style:table-row-properties style:use-optimal-row-height="false"/>
    </style:style>
    <style:style style:name="TableCell6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8" style:parent-style-name="TableContents" style:family="paragraph">
      <style:text-properties style:font-name="Times New Roman" style:font-name-asian="Calibri" style:font-name-complex="Times New Roman" fo:color="#000000" fo:font-size="14pt" style:font-size-asian="14pt" style:font-size-complex="14pt"/>
    </style:style>
    <style:style style:name="TableCell6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10" style:parent-style-name="Основнойшрифтабзаца" style:family="text">
      <style:text-properties style:font-name="Times New Roman" style:font-name-asian="Calibri" style:font-name-complex="Times New Roman" fo:color="#000000" fo:font-size="14pt" style:font-size-asian="14pt" style:font-size-complex="14pt" fo:language="ru" fo:country="RU"/>
    </style:style>
    <style:style style:name="T611" style:parent-style-name="Основнойшрифтабзаца" style:family="text">
      <style:text-properties style:font-name="Times New Roman" style:font-name-asian="Calibri" style:font-name-complex="Times New Roman" fo:color="#000000" fo:font-size="14pt" style:font-size-asian="14pt" style:font-size-complex="14pt"/>
    </style:style>
    <style:style style:name="T612" style:parent-style-name="Основнойшрифтабзаца" style:family="text">
      <style:text-properties style:font-name="Times New Roman" style:font-name-asian="Calibri" style:font-name-complex="Times New Roman" fo:color="#000000" fo:font-size="14pt" style:font-size-asian="14pt" style:font-size-complex="14pt" fo:language="ru" fo:country="RU"/>
    </style:style>
    <style:style style:name="TableRow613" style:family="table-row">
      <style:table-row-properties style:use-optimal-row-height="false"/>
    </style:style>
    <style:style style:name="TableCell6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5" style:parent-style-name="TableContents" style:family="paragraph">
      <style:text-properties style:font-name="Times New Roman" style:font-name-asian="Calibri" style:font-name-complex="Times New Roman" fo:color="#000000" fo:font-size="14pt" style:font-size-asian="14pt" style:font-size-complex="14pt"/>
    </style:style>
    <style:style style:name="TableCell6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7" style:parent-style-name="TableContents" style:family="paragraph">
      <style:text-properties style:font-name="Times New Roman" style:font-name-asian="Calibri" style:font-name-complex="Times New Roman" fo:color="#000000" fo:font-size="14pt" style:font-size-asian="14pt" style:font-size-complex="14pt" fo:language="ru" fo:country="RU"/>
    </style:style>
    <style:style style:name="P618" style:parent-style-name="Standarduser" style:family="paragraph">
      <style:paragraph-properties fo:line-height="100%"/>
      <style:text-properties style:font-name-complex="Times New Roman" style:font-size-complex="14pt" fo:language="ru" fo:country="RU"/>
    </style:style>
    <style:style style:name="P619" style:parent-style-name="Standarduser" style:family="paragraph">
      <style:paragraph-properties fo:line-height="100%"/>
      <style:text-properties style:font-name-complex="Times New Roman" style:font-size-complex="14pt" fo:language="ru" fo:country="RU"/>
    </style:style>
    <style:style style:name="P620" style:parent-style-name="Standarduser" style:family="paragraph">
      <style:paragraph-properties fo:line-height="100%"/>
      <style:text-properties style:font-name-complex="Times New Roman" style:font-size-complex="14pt" fo:language="ru" fo:country="RU"/>
    </style:style>
    <style:style style:name="P621" style:parent-style-name="Standarduser" style:family="paragraph">
      <style:paragraph-properties fo:line-height="100%"/>
      <style:text-properties style:font-name-complex="Times New Roman" style:font-size-complex="14pt" fo:language="ru" fo:country="RU"/>
    </style:style>
    <style:style style:name="P622" style:parent-style-name="Standarduser" style:family="paragraph">
      <style:paragraph-properties fo:line-height="100%"/>
      <style:text-properties style:font-name-complex="Times New Roman" style:font-size-complex="14pt"/>
    </style:style>
    <style:style style:name="TableColumn624" style:family="table-column">
      <style:table-column-properties style:column-width="6.693in" style:use-optimal-column-width="false"/>
    </style:style>
    <style:style style:name="Table623" style:family="table">
      <style:table-properties style:width="6.693in" fo:margin-left="0in" table:align="left"/>
    </style:style>
    <style:style style:name="TableRow625" style:family="table-row">
      <style:table-row-properties style:use-optimal-row-height="false"/>
    </style:style>
    <style:style style:name="TableCell6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27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628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629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630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631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632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633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634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635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636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637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638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639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640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641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642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643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644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645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646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647" style:parent-style-name="Standarduser" style:family="paragraph">
      <style:paragraph-properties fo:line-height="100%"/>
      <style:text-properties style:font-name-complex="Times New Roman" fo:font-weight="bold" style:font-weight-asian="bold" style:font-weight-complex="bold" style:font-size-complex="14pt"/>
    </style:style>
    <style:style style:name="P648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  <style:text-properties style:font-name-complex="Times New Roman" fo:font-weight="bold" style:font-weight-asian="bold" style:font-weight-complex="bold" style:font-size-complex="14pt"/>
    </style:style>
    <style:style style:name="P649" style:parent-style-name="Standarduser" style:list-style-name="LFO12" style:family="paragraph">
      <style:paragraph-properties fo:line-height="100%" fo:margin-left="0.5909in" fo:text-indent="-0.1972in">
        <style:tab-stops>
          <style:tab-stop style:type="left" style:position="-0.7784in"/>
          <style:tab-stop style:type="left" style:position="-0.6638in"/>
        </style:tab-stops>
      </style:paragraph-properties>
      <style:text-properties style:font-name-complex="Times New Roman" style:font-size-complex="14pt"/>
    </style:style>
    <style:style style:name="P650" style:parent-style-name="Standarduser" style:list-style-name="LFO12" style:family="paragraph">
      <style:paragraph-properties fo:line-height="100%" fo:margin-left="0.5909in" fo:text-indent="-0.1972in">
        <style:tab-stops>
          <style:tab-stop style:type="left" style:position="-0.7784in"/>
          <style:tab-stop style:type="left" style:position="-0.6638in"/>
        </style:tab-stops>
      </style:paragraph-properties>
      <style:text-properties style:font-name-complex="Times New Roman" style:font-size-complex="14pt"/>
    </style:style>
    <style:style style:name="P651" style:parent-style-name="Standarduser" style:list-style-name="LFO12" style:family="paragraph">
      <style:paragraph-properties fo:line-height="100%" fo:margin-left="0.5909in" fo:text-indent="-0.1972in">
        <style:tab-stops>
          <style:tab-stop style:type="left" style:position="-0.7784in"/>
          <style:tab-stop style:type="left" style:position="-0.6638in"/>
        </style:tab-stops>
      </style:paragraph-properties>
      <style:text-properties style:font-name-complex="Times New Roman" style:font-size-complex="14pt"/>
    </style:style>
    <style:style style:name="P652" style:parent-style-name="Standarduser" style:list-style-name="LFO12" style:family="paragraph">
      <style:paragraph-properties fo:line-height="100%" fo:margin-left="0.5909in" fo:text-indent="-0.1972in">
        <style:tab-stops>
          <style:tab-stop style:type="left" style:position="-0.7784in"/>
          <style:tab-stop style:type="left" style:position="-0.6638in"/>
        </style:tab-stops>
      </style:paragraph-properties>
      <style:text-properties style:font-name-complex="Times New Roman" style:font-size-complex="14pt"/>
    </style:style>
    <style:style style:name="P653" style:parent-style-name="Standarduser" style:list-style-name="LFO12" style:family="paragraph">
      <style:paragraph-properties fo:line-height="100%" fo:margin-left="0.5909in" fo:text-indent="-0.1972in">
        <style:tab-stops>
          <style:tab-stop style:type="left" style:position="-0.7784in"/>
          <style:tab-stop style:type="left" style:position="-0.6638in"/>
        </style:tab-stops>
      </style:paragraph-properties>
      <style:text-properties style:font-name-complex="Times New Roman" style:font-size-complex="14pt"/>
    </style:style>
    <style:style style:name="P654" style:parent-style-name="Standarduser" style:list-style-name="LFO12" style:family="paragraph">
      <style:paragraph-properties fo:line-height="100%" fo:margin-left="0.5909in" fo:text-indent="-0.1972in">
        <style:tab-stops>
          <style:tab-stop style:type="left" style:position="-0.7784in"/>
          <style:tab-stop style:type="left" style:position="-0.6638in"/>
        </style:tab-stops>
      </style:paragraph-properties>
      <style:text-properties style:font-name-complex="Times New Roman" style:font-size-complex="14pt"/>
    </style:style>
    <style:style style:name="P655" style:parent-style-name="Standarduser" style:list-style-name="LFO12" style:family="paragraph">
      <style:paragraph-properties fo:line-height="100%" fo:margin-left="0.5909in" fo:text-indent="-0.1972in">
        <style:tab-stops>
          <style:tab-stop style:type="left" style:position="-0.7784in"/>
          <style:tab-stop style:type="left" style:position="-0.6638in"/>
        </style:tab-stops>
      </style:paragraph-properties>
      <style:text-properties style:font-name-complex="Times New Roman" style:font-size-complex="14pt"/>
    </style:style>
    <style:style style:name="P656" style:parent-style-name="Standarduser" style:list-style-name="LFO12" style:family="paragraph">
      <style:paragraph-properties fo:line-height="100%" fo:margin-left="0.5909in" fo:text-indent="-0.1972in">
        <style:tab-stops>
          <style:tab-stop style:type="left" style:position="-0.7784in"/>
          <style:tab-stop style:type="left" style:position="-0.6638in"/>
        </style:tab-stops>
      </style:paragraph-properties>
      <style:text-properties style:font-name-complex="Times New Roman" style:font-size-complex="14pt"/>
    </style:style>
    <style:style style:name="P657" style:parent-style-name="Standarduser" style:list-style-name="LFO12" style:family="paragraph">
      <style:paragraph-properties fo:line-height="100%" fo:margin-left="0.5909in" fo:text-indent="-0.1972in">
        <style:tab-stops>
          <style:tab-stop style:type="left" style:position="-0.7784in"/>
          <style:tab-stop style:type="left" style:position="-0.6638in"/>
        </style:tab-stops>
      </style:paragraph-properties>
      <style:text-properties style:font-name-complex="Times New Roman" style:font-size-complex="14pt"/>
    </style:style>
    <style:style style:name="P658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  <style:text-properties style:font-name-complex="Times New Roman" style:font-size-complex="14pt"/>
    </style:style>
    <style:style style:name="P659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  <style:text-properties style:font-name-complex="Times New Roman" style:font-size-complex="14pt"/>
    </style:style>
    <style:style style:name="P660" style:parent-style-name="Standarduser" style:list-style-name="LFO13" style:family="paragraph">
      <style:paragraph-properties fo:line-height="100%" fo:margin-left="0.5909in" fo:text-indent="-0.1972in">
        <style:tab-stops>
          <style:tab-stop style:type="left" style:position="-0.7784in"/>
          <style:tab-stop style:type="left" style:position="-0.6638in"/>
        </style:tab-stops>
      </style:paragraph-properties>
      <style:text-properties style:font-name-complex="Times New Roman" style:font-size-complex="14pt"/>
    </style:style>
    <style:style style:name="P661" style:parent-style-name="Standarduser" style:list-style-name="LFO13" style:family="paragraph">
      <style:paragraph-properties fo:line-height="100%" fo:margin-left="0.5909in" fo:text-indent="-0.1972in">
        <style:tab-stops>
          <style:tab-stop style:type="left" style:position="-0.7784in"/>
          <style:tab-stop style:type="left" style:position="-0.6638in"/>
        </style:tab-stops>
      </style:paragraph-properties>
      <style:text-properties style:font-name-complex="Times New Roman" style:font-size-complex="14pt"/>
    </style:style>
    <style:style style:name="P662" style:parent-style-name="Standarduser" style:list-style-name="LFO13" style:family="paragraph">
      <style:paragraph-properties fo:line-height="100%" fo:margin-left="0.5909in" fo:text-indent="-0.1972in">
        <style:tab-stops>
          <style:tab-stop style:type="left" style:position="-0.7784in"/>
          <style:tab-stop style:type="left" style:position="-0.6638in"/>
        </style:tab-stops>
      </style:paragraph-properties>
      <style:text-properties style:font-name-complex="Times New Roman" style:font-size-complex="14pt"/>
    </style:style>
    <style:style style:name="P663" style:parent-style-name="Standarduser" style:list-style-name="LFO13" style:family="paragraph">
      <style:paragraph-properties fo:line-height="100%" fo:margin-left="0.5909in" fo:text-indent="-0.1972in">
        <style:tab-stops>
          <style:tab-stop style:type="left" style:position="-0.7784in"/>
          <style:tab-stop style:type="left" style:position="-0.6638in"/>
        </style:tab-stops>
      </style:paragraph-properties>
      <style:text-properties style:font-name-complex="Times New Roman" style:font-size-complex="14pt"/>
    </style:style>
    <style:style style:name="P664" style:parent-style-name="Standarduser" style:list-style-name="LFO13" style:family="paragraph">
      <style:paragraph-properties fo:line-height="100%" fo:margin-left="0.5909in" fo:text-indent="-0.1972in">
        <style:tab-stops>
          <style:tab-stop style:type="left" style:position="-0.7784in"/>
          <style:tab-stop style:type="left" style:position="-0.6638in"/>
        </style:tab-stops>
      </style:paragraph-properties>
      <style:text-properties style:font-name-complex="Times New Roman" style:font-size-complex="14pt"/>
    </style:style>
    <style:style style:name="P665" style:parent-style-name="Standarduser" style:list-style-name="LFO13" style:family="paragraph">
      <style:paragraph-properties fo:line-height="100%" fo:margin-left="0.5909in" fo:text-indent="-0.1972in">
        <style:tab-stops>
          <style:tab-stop style:type="left" style:position="-0.7784in"/>
          <style:tab-stop style:type="left" style:position="-0.6638in"/>
        </style:tab-stops>
      </style:paragraph-properties>
      <style:text-properties style:font-name-complex="Times New Roman" style:font-size-complex="14pt"/>
    </style:style>
    <style:style style:name="P666" style:parent-style-name="Standarduser" style:list-style-name="LFO13" style:family="paragraph">
      <style:paragraph-properties fo:line-height="100%" fo:margin-left="0.5909in" fo:text-indent="-0.1972in">
        <style:tab-stops>
          <style:tab-stop style:type="left" style:position="-0.7784in"/>
          <style:tab-stop style:type="left" style:position="-0.6638in"/>
        </style:tab-stops>
      </style:paragraph-properties>
      <style:text-properties style:font-name-complex="Times New Roman" style:font-size-complex="14pt"/>
    </style:style>
    <style:style style:name="P667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  <style:text-properties style:font-name-complex="Times New Roman" style:font-size-complex="14pt"/>
    </style:style>
    <style:style style:name="P668" style:parent-style-name="Standarduser" style:list-style-name="LFO14" style:family="paragraph">
      <style:paragraph-properties fo:line-height="100%" fo:margin-left="0.5909in" fo:text-indent="-0.1972in">
        <style:tab-stops>
          <style:tab-stop style:type="left" style:position="-0.7784in"/>
          <style:tab-stop style:type="left" style:position="-0.6638in"/>
        </style:tab-stops>
      </style:paragraph-properties>
      <style:text-properties style:font-name-complex="Times New Roman" style:font-size-complex="14pt"/>
    </style:style>
    <style:style style:name="P669" style:parent-style-name="Standarduser" style:list-style-name="LFO14" style:family="paragraph">
      <style:paragraph-properties fo:line-height="100%" fo:margin-left="0.5909in" fo:text-indent="-0.1972in">
        <style:tab-stops>
          <style:tab-stop style:type="left" style:position="-0.7784in"/>
          <style:tab-stop style:type="left" style:position="-0.6638in"/>
        </style:tab-stops>
      </style:paragraph-properties>
      <style:text-properties style:font-name-complex="Times New Roman" style:font-size-complex="14pt"/>
    </style:style>
    <style:style style:name="P670" style:parent-style-name="Standarduser" style:list-style-name="LFO14" style:family="paragraph">
      <style:paragraph-properties fo:line-height="100%" fo:margin-left="0.5909in" fo:text-indent="-0.1972in">
        <style:tab-stops>
          <style:tab-stop style:type="left" style:position="-0.7784in"/>
          <style:tab-stop style:type="left" style:position="-0.6638in"/>
        </style:tab-stops>
      </style:paragraph-properties>
      <style:text-properties style:font-name-complex="Times New Roman" style:font-size-complex="14pt"/>
    </style:style>
    <style:style style:name="P671" style:parent-style-name="Standarduser" style:list-style-name="LFO14" style:family="paragraph">
      <style:paragraph-properties fo:line-height="100%" fo:margin-left="0.5909in" fo:text-indent="-0.1972in">
        <style:tab-stops>
          <style:tab-stop style:type="left" style:position="-0.7784in"/>
          <style:tab-stop style:type="left" style:position="-0.6638in"/>
        </style:tab-stops>
      </style:paragraph-properties>
      <style:text-properties style:font-name-complex="Times New Roman" style:font-size-complex="14pt"/>
    </style:style>
    <style:style style:name="P672" style:parent-style-name="Standarduser" style:list-style-name="LFO14" style:family="paragraph">
      <style:paragraph-properties fo:line-height="100%" fo:margin-left="0.5909in" fo:text-indent="-0.1972in">
        <style:tab-stops>
          <style:tab-stop style:type="left" style:position="-0.7784in"/>
          <style:tab-stop style:type="left" style:position="-0.6638in"/>
        </style:tab-stops>
      </style:paragraph-properties>
      <style:text-properties style:font-name-complex="Times New Roman" style:font-size-complex="14pt"/>
    </style:style>
    <style:style style:name="P673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  <style:text-properties style:font-name-complex="Times New Roman" fo:font-weight="bold" style:font-weight-asian="bold" style:font-weight-complex="bold" style:font-size-complex="14pt"/>
    </style:style>
    <style:style style:name="P674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  <style:text-properties style:font-name-complex="Times New Roman" style:font-size-complex="14pt" fo:language="ru" fo:country="RU"/>
    </style:style>
    <style:style style:name="P675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  <style:text-properties style:font-name-complex="Times New Roman" style:font-size-complex="14pt" fo:language="ru" fo:country="RU"/>
    </style:style>
    <style:style style:name="P676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  <style:text-properties style:font-name-complex="Times New Roman" fo:font-weight="bold" style:font-weight-asian="bold" style:font-weight-complex="bold" style:font-size-complex="14pt" fo:language="ru" fo:country="RU"/>
    </style:style>
    <style:style style:name="P677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  <style:text-properties style:font-name-complex="Times New Roman" style:font-size-complex="14pt"/>
    </style:style>
    <style:style style:name="TableColumn679" style:family="table-column">
      <style:table-column-properties style:column-width="6.693in" style:use-optimal-column-width="false"/>
    </style:style>
    <style:style style:name="Table678" style:family="table">
      <style:table-properties style:width="6.693in" fo:margin-left="0in" table:align="left"/>
    </style:style>
    <style:style style:name="TableRow680" style:family="table-row">
      <style:table-row-properties style:use-optimal-row-height="false"/>
    </style:style>
    <style:style style:name="TableCell68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82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683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684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685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686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687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688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689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690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691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692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693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694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695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696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697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698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699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700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701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702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703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704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705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706" style:parent-style-name="TableContents" style:family="paragraph">
      <style:text-properties style:font-name="Times New Roman" style:font-name-asian="Calibri" style:font-name-complex="Calibri" fo:font-size="14pt" style:font-size-asian="14pt"/>
    </style:style>
    <style:style style:name="P707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  <style:text-properties style:font-name-complex="Times New Roman" fo:font-weight="bold" style:font-weight-asian="bold" style:font-weight-complex="bold" style:font-size-complex="14pt"/>
    </style:style>
    <style:style style:name="P708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  <style:text-properties style:font-name-complex="Times New Roman" fo:font-weight="bold" style:font-weight-asian="bold" style:font-weight-complex="bold" style:font-size-complex="14pt"/>
    </style:style>
    <style:style style:name="P709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  <style:text-properties style:font-name-complex="Times New Roman" style:font-size-complex="14pt"/>
    </style:style>
    <style:style style:name="P710" style:parent-style-name="Standarduser" style:list-style-name="LFO15" style:family="paragraph">
      <style:paragraph-properties fo:line-height="100%" fo:margin-left="0.5909in" fo:text-indent="-0.1972in">
        <style:tab-stops>
          <style:tab-stop style:type="left" style:position="-0.7784in"/>
          <style:tab-stop style:type="left" style:position="-0.6638in"/>
        </style:tab-stops>
      </style:paragraph-properties>
      <style:text-properties style:font-name-complex="Times New Roman" style:font-size-complex="14pt"/>
    </style:style>
    <style:style style:name="P711" style:parent-style-name="Standarduser" style:list-style-name="LFO15" style:family="paragraph">
      <style:paragraph-properties fo:line-height="100%" fo:margin-left="0.5909in" fo:text-indent="-0.1972in">
        <style:tab-stops>
          <style:tab-stop style:type="left" style:position="-0.7784in"/>
          <style:tab-stop style:type="left" style:position="-0.6638in"/>
        </style:tab-stops>
      </style:paragraph-properties>
    </style:style>
    <style:style style:name="T712" style:parent-style-name="Основнойшрифтабзаца" style:family="text">
      <style:text-properties style:font-name-complex="Times New Roman" style:font-size-complex="14pt" fo:language="ru" fo:country="RU"/>
    </style:style>
    <style:style style:name="T713" style:parent-style-name="Основнойшрифтабзаца" style:family="text">
      <style:text-properties style:font-name-complex="Times New Roman" style:font-size-complex="14pt"/>
    </style:style>
    <style:style style:name="T714" style:parent-style-name="Основнойшрифтабзаца" style:family="text">
      <style:text-properties style:font-name-complex="Times New Roman" style:font-size-complex="14pt" fo:language="ru" fo:country="RU"/>
    </style:style>
    <style:style style:name="P715" style:parent-style-name="Standarduser" style:list-style-name="LFO15" style:family="paragraph">
      <style:paragraph-properties fo:line-height="100%" fo:margin-left="0.5909in" fo:text-indent="-0.1972in">
        <style:tab-stops>
          <style:tab-stop style:type="left" style:position="-0.7784in"/>
          <style:tab-stop style:type="left" style:position="-0.6638in"/>
        </style:tab-stops>
      </style:paragraph-properties>
      <style:text-properties style:font-name-complex="Times New Roman" style:font-size-complex="14pt" fo:language="ru" fo:country="RU"/>
    </style:style>
    <style:style style:name="P716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  <style:text-properties style:font-name-complex="Times New Roman" style:font-size-complex="14pt" fo:language="ru" fo:country="RU"/>
    </style:style>
    <style:style style:name="P717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  <style:text-properties style:font-name-complex="Times New Roman" style:font-size-complex="14pt" fo:language="ru" fo:country="RU"/>
    </style:style>
    <style:style style:name="P718" style:parent-style-name="Standarduser" style:list-style-name="LFO16" style:family="paragraph">
      <style:paragraph-properties fo:line-height="100%" fo:margin-left="0.5909in" fo:text-indent="-0.1972in">
        <style:tab-stops>
          <style:tab-stop style:type="left" style:position="-0.7784in"/>
          <style:tab-stop style:type="left" style:position="-0.6638in"/>
        </style:tab-stops>
      </style:paragraph-properties>
      <style:text-properties style:font-name-complex="Times New Roman" style:font-size-complex="14pt" fo:language="ru" fo:country="RU"/>
    </style:style>
    <style:style style:name="P719" style:parent-style-name="Standarduser" style:list-style-name="LFO16" style:family="paragraph">
      <style:paragraph-properties fo:line-height="100%" fo:margin-left="0.5909in" fo:text-indent="-0.1972in">
        <style:tab-stops>
          <style:tab-stop style:type="left" style:position="-0.7784in"/>
          <style:tab-stop style:type="left" style:position="-0.6638in"/>
        </style:tab-stops>
      </style:paragraph-properties>
      <style:text-properties style:font-name-complex="Times New Roman" style:font-size-complex="14pt" fo:language="ru" fo:country="RU"/>
    </style:style>
    <style:style style:name="P720" style:parent-style-name="Standarduser" style:list-style-name="LFO16" style:family="paragraph">
      <style:paragraph-properties fo:line-height="100%" fo:margin-left="0.5909in" fo:text-indent="-0.1972in">
        <style:tab-stops>
          <style:tab-stop style:type="left" style:position="-0.7784in"/>
          <style:tab-stop style:type="left" style:position="-0.6638in"/>
        </style:tab-stops>
      </style:paragraph-properties>
      <style:text-properties style:font-name-complex="Times New Roman" style:font-size-complex="14pt" fo:language="ru" fo:country="RU"/>
    </style:style>
    <style:style style:name="P721" style:parent-style-name="Standarduser" style:list-style-name="LFO16" style:family="paragraph">
      <style:paragraph-properties fo:line-height="100%" fo:margin-left="0.5909in" fo:text-indent="-0.1972in">
        <style:tab-stops>
          <style:tab-stop style:type="left" style:position="-0.7784in"/>
          <style:tab-stop style:type="left" style:position="-0.6638in"/>
        </style:tab-stops>
      </style:paragraph-properties>
      <style:text-properties style:font-name-complex="Times New Roman" style:font-size-complex="14pt" fo:language="ru" fo:country="RU"/>
    </style:style>
    <style:style style:name="P722" style:parent-style-name="Standarduser" style:list-style-name="LFO16" style:family="paragraph">
      <style:paragraph-properties fo:line-height="100%" fo:margin-left="0.5909in" fo:text-indent="-0.1972in">
        <style:tab-stops>
          <style:tab-stop style:type="left" style:position="-0.7784in"/>
          <style:tab-stop style:type="left" style:position="-0.6638in"/>
        </style:tab-stops>
      </style:paragraph-properties>
    </style:style>
    <style:style style:name="T723" style:parent-style-name="Основнойшрифтабзаца" style:family="text">
      <style:text-properties style:font-name-complex="Times New Roman" style:font-size-complex="14pt" fo:language="ru" fo:country="RU"/>
    </style:style>
    <style:style style:name="T724" style:parent-style-name="Основнойшрифтабзаца" style:family="text">
      <style:text-properties style:font-name-complex="Times New Roman" style:font-size-complex="14pt"/>
    </style:style>
    <style:style style:name="T725" style:parent-style-name="Основнойшрифтабзаца" style:family="text">
      <style:text-properties style:font-name-complex="Times New Roman" style:font-size-complex="14pt" fo:language="ru" fo:country="RU"/>
    </style:style>
    <style:style style:name="T726" style:parent-style-name="Основнойшрифтабзаца" style:family="text">
      <style:text-properties style:font-name-complex="Times New Roman" style:font-size-complex="14pt"/>
    </style:style>
    <style:style style:name="T727" style:parent-style-name="Основнойшрифтабзаца" style:family="text">
      <style:text-properties style:font-name-complex="Times New Roman" style:font-size-complex="14pt" fo:language="ru" fo:country="RU"/>
    </style:style>
    <style:style style:name="P728" style:parent-style-name="Standarduser" style:list-style-name="LFO16" style:family="paragraph">
      <style:paragraph-properties fo:line-height="100%" fo:margin-left="0.5909in" fo:text-indent="-0.1972in">
        <style:tab-stops>
          <style:tab-stop style:type="left" style:position="-0.7784in"/>
          <style:tab-stop style:type="left" style:position="-0.6638in"/>
        </style:tab-stops>
      </style:paragraph-properties>
      <style:text-properties style:font-name-complex="Times New Roman" style:font-size-complex="14pt" fo:language="ru" fo:country="RU"/>
    </style:style>
    <style:style style:name="P729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  <style:text-properties style:font-name-complex="Times New Roman" style:font-size-complex="14pt" fo:language="ru" fo:country="RU"/>
    </style:style>
    <style:style style:name="P730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  <style:text-properties style:font-name-complex="Times New Roman" style:font-size-complex="14pt" fo:language="ru" fo:country="RU"/>
    </style:style>
    <style:style style:name="P731" style:parent-style-name="Standarduser" style:list-style-name="LFO17" style:family="paragraph">
      <style:paragraph-properties fo:line-height="100%" fo:margin-left="0.5909in" fo:text-indent="-0.1972in">
        <style:tab-stops>
          <style:tab-stop style:type="left" style:position="-0.7784in"/>
          <style:tab-stop style:type="left" style:position="-0.6638in"/>
        </style:tab-stops>
      </style:paragraph-properties>
      <style:text-properties style:font-name-complex="Times New Roman" style:font-size-complex="14pt" fo:language="ru" fo:country="RU"/>
    </style:style>
    <style:style style:name="P732" style:parent-style-name="Standarduser" style:list-style-name="LFO17" style:family="paragraph">
      <style:paragraph-properties fo:line-height="100%" fo:margin-left="0.5909in" fo:text-indent="-0.1972in">
        <style:tab-stops>
          <style:tab-stop style:type="left" style:position="-0.7784in"/>
          <style:tab-stop style:type="left" style:position="-0.6638in"/>
        </style:tab-stops>
      </style:paragraph-properties>
      <style:text-properties style:font-name-complex="Times New Roman" style:font-size-complex="14pt" fo:language="ru" fo:country="RU"/>
    </style:style>
    <style:style style:name="P733" style:parent-style-name="Standarduser" style:list-style-name="LFO17" style:family="paragraph">
      <style:paragraph-properties fo:line-height="100%" fo:margin-left="0.5909in" fo:text-indent="-0.1972in">
        <style:tab-stops>
          <style:tab-stop style:type="left" style:position="-0.7784in"/>
          <style:tab-stop style:type="left" style:position="-0.6638in"/>
        </style:tab-stops>
      </style:paragraph-properties>
      <style:text-properties style:font-name-complex="Times New Roman" style:font-size-complex="14pt"/>
    </style:style>
    <style:style style:name="P734" style:parent-style-name="Standarduser" style:list-style-name="LFO17" style:family="paragraph">
      <style:paragraph-properties fo:line-height="100%" fo:margin-left="0.5909in" fo:text-indent="-0.1972in">
        <style:tab-stops>
          <style:tab-stop style:type="left" style:position="-0.7784in"/>
          <style:tab-stop style:type="left" style:position="-0.6638in"/>
        </style:tab-stops>
      </style:paragraph-properties>
      <style:text-properties style:font-name-complex="Times New Roman" style:font-size-complex="14pt"/>
    </style:style>
    <style:style style:name="P735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  <style:text-properties style:font-name-complex="Times New Roman" style:font-size-complex="14pt"/>
    </style:style>
    <style:style style:name="P736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  <style:text-properties style:font-name-complex="Times New Roman" style:font-size-complex="14pt"/>
    </style:style>
    <style:style style:name="TableColumn738" style:family="table-column">
      <style:table-column-properties style:column-width="1.75in" style:use-optimal-column-width="false"/>
    </style:style>
    <style:style style:name="TableColumn739" style:family="table-column">
      <style:table-column-properties style:column-width="4.9479in" style:use-optimal-column-width="false"/>
    </style:style>
    <style:style style:name="Table737" style:family="table">
      <style:table-properties style:width="6.6979in" fo:margin-left="0in" table:align="left"/>
    </style:style>
    <style:style style:name="TableRow740" style:family="table-row">
      <style:table-row-properties style:use-optimal-row-height="false"/>
    </style:style>
    <style:style style:name="TableCell7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2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TableCell74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44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TableRow745" style:family="table-row">
      <style:table-row-properties style:use-optimal-row-height="false"/>
    </style:style>
    <style:style style:name="TableCell7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7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TableCell7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9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TableRow750" style:family="table-row">
      <style:table-row-properties style:use-optimal-row-height="false"/>
    </style:style>
    <style:style style:name="TableCell7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2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TableCell7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4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TableRow755" style:family="table-row">
      <style:table-row-properties style:use-optimal-row-height="false"/>
    </style:style>
    <style:style style:name="TableCell7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7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TableCell7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9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TableRow760" style:family="table-row">
      <style:table-row-properties style:use-optimal-row-height="false"/>
    </style:style>
    <style:style style:name="TableCell7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2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TableCell7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4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TableRow765" style:family="table-row">
      <style:table-row-properties style:use-optimal-row-height="false"/>
    </style:style>
    <style:style style:name="TableCell7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7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TableCell7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9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TableRow770" style:family="table-row">
      <style:table-row-properties style:use-optimal-row-height="false"/>
    </style:style>
    <style:style style:name="TableCell7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2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TableCell7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4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TableRow775" style:family="table-row">
      <style:table-row-properties style:use-optimal-row-height="false"/>
    </style:style>
    <style:style style:name="TableCell7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7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TableCell7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9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TableRow780" style:family="table-row">
      <style:table-row-properties style:use-optimal-row-height="false"/>
    </style:style>
    <style:style style:name="TableCell7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2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TableCell7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4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TableRow785" style:family="table-row">
      <style:table-row-properties style:use-optimal-row-height="false"/>
    </style:style>
    <style:style style:name="TableCell7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7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TableCell7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9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TableRow790" style:family="table-row">
      <style:table-row-properties style:use-optimal-row-height="false"/>
    </style:style>
    <style:style style:name="TableCell7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2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TableCell7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4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TableRow795" style:family="table-row">
      <style:table-row-properties style:use-optimal-row-height="false"/>
    </style:style>
    <style:style style:name="TableCell7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7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TableCell7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99" style:parent-style-name="Основнойшрифтабзаца" style:family="text">
      <style:text-properties style:font-name="Times New Roman" style:font-name-asian="Calibri" style:font-name-complex="Times New Roman" fo:font-size="14pt" style:font-size-asian="14pt" style:font-size-complex="14pt" fo:language="ru" fo:country="RU"/>
    </style:style>
    <style:style style:name="T800" style:parent-style-name="Основнойшрифтабзаца" style:family="text">
      <style:text-properties style:font-name="Times New Roman" style:font-name-asian="Calibri" style:font-name-complex="Times New Roman" fo:font-size="14pt" style:font-size-asian="14pt" style:font-size-complex="14pt" fo:language="ru" fo:country="RU"/>
    </style:style>
    <style:style style:name="T801" style:parent-style-name="Основнойшрифтабзаца" style:family="text">
      <style:text-properties style:font-name="Times New Roman" style:font-name-asian="Calibri" style:font-name-complex="Times New Roman" fo:font-size="14pt" style:font-size-asian="14pt" style:font-size-complex="14pt"/>
    </style:style>
    <style:style style:name="T802" style:parent-style-name="Основнойшрифтабзаца" style:family="text">
      <style:text-properties style:font-name="Times New Roman" style:font-name-asian="Calibri" style:font-name-complex="Times New Roman" fo:font-size="14pt" style:font-size-asian="14pt" style:font-size-complex="14pt" fo:language="ru" fo:country="RU"/>
    </style:style>
    <style:style style:name="T803" style:parent-style-name="Основнойшрифтабзаца" style:family="text">
      <style:text-properties style:font-name="Times New Roman" style:font-name-asian="Calibri" style:font-name-complex="Times New Roman" fo:font-size="14pt" style:font-size-asian="14pt" style:font-size-complex="14pt"/>
    </style:style>
    <style:style style:name="T804" style:parent-style-name="Основнойшрифтабзаца" style:family="text">
      <style:text-properties style:font-name="Times New Roman" style:font-name-asian="Calibri" style:font-name-complex="Times New Roman" fo:font-size="14pt" style:font-size-asian="14pt" style:font-size-complex="14pt" fo:language="ru" fo:country="RU"/>
    </style:style>
    <style:style style:name="TableRow805" style:family="table-row">
      <style:table-row-properties style:use-optimal-row-height="false"/>
    </style:style>
    <style:style style:name="TableCell8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7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TableCell8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9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TableRow810" style:family="table-row">
      <style:table-row-properties style:use-optimal-row-height="false"/>
    </style:style>
    <style:style style:name="TableCell8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2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TableCell8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4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TableRow815" style:family="table-row">
      <style:table-row-properties style:use-optimal-row-height="false"/>
    </style:style>
    <style:style style:name="TableCell8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7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TableCell8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9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TableRow820" style:family="table-row">
      <style:table-row-properties style:use-optimal-row-height="false"/>
    </style:style>
    <style:style style:name="TableCell8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2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TableCell8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4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TableRow825" style:family="table-row">
      <style:table-row-properties style:use-optimal-row-height="false"/>
    </style:style>
    <style:style style:name="TableCell8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7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TableCell8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9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TableRow830" style:family="table-row">
      <style:table-row-properties style:use-optimal-row-height="false"/>
    </style:style>
    <style:style style:name="TableCell8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2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TableCell8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4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 fo:language="ru" fo:country="RU"/>
    </style:style>
    <style:style style:name="TableRow835" style:family="table-row">
      <style:table-row-properties style:use-optimal-row-height="false"/>
    </style:style>
    <style:style style:name="TableCell8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7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TableCell8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9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840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  <style:text-properties style:font-name-complex="Times New Roman" style:font-size-complex="14pt"/>
    </style:style>
    <style:style style:name="P841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  <style:text-properties style:font-name-complex="Times New Roman" style:font-size-complex="14pt"/>
    </style:style>
    <style:style style:name="P842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  <style:text-properties style:font-name-complex="Times New Roman" style:font-size-complex="14pt" fo:language="ru" fo:country="RU"/>
    </style:style>
    <style:style style:name="P843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  <style:text-properties style:font-name-complex="Times New Roman" style:font-size-complex="14pt" fo:language="ru" fo:country="RU"/>
    </style:style>
    <style:style style:name="P844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  <style:text-properties style:font-name-complex="Times New Roman" style:font-size-complex="14pt"/>
    </style:style>
    <style:style style:name="TableColumn846" style:family="table-column">
      <style:table-column-properties style:column-width="6.693in" style:use-optimal-column-width="false"/>
    </style:style>
    <style:style style:name="Table845" style:family="table">
      <style:table-properties style:width="6.693in" fo:margin-left="0in" table:align="left"/>
    </style:style>
    <style:style style:name="TableRow847" style:family="table-row">
      <style:table-row-properties style:use-optimal-row-height="false"/>
    </style:style>
    <style:style style:name="TableCell84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49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850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851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852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853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854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855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856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857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858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859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860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861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862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863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864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865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866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867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868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869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870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871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872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873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874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875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876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877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878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879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880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881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882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  <style:text-properties style:font-name-complex="Times New Roman" fo:font-weight="bold" style:font-weight-asian="bold" style:font-weight-complex="bold" style:font-size-complex="14pt"/>
    </style:style>
    <style:style style:name="P883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  <style:text-properties style:font-name-complex="Times New Roman" style:font-size-complex="14pt"/>
    </style:style>
    <style:style style:name="TableColumn885" style:family="table-column">
      <style:table-column-properties style:column-width="6.693in" style:use-optimal-column-width="false"/>
    </style:style>
    <style:style style:name="Table884" style:family="table">
      <style:table-properties style:width="6.693in" fo:margin-left="0in" table:align="left"/>
    </style:style>
    <style:style style:name="TableRow886" style:family="table-row">
      <style:table-row-properties style:use-optimal-row-height="false"/>
    </style:style>
    <style:style style:name="TableCell88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88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889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890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891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892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893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894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895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896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897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898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899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900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901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902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903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904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905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906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907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908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909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910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  <style:text-properties style:font-name-complex="Times New Roman" style:font-size-complex="14pt"/>
    </style:style>
    <style:style style:name="P911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  <style:text-properties style:font-name-complex="Times New Roman" fo:font-weight="bold" style:font-weight-asian="bold" style:font-weight-complex="bold" style:font-size-complex="14pt"/>
    </style:style>
    <style:style style:name="P912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  <style:text-properties style:font-name-complex="Times New Roman" style:font-size-complex="14pt"/>
    </style:style>
    <style:style style:name="P913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  <style:text-properties style:font-name-complex="Times New Roman" style:font-size-complex="14pt"/>
    </style:style>
    <style:style style:name="P914" style:parent-style-name="Standarduser" style:family="paragraph">
      <style:paragraph-properties fo:line-height="100%" fo:margin-left="0.5909in" fo:text-indent="-0.1972in">
        <style:tab-stops>
          <style:tab-stop style:type="left" style:position="-0.7784in"/>
          <style:tab-stop style:type="left" style:position="-0.6638in"/>
        </style:tab-stops>
      </style:paragraph-properties>
    </style:style>
    <style:style style:name="T915" style:parent-style-name="Основнойшрифтабзаца" style:family="text">
      <style:text-properties style:font-name-complex="Times New Roman" style:font-size-complex="14pt"/>
    </style:style>
    <style:style style:name="T916" style:parent-style-name="Основнойшрифтабзаца" style:family="text">
      <style:text-properties style:font-name-complex="Times New Roman" style:font-size-complex="14pt" fo:language="ru" fo:country="RU"/>
    </style:style>
    <style:style style:name="T917" style:parent-style-name="Основнойшрифтабзаца" style:family="text">
      <style:text-properties style:font-name-complex="Times New Roman" style:font-size-complex="14pt"/>
    </style:style>
    <style:style style:name="T918" style:parent-style-name="Основнойшрифтабзаца" style:family="text">
      <style:text-properties style:font-name-complex="Times New Roman" style:font-size-complex="14pt" fo:language="ru" fo:country="RU"/>
    </style:style>
    <style:style style:name="T919" style:parent-style-name="Основнойшрифтабзаца" style:family="text">
      <style:text-properties style:font-name-complex="Times New Roman" style:font-size-complex="14pt"/>
    </style:style>
    <style:style style:name="T920" style:parent-style-name="Основнойшрифтабзаца" style:family="text">
      <style:text-properties style:font-name-complex="Times New Roman" style:font-size-complex="14pt" fo:language="ru" fo:country="RU"/>
    </style:style>
    <style:style style:name="T921" style:parent-style-name="Основнойшрифтабзаца" style:family="text">
      <style:text-properties style:font-name-complex="Times New Roman" style:font-size-complex="14pt"/>
    </style:style>
    <style:style style:name="T922" style:parent-style-name="Основнойшрифтабзаца" style:family="text">
      <style:text-properties style:font-name-complex="Times New Roman" style:font-size-complex="14pt" fo:language="ru" fo:country="RU"/>
    </style:style>
    <style:style style:name="P923" style:parent-style-name="Standarduser" style:family="paragraph">
      <style:paragraph-properties fo:line-height="100%" fo:margin-left="0.5909in" fo:text-indent="-0.1972in">
        <style:tab-stops>
          <style:tab-stop style:type="left" style:position="-0.7784in"/>
          <style:tab-stop style:type="left" style:position="-0.6638in"/>
        </style:tab-stops>
      </style:paragraph-properties>
      <style:text-properties style:font-name-complex="Times New Roman" style:font-size-complex="14pt" fo:language="ru" fo:country="RU"/>
    </style:style>
    <style:style style:name="P924" style:parent-style-name="Standarduser" style:family="paragraph">
      <style:paragraph-properties fo:line-height="100%" fo:margin-left="0.5909in" fo:text-indent="-0.1972in">
        <style:tab-stops>
          <style:tab-stop style:type="left" style:position="-0.7784in"/>
          <style:tab-stop style:type="left" style:position="-0.6638in"/>
        </style:tab-stops>
      </style:paragraph-properties>
    </style:style>
    <style:style style:name="T925" style:parent-style-name="Основнойшрифтабзаца" style:family="text">
      <style:text-properties style:font-name-complex="Times New Roman" style:font-size-complex="14pt" fo:language="ru" fo:country="RU"/>
    </style:style>
    <style:style style:name="T926" style:parent-style-name="Основнойшрифтабзаца" style:family="text">
      <style:text-properties style:font-name-complex="Times New Roman" style:font-size-complex="14pt" fo:language="ru" fo:country="RU"/>
    </style:style>
    <style:style style:name="T927" style:parent-style-name="Основнойшрифтабзаца" style:family="text">
      <style:text-properties style:font-name-complex="Times New Roman" style:font-size-complex="14pt" fo:language="ru" fo:country="RU"/>
    </style:style>
    <style:style style:name="T928" style:parent-style-name="Основнойшрифтабзаца" style:family="text">
      <style:text-properties style:font-name-complex="Times New Roman" style:font-size-complex="14pt" fo:language="ru" fo:country="RU"/>
    </style:style>
    <style:style style:name="T929" style:parent-style-name="Основнойшрифтабзаца" style:family="text">
      <style:text-properties style:font-name-complex="Times New Roman" style:font-size-complex="14pt" fo:language="ru" fo:country="RU"/>
    </style:style>
    <style:style style:name="T930" style:parent-style-name="Основнойшрифтабзаца" style:family="text">
      <style:text-properties style:font-name-complex="Times New Roman" style:font-size-complex="14pt"/>
    </style:style>
    <style:style style:name="T931" style:parent-style-name="Основнойшрифтабзаца" style:family="text">
      <style:text-properties style:font-name-complex="Times New Roman" style:font-size-complex="14pt" fo:language="ru" fo:country="RU"/>
    </style:style>
    <style:style style:name="P932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  <style:text-properties style:font-name-complex="Times New Roman" style:font-size-complex="14pt" fo:language="ru" fo:country="RU"/>
    </style:style>
    <style:style style:name="P933" style:parent-style-name="Standarduser" style:family="paragraph">
      <style:paragraph-properties fo:line-height="100%" fo:margin-left="0.5909in" fo:text-indent="-0.1972in">
        <style:tab-stops>
          <style:tab-stop style:type="left" style:position="-0.7784in"/>
          <style:tab-stop style:type="left" style:position="-0.6638in"/>
        </style:tab-stops>
      </style:paragraph-properties>
    </style:style>
    <style:style style:name="T934" style:parent-style-name="Основнойшрифтабзаца" style:family="text">
      <style:text-properties style:font-name-complex="Times New Roman" style:font-size-complex="14pt"/>
    </style:style>
    <style:style style:name="T935" style:parent-style-name="Основнойшрифтабзаца" style:family="text">
      <style:text-properties style:font-name-complex="Times New Roman" style:font-size-complex="14pt" fo:language="ru" fo:country="RU"/>
    </style:style>
    <style:style style:name="T936" style:parent-style-name="Основнойшрифтабзаца" style:family="text">
      <style:text-properties style:font-name-complex="Times New Roman" style:font-size-complex="14pt"/>
    </style:style>
    <style:style style:name="T937" style:parent-style-name="Основнойшрифтабзаца" style:family="text">
      <style:text-properties style:font-name-complex="Times New Roman" style:font-size-complex="14pt" fo:language="ru" fo:country="RU"/>
    </style:style>
    <style:style style:name="T938" style:parent-style-name="Основнойшрифтабзаца" style:family="text">
      <style:text-properties style:font-name-complex="Times New Roman" style:font-size-complex="14pt"/>
    </style:style>
    <style:style style:name="T939" style:parent-style-name="Основнойшрифтабзаца" style:family="text">
      <style:text-properties style:font-name-complex="Times New Roman" style:font-size-complex="14pt" fo:language="ru" fo:country="RU"/>
    </style:style>
    <style:style style:name="P940" style:parent-style-name="Standarduser" style:family="paragraph">
      <style:paragraph-properties fo:line-height="100%" fo:margin-left="0.5909in" fo:text-indent="-0.1972in">
        <style:tab-stops>
          <style:tab-stop style:type="left" style:position="-0.7784in"/>
          <style:tab-stop style:type="left" style:position="-0.6638in"/>
        </style:tab-stops>
      </style:paragraph-properties>
    </style:style>
    <style:style style:name="T941" style:parent-style-name="Основнойшрифтабзаца" style:family="text">
      <style:text-properties style:font-name-complex="Times New Roman" style:font-size-complex="14pt"/>
    </style:style>
    <style:style style:name="T942" style:parent-style-name="Основнойшрифтабзаца" style:family="text">
      <style:text-properties style:font-name-complex="Times New Roman" style:font-size-complex="14pt" fo:language="ru" fo:country="RU"/>
    </style:style>
    <style:style style:name="T943" style:parent-style-name="Основнойшрифтабзаца" style:family="text">
      <style:text-properties style:font-name-complex="Times New Roman" style:font-size-complex="14pt"/>
    </style:style>
    <style:style style:name="T944" style:parent-style-name="Основнойшрифтабзаца" style:family="text">
      <style:text-properties style:font-name-complex="Times New Roman" style:font-size-complex="14pt" fo:language="ru" fo:country="RU"/>
    </style:style>
    <style:style style:name="T945" style:parent-style-name="Основнойшрифтабзаца" style:family="text">
      <style:text-properties style:font-name-complex="Times New Roman" style:font-size-complex="14pt"/>
    </style:style>
    <style:style style:name="T946" style:parent-style-name="Основнойшрифтабзаца" style:family="text">
      <style:text-properties style:font-name-complex="Times New Roman" style:font-size-complex="14pt" fo:language="ru" fo:country="RU"/>
    </style:style>
    <style:style style:name="P947" style:parent-style-name="Standarduser" style:family="paragraph">
      <style:paragraph-properties fo:line-height="100%" fo:margin-left="0.5909in" fo:text-indent="-0.1972in">
        <style:tab-stops>
          <style:tab-stop style:type="left" style:position="-0.7784in"/>
          <style:tab-stop style:type="left" style:position="-0.6638in"/>
        </style:tab-stops>
      </style:paragraph-properties>
    </style:style>
    <style:style style:name="T948" style:parent-style-name="Основнойшрифтабзаца" style:family="text">
      <style:text-properties style:font-name-complex="Times New Roman" style:font-size-complex="14pt"/>
    </style:style>
    <style:style style:name="T949" style:parent-style-name="Основнойшрифтабзаца" style:family="text">
      <style:text-properties style:font-name-complex="Times New Roman" style:font-size-complex="14pt" fo:language="ru" fo:country="RU"/>
    </style:style>
    <style:style style:name="T950" style:parent-style-name="Основнойшрифтабзаца" style:family="text">
      <style:text-properties style:font-name-complex="Times New Roman" style:font-size-complex="14pt"/>
    </style:style>
    <style:style style:name="T951" style:parent-style-name="Основнойшрифтабзаца" style:family="text">
      <style:text-properties style:font-name-complex="Times New Roman" style:font-size-complex="14pt" fo:language="ru" fo:country="RU"/>
    </style:style>
    <style:style style:name="T952" style:parent-style-name="Основнойшрифтабзаца" style:family="text">
      <style:text-properties style:font-name-complex="Times New Roman" style:font-size-complex="14pt" fo:language="ru" fo:country="RU"/>
    </style:style>
    <style:style style:name="T953" style:parent-style-name="Основнойшрифтабзаца" style:family="text">
      <style:text-properties style:font-name-complex="Times New Roman" style:font-size-complex="14pt" fo:language="ru" fo:country="RU"/>
    </style:style>
    <style:style style:name="T954" style:parent-style-name="Основнойшрифтабзаца" style:family="text">
      <style:text-properties style:font-name-complex="Times New Roman" style:font-size-complex="14pt"/>
    </style:style>
    <style:style style:name="T955" style:parent-style-name="Основнойшрифтабзаца" style:family="text">
      <style:text-properties style:font-name-complex="Times New Roman" style:font-size-complex="14pt" fo:language="ru" fo:country="RU"/>
    </style:style>
    <style:style style:name="P956" style:parent-style-name="Standarduser" style:family="paragraph">
      <style:paragraph-properties fo:line-height="100%" fo:margin-left="0.5909in" fo:text-indent="-0.1972in">
        <style:tab-stops>
          <style:tab-stop style:type="left" style:position="-0.7784in"/>
          <style:tab-stop style:type="left" style:position="-0.6638in"/>
        </style:tab-stops>
      </style:paragraph-properties>
    </style:style>
    <style:style style:name="T957" style:parent-style-name="Основнойшрифтабзаца" style:family="text">
      <style:text-properties style:font-name-complex="Times New Roman" style:font-size-complex="14pt"/>
    </style:style>
    <style:style style:name="T958" style:parent-style-name="Основнойшрифтабзаца" style:family="text">
      <style:text-properties style:font-name-complex="Times New Roman" style:font-size-complex="14pt" fo:language="ru" fo:country="RU"/>
    </style:style>
    <style:style style:name="T959" style:parent-style-name="Основнойшрифтабзаца" style:family="text">
      <style:text-properties style:font-name-complex="Times New Roman" style:font-size-complex="14pt"/>
    </style:style>
    <style:style style:name="T960" style:parent-style-name="Основнойшрифтабзаца" style:family="text">
      <style:text-properties style:font-name-complex="Times New Roman" style:font-size-complex="14pt" fo:language="ru" fo:country="RU"/>
    </style:style>
    <style:style style:name="P961" style:parent-style-name="Standarduser" style:family="paragraph">
      <style:paragraph-properties fo:line-height="100%" fo:margin-left="0.5909in" fo:text-indent="-0.1972in">
        <style:tab-stops>
          <style:tab-stop style:type="left" style:position="-0.7784in"/>
          <style:tab-stop style:type="left" style:position="-0.6638in"/>
        </style:tab-stops>
      </style:paragraph-properties>
    </style:style>
    <style:style style:name="T962" style:parent-style-name="Основнойшрифтабзаца" style:family="text">
      <style:text-properties style:font-name-complex="Times New Roman" style:font-size-complex="14pt"/>
    </style:style>
    <style:style style:name="T963" style:parent-style-name="Основнойшрифтабзаца" style:family="text">
      <style:text-properties style:font-name-complex="Times New Roman" style:font-size-complex="14pt"/>
    </style:style>
    <style:style style:name="T964" style:parent-style-name="Основнойшрифтабзаца" style:family="text">
      <style:text-properties style:font-name-complex="Times New Roman" style:font-size-complex="14pt" fo:language="ru" fo:country="RU"/>
    </style:style>
    <style:style style:name="T965" style:parent-style-name="Основнойшрифтабзаца" style:family="text">
      <style:text-properties style:font-name-complex="Times New Roman" style:font-size-complex="14pt"/>
    </style:style>
    <style:style style:name="T966" style:parent-style-name="Основнойшрифтабзаца" style:family="text">
      <style:text-properties style:font-name-complex="Times New Roman" style:font-size-complex="14pt" fo:language="ru" fo:country="RU"/>
    </style:style>
    <style:style style:name="P967" style:parent-style-name="Standarduser" style:family="paragraph">
      <style:paragraph-properties fo:line-height="100%" fo:margin-left="0.5909in" fo:text-indent="-0.1972in">
        <style:tab-stops>
          <style:tab-stop style:type="left" style:position="-0.7784in"/>
          <style:tab-stop style:type="left" style:position="-0.6638in"/>
        </style:tab-stops>
      </style:paragraph-properties>
      <style:text-properties style:font-name-complex="Times New Roman" style:font-size-complex="14pt"/>
    </style:style>
    <style:style style:name="P968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  <style:text-properties style:font-name-complex="Times New Roman" style:font-size-complex="14pt" fo:language="ru" fo:country="RU"/>
    </style:style>
    <style:style style:name="P969" style:parent-style-name="Standarduser" style:family="paragraph">
      <style:paragraph-properties fo:line-height="100%" fo:margin-left="0.5909in" fo:text-indent="-0.1972in">
        <style:tab-stops>
          <style:tab-stop style:type="left" style:position="-0.7784in"/>
          <style:tab-stop style:type="left" style:position="-0.6638in"/>
        </style:tab-stops>
      </style:paragraph-properties>
    </style:style>
    <style:style style:name="T970" style:parent-style-name="Основнойшрифтабзаца" style:family="text">
      <style:text-properties style:font-name-complex="Times New Roman" style:font-size-complex="14pt"/>
    </style:style>
    <style:style style:name="T971" style:parent-style-name="Основнойшрифтабзаца" style:family="text">
      <style:text-properties style:font-name-complex="Times New Roman" style:font-size-complex="14pt" fo:language="ru" fo:country="RU"/>
    </style:style>
    <style:style style:name="T972" style:parent-style-name="Основнойшрифтабзаца" style:family="text">
      <style:text-properties style:font-name-complex="Times New Roman" style:font-size-complex="14pt" fo:language="ru" fo:country="RU"/>
    </style:style>
    <style:style style:name="T973" style:parent-style-name="Основнойшрифтабзаца" style:family="text">
      <style:text-properties style:font-name-complex="Times New Roman" style:font-size-complex="14pt" fo:language="ru" fo:country="RU"/>
    </style:style>
    <style:style style:name="T974" style:parent-style-name="Основнойшрифтабзаца" style:family="text">
      <style:text-properties style:font-name-complex="Times New Roman" style:font-size-complex="14pt" fo:language="ru" fo:country="RU"/>
    </style:style>
    <style:style style:name="T975" style:parent-style-name="Основнойшрифтабзаца" style:family="text">
      <style:text-properties style:font-name-complex="Times New Roman" style:font-size-complex="14pt" fo:language="ru" fo:country="RU"/>
    </style:style>
    <style:style style:name="T976" style:parent-style-name="Основнойшрифтабзаца" style:family="text">
      <style:text-properties style:font-name-complex="Times New Roman" style:font-size-complex="14pt"/>
    </style:style>
    <style:style style:name="T977" style:parent-style-name="Основнойшрифтабзаца" style:family="text">
      <style:text-properties style:font-name-complex="Times New Roman" style:font-size-complex="14pt" fo:language="ru" fo:country="RU"/>
    </style:style>
    <style:style style:name="P978" style:parent-style-name="Standarduser" style:family="paragraph">
      <style:paragraph-properties fo:line-height="100%" fo:margin-left="0.5909in" fo:text-indent="-0.1972in">
        <style:tab-stops>
          <style:tab-stop style:type="left" style:position="-0.7784in"/>
          <style:tab-stop style:type="left" style:position="-0.6638in"/>
        </style:tab-stops>
      </style:paragraph-properties>
    </style:style>
    <style:style style:name="T979" style:parent-style-name="Основнойшрифтабзаца" style:family="text">
      <style:text-properties style:font-name-complex="Times New Roman" style:font-size-complex="14pt"/>
    </style:style>
    <style:style style:name="T980" style:parent-style-name="Основнойшрифтабзаца" style:family="text">
      <style:text-properties style:font-name-complex="Times New Roman" style:font-size-complex="14pt" fo:language="ru" fo:country="RU"/>
    </style:style>
    <style:style style:name="T981" style:parent-style-name="Основнойшрифтабзаца" style:family="text">
      <style:text-properties style:font-name-complex="Times New Roman" style:font-size-complex="14pt" fo:language="ru" fo:country="RU"/>
    </style:style>
    <style:style style:name="T982" style:parent-style-name="Основнойшрифтабзаца" style:family="text">
      <style:text-properties style:font-name-complex="Times New Roman" style:font-size-complex="14pt" fo:language="ru" fo:country="RU"/>
    </style:style>
    <style:style style:name="P983" style:parent-style-name="Standarduser" style:family="paragraph">
      <style:paragraph-properties fo:line-height="100%" fo:margin-left="0.5909in" fo:text-indent="-0.1972in">
        <style:tab-stops>
          <style:tab-stop style:type="left" style:position="-0.7784in"/>
          <style:tab-stop style:type="left" style:position="-0.6638in"/>
        </style:tab-stops>
      </style:paragraph-properties>
    </style:style>
    <style:style style:name="T984" style:parent-style-name="Основнойшрифтабзаца" style:family="text">
      <style:text-properties style:font-name-complex="Times New Roman" style:font-size-complex="14pt"/>
    </style:style>
    <style:style style:name="T985" style:parent-style-name="Основнойшрифтабзаца" style:family="text">
      <style:text-properties style:font-name-complex="Times New Roman" style:font-size-complex="14pt" fo:language="ru" fo:country="RU"/>
    </style:style>
    <style:style style:name="T986" style:parent-style-name="Основнойшрифтабзаца" style:family="text">
      <style:text-properties style:font-name-complex="Times New Roman" style:font-size-complex="14pt" fo:language="ru" fo:country="RU"/>
    </style:style>
    <style:style style:name="T987" style:parent-style-name="Основнойшрифтабзаца" style:family="text">
      <style:text-properties style:font-name-complex="Times New Roman" style:font-size-complex="14pt" fo:language="ru" fo:country="RU"/>
    </style:style>
    <style:style style:name="P988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  <style:text-properties style:font-name-complex="Times New Roman" style:font-size-complex="14pt" fo:language="ru" fo:country="RU"/>
    </style:style>
    <style:style style:name="P989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  <style:text-properties style:font-name-complex="Times New Roman" style:font-size-complex="14pt" fo:language="ru" fo:country="RU"/>
    </style:style>
    <style:style style:name="P990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  <style:text-properties style:font-name-complex="Times New Roman" style:font-size-complex="14pt" fo:language="ru" fo:country="RU"/>
    </style:style>
    <style:style style:name="P991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  <style:text-properties style:font-name-complex="Times New Roman" style:font-size-complex="14pt"/>
    </style:style>
    <style:style style:name="TableColumn993" style:family="table-column">
      <style:table-column-properties style:column-width="6.693in" style:use-optimal-column-width="false"/>
    </style:style>
    <style:style style:name="Table992" style:family="table">
      <style:table-properties style:width="6.693in" fo:margin-left="0in" table:align="left"/>
    </style:style>
    <style:style style:name="TableRow994" style:family="table-row">
      <style:table-row-properties style:use-optimal-row-height="false"/>
    </style:style>
    <style:style style:name="TableCell99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96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997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998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999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  <style:text-properties style:font-name-complex="Times New Roman" fo:font-weight="bold" style:font-weight-asian="bold" style:font-weight-complex="bold" style:font-size-complex="14pt"/>
    </style:style>
    <style:style style:name="P1000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  <style:text-properties style:font-name-complex="Times New Roman" style:font-size-complex="14pt"/>
    </style:style>
    <style:style style:name="TableColumn1002" style:family="table-column">
      <style:table-column-properties style:column-width="6.693in" style:use-optimal-column-width="false"/>
    </style:style>
    <style:style style:name="Table1001" style:family="table">
      <style:table-properties style:width="6.693in" fo:margin-left="0in" table:align="left"/>
    </style:style>
    <style:style style:name="TableRow1003" style:family="table-row">
      <style:table-row-properties style:use-optimal-row-height="false"/>
    </style:style>
    <style:style style:name="TableCell10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05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1006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1007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1008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1009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  <style:text-properties style:font-name-complex="Times New Roman" style:font-size-complex="14pt"/>
    </style:style>
    <style:style style:name="P1010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  <style:text-properties style:font-name-complex="Times New Roman" fo:font-weight="bold" style:font-weight-asian="bold" style:font-weight-complex="bold" style:font-size-complex="14pt"/>
    </style:style>
    <style:style style:name="P1011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  <style:text-properties style:font-name-complex="Times New Roman" fo:font-weight="bold" style:font-weight-asian="bold" style:font-weight-complex="bold" style:font-size-complex="14pt"/>
    </style:style>
    <style:style style:name="P1012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  <style:text-properties style:font-name-complex="Times New Roman" style:font-size-complex="14pt"/>
    </style:style>
    <style:style style:name="P1013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  <style:text-properties style:font-name-complex="Times New Roman" style:font-size-complex="14pt"/>
    </style:style>
    <style:style style:name="P1014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  <style:text-properties style:font-name-complex="Times New Roman" style:font-size-complex="14pt"/>
    </style:style>
    <style:style style:name="P1015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</style:style>
    <style:style style:name="T1016" style:parent-style-name="Основнойшрифтабзаца" style:family="text">
      <style:text-properties style:font-name-complex="Times New Roman" style:font-size-complex="14pt" fo:language="ru" fo:country="RU"/>
    </style:style>
    <style:style style:name="T1017" style:parent-style-name="Основнойшрифтабзаца" style:family="text">
      <style:text-properties style:font-name-complex="Times New Roman" style:font-size-complex="14pt"/>
    </style:style>
    <style:style style:name="T1018" style:parent-style-name="Основнойшрифтабзаца" style:family="text">
      <style:text-properties style:font-name-complex="Times New Roman" style:font-size-complex="14pt" fo:language="ru" fo:country="RU"/>
    </style:style>
    <style:style style:name="T1019" style:parent-style-name="Основнойшрифтабзаца" style:family="text">
      <style:text-properties style:font-name-complex="Times New Roman" style:font-size-complex="14pt" fo:language="ru" fo:country="RU"/>
    </style:style>
    <style:style style:name="T1020" style:parent-style-name="Основнойшрифтабзаца" style:family="text">
      <style:text-properties style:font-name-complex="Times New Roman" style:font-size-complex="14pt" fo:language="ru" fo:country="RU"/>
    </style:style>
    <style:style style:name="T1021" style:parent-style-name="Основнойшрифтабзаца" style:family="text">
      <style:text-properties style:font-name-complex="Times New Roman" style:font-size-complex="14pt" fo:language="ru" fo:country="RU"/>
    </style:style>
    <style:style style:name="P1022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</style:style>
    <style:style style:name="T1023" style:parent-style-name="Основнойшрифтабзаца" style:family="text">
      <style:text-properties style:font-name-complex="Times New Roman" style:font-size-complex="14pt" fo:language="ru" fo:country="RU"/>
    </style:style>
    <style:style style:name="T1024" style:parent-style-name="Основнойшрифтабзаца" style:family="text">
      <style:text-properties style:font-name-complex="Times New Roman" style:font-size-complex="14pt" fo:language="ru" fo:country="RU"/>
    </style:style>
    <style:style style:name="T1025" style:parent-style-name="Основнойшрифтабзаца" style:family="text">
      <style:text-properties style:font-name-complex="Times New Roman" style:font-size-complex="14pt" fo:language="ru" fo:country="RU"/>
    </style:style>
    <style:style style:name="T1026" style:parent-style-name="Основнойшрифтабзаца" style:family="text">
      <style:text-properties style:font-name-complex="Times New Roman" style:font-size-complex="14pt"/>
    </style:style>
    <style:style style:name="T1027" style:parent-style-name="Основнойшрифтабзаца" style:family="text">
      <style:text-properties style:font-name-complex="Times New Roman" style:font-size-complex="14pt" fo:language="ru" fo:country="RU"/>
    </style:style>
    <style:style style:name="P1028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</style:style>
    <style:style style:name="T1029" style:parent-style-name="Основнойшрифтабзаца" style:family="text">
      <style:text-properties style:font-name-complex="Times New Roman" style:font-size-complex="14pt" fo:language="ru" fo:country="RU"/>
    </style:style>
    <style:style style:name="T1030" style:parent-style-name="Основнойшрифтабзаца" style:family="text">
      <style:text-properties style:font-name-complex="Times New Roman" style:font-size-complex="14pt"/>
    </style:style>
    <style:style style:name="T1031" style:parent-style-name="Основнойшрифтабзаца" style:family="text">
      <style:text-properties style:font-name-complex="Times New Roman" style:font-size-complex="14pt" fo:language="ru" fo:country="RU"/>
    </style:style>
    <style:style style:name="T1032" style:parent-style-name="Основнойшрифтабзаца" style:family="text">
      <style:text-properties style:font-name-complex="Times New Roman" style:font-size-complex="14pt" fo:language="ru" fo:country="RU"/>
    </style:style>
    <style:style style:name="T1033" style:parent-style-name="Основнойшрифтабзаца" style:family="text">
      <style:text-properties style:font-name-complex="Times New Roman" style:font-size-complex="14pt"/>
    </style:style>
    <style:style style:name="T1034" style:parent-style-name="Основнойшрифтабзаца" style:family="text">
      <style:text-properties style:font-name-complex="Times New Roman" style:font-size-complex="14pt" fo:language="ru" fo:country="RU"/>
    </style:style>
    <style:style style:name="T1035" style:parent-style-name="Основнойшрифтабзаца" style:family="text">
      <style:text-properties style:font-name-complex="Times New Roman" style:font-size-complex="14pt"/>
    </style:style>
    <style:style style:name="T1036" style:parent-style-name="Основнойшрифтабзаца" style:family="text">
      <style:text-properties style:font-name-complex="Times New Roman" style:font-size-complex="14pt" fo:language="ru" fo:country="RU"/>
    </style:style>
    <style:style style:name="T1037" style:parent-style-name="Основнойшрифтабзаца" style:family="text">
      <style:text-properties style:font-name-complex="Times New Roman" style:font-size-complex="14pt"/>
    </style:style>
    <style:style style:name="T1038" style:parent-style-name="Основнойшрифтабзаца" style:family="text">
      <style:text-properties style:font-name-complex="Times New Roman" style:font-size-complex="14pt" fo:language="ru" fo:country="RU"/>
    </style:style>
    <style:style style:name="T1039" style:parent-style-name="Основнойшрифтабзаца" style:family="text">
      <style:text-properties style:font-name-complex="Times New Roman" style:font-size-complex="14pt"/>
    </style:style>
    <style:style style:name="T1040" style:parent-style-name="Основнойшрифтабзаца" style:family="text">
      <style:text-properties style:font-name-complex="Times New Roman" style:font-size-complex="14pt" fo:language="ru" fo:country="RU"/>
    </style:style>
    <style:style style:name="T1041" style:parent-style-name="Основнойшрифтабзаца" style:family="text">
      <style:text-properties style:font-name-complex="Times New Roman" style:font-size-complex="14pt"/>
    </style:style>
    <style:style style:name="T1042" style:parent-style-name="Основнойшрифтабзаца" style:family="text">
      <style:text-properties style:font-name-complex="Times New Roman" style:font-size-complex="14pt" fo:language="ru" fo:country="RU"/>
    </style:style>
    <style:style style:name="T1043" style:parent-style-name="Основнойшрифтабзаца" style:family="text">
      <style:text-properties style:font-name-complex="Times New Roman" style:font-size-complex="14pt"/>
    </style:style>
    <style:style style:name="T1044" style:parent-style-name="Основнойшрифтабзаца" style:family="text">
      <style:text-properties style:font-name-complex="Times New Roman" style:font-size-complex="14pt" fo:language="ru" fo:country="RU"/>
    </style:style>
    <style:style style:name="T1045" style:parent-style-name="Основнойшрифтабзаца" style:family="text">
      <style:text-properties style:font-name-complex="Times New Roman" style:font-size-complex="14pt" fo:language="ru" fo:country="RU"/>
    </style:style>
    <style:style style:name="P1046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</style:style>
    <style:style style:name="T1047" style:parent-style-name="Основнойшрифтабзаца" style:family="text">
      <style:text-properties style:font-name-complex="Times New Roman" style:font-size-complex="14pt" fo:language="ru" fo:country="RU"/>
    </style:style>
    <style:style style:name="T1048" style:parent-style-name="Основнойшрифтабзаца" style:family="text">
      <style:text-properties style:font-name-complex="Times New Roman" style:font-size-complex="14pt"/>
    </style:style>
    <style:style style:name="T1049" style:parent-style-name="Основнойшрифтабзаца" style:family="text">
      <style:text-properties style:font-name-complex="Times New Roman" style:font-size-complex="14pt" fo:language="ru" fo:country="RU"/>
    </style:style>
    <style:style style:name="T1050" style:parent-style-name="Основнойшрифтабзаца" style:family="text">
      <style:text-properties style:font-name-complex="Times New Roman" style:font-size-complex="14pt"/>
    </style:style>
    <style:style style:name="T1051" style:parent-style-name="Основнойшрифтабзаца" style:family="text">
      <style:text-properties style:font-name-complex="Times New Roman" style:font-size-complex="14pt" fo:language="ru" fo:country="RU"/>
    </style:style>
    <style:style style:name="P1052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  <style:text-properties style:font-name-complex="Times New Roman" style:font-size-complex="14pt" fo:language="ru" fo:country="RU"/>
    </style:style>
    <style:style style:name="P1053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  <style:text-properties style:font-name-complex="Times New Roman" style:font-size-complex="14pt" fo:language="ru" fo:country="RU"/>
    </style:style>
    <style:style style:name="TableColumn1055" style:family="table-column">
      <style:table-column-properties style:column-width="1.375in" style:use-optimal-column-width="false"/>
    </style:style>
    <style:style style:name="TableColumn1056" style:family="table-column">
      <style:table-column-properties style:column-width="5.3229in" style:use-optimal-column-width="false"/>
    </style:style>
    <style:style style:name="Table1054" style:family="table">
      <style:table-properties style:width="6.6979in" fo:margin-left="0in" table:align="left"/>
    </style:style>
    <style:style style:name="TableRow1057" style:family="table-row">
      <style:table-row-properties style:use-optimal-row-height="false"/>
    </style:style>
    <style:style style:name="TableCell10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9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TableCell106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61" style:parent-style-name="TableContents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TableRow1062" style:family="table-row">
      <style:table-row-properties style:use-optimal-row-height="false"/>
    </style:style>
    <style:style style:name="TableCell10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4" style:parent-style-name="TableContents" style:family="paragraph">
      <style:text-properties style:font-name="Times New Roman" style:font-name-asian="Calibri" style:font-name-complex="Times New Roman" fo:color="#202122" fo:font-size="14pt" style:font-size-asian="14pt" style:font-size-complex="14pt"/>
    </style:style>
    <style:style style:name="TableCell10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66" style:parent-style-name="Основнойшрифтабзаца" style:family="text">
      <style:text-properties style:font-name="Times New Roman" style:font-name-asian="Calibri" style:font-name-complex="Times New Roman" fo:font-size="14pt" style:font-size-asian="14pt" style:font-size-complex="14pt" fo:language="ru" fo:country="RU"/>
    </style:style>
    <style:style style:name="T1067" style:parent-style-name="Основнойшрифтабзаца" style:family="text">
      <style:text-properties style:font-name="Times New Roman" style:font-name-asian="Calibri" style:font-name-complex="Times New Roman" fo:font-size="14pt" style:font-size-asian="14pt" style:font-size-complex="14pt"/>
    </style:style>
    <style:style style:name="T1068" style:parent-style-name="Основнойшрифтабзаца" style:family="text">
      <style:text-properties style:font-name="Times New Roman" style:font-name-asian="Calibri" style:font-name-complex="Times New Roman" fo:font-size="14pt" style:font-size-asian="14pt" style:font-size-complex="14pt" fo:language="ru" fo:country="RU"/>
    </style:style>
    <style:style style:name="TableRow1069" style:family="table-row">
      <style:table-row-properties style:use-optimal-row-height="false"/>
    </style:style>
    <style:style style:name="TableCell10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1" style:parent-style-name="TableContents" style:family="paragraph">
      <style:text-properties style:font-name="Times New Roman" style:font-name-asian="Calibri" style:font-name-complex="Times New Roman" fo:color="#202122" fo:font-size="14pt" style:font-size-asian="14pt" style:font-size-complex="14pt"/>
    </style:style>
    <style:style style:name="TableCell10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3" style:parent-style-name="TableContents" style:family="paragraph">
      <style:text-properties style:font-name="Times New Roman" style:font-name-asian="Calibri" style:font-name-complex="Times New Roman" fo:color="#202122" fo:font-size="14pt" style:font-size-asian="14pt" style:font-size-complex="14pt" fo:language="ru" fo:country="RU"/>
    </style:style>
    <style:style style:name="TableRow1074" style:family="table-row">
      <style:table-row-properties style:use-optimal-row-height="false"/>
    </style:style>
    <style:style style:name="TableCell10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6" style:parent-style-name="TableContents" style:family="paragraph">
      <style:text-properties style:font-name="Times New Roman" style:font-name-asian="Calibri" style:font-name-complex="Times New Roman" fo:color="#202122" fo:font-size="14pt" style:font-size-asian="14pt" style:font-size-complex="14pt"/>
    </style:style>
    <style:style style:name="TableCell10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8" style:parent-style-name="TableContents" style:family="paragraph">
      <style:text-properties style:font-name="Times New Roman" style:font-name-asian="Calibri" style:font-name-complex="Times New Roman" fo:color="#202122" fo:font-size="14pt" style:font-size-asian="14pt" style:font-size-complex="14pt" fo:language="ru" fo:country="RU"/>
    </style:style>
    <style:style style:name="TableRow1079" style:family="table-row">
      <style:table-row-properties style:use-optimal-row-height="false"/>
    </style:style>
    <style:style style:name="TableCell10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1" style:parent-style-name="TableContents" style:family="paragraph">
      <style:text-properties style:font-name="Times New Roman" style:font-name-asian="Calibri" style:font-name-complex="Times New Roman" fo:color="#202122" fo:font-size="14pt" style:font-size-asian="14pt" style:font-size-complex="14pt"/>
    </style:style>
    <style:style style:name="TableCell10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83" style:parent-style-name="Основнойшрифтабзаца" style:family="text">
      <style:text-properties style:font-name="Times New Roman" style:font-name-asian="Calibri" style:font-name-complex="Times New Roman" fo:font-size="14pt" style:font-size-asian="14pt" style:font-size-complex="14pt" fo:language="ru" fo:country="RU"/>
    </style:style>
    <style:style style:name="T1084" style:parent-style-name="Основнойшрифтабзаца" style:family="text">
      <style:text-properties style:font-name="Times New Roman" style:font-name-asian="Calibri" style:font-name-complex="Times New Roman" fo:font-size="14pt" style:font-size-asian="14pt" style:font-size-complex="14pt"/>
    </style:style>
    <style:style style:name="T1085" style:parent-style-name="Основнойшрифтабзаца" style:family="text">
      <style:text-properties style:font-name="Times New Roman" style:font-name-asian="Calibri" style:font-name-complex="Times New Roman" fo:font-size="14pt" style:font-size-asian="14pt" style:font-size-complex="14pt" fo:language="ru" fo:country="RU"/>
    </style:style>
    <style:style style:name="TableRow1086" style:family="table-row">
      <style:table-row-properties style:use-optimal-row-height="false"/>
    </style:style>
    <style:style style:name="TableCell10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8" style:parent-style-name="TableContents" style:family="paragraph">
      <style:text-properties style:font-name="Times New Roman" style:font-name-asian="Calibri" style:font-name-complex="Times New Roman" fo:color="#202122" fo:font-size="14pt" style:font-size-asian="14pt" style:font-size-complex="14pt"/>
    </style:style>
    <style:style style:name="TableCell10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90" style:parent-style-name="Основнойшрифтабзаца" style:family="text">
      <style:text-properties style:font-name="Times New Roman" style:font-name-asian="Calibri" style:font-name-complex="Times New Roman" fo:font-size="14pt" style:font-size-asian="14pt" style:font-size-complex="14pt" fo:language="ru" fo:country="RU"/>
    </style:style>
    <style:style style:name="T1091" style:parent-style-name="Основнойшрифтабзаца" style:family="text">
      <style:text-properties style:font-name="Times New Roman" style:font-name-asian="Calibri" style:font-name-complex="Times New Roman" fo:font-size="14pt" style:font-size-asian="14pt" style:font-size-complex="14pt"/>
    </style:style>
    <style:style style:name="T1092" style:parent-style-name="Основнойшрифтабзаца" style:family="text">
      <style:text-properties style:font-name="Times New Roman" style:font-name-asian="Calibri" style:font-name-complex="Times New Roman" fo:font-size="14pt" style:font-size-asian="14pt" style:font-size-complex="14pt" fo:language="ru" fo:country="RU"/>
    </style:style>
    <style:style style:name="TableRow1093" style:family="table-row">
      <style:table-row-properties style:use-optimal-row-height="false"/>
    </style:style>
    <style:style style:name="TableCell10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5" style:parent-style-name="TableContents" style:family="paragraph">
      <style:text-properties style:font-name="Times New Roman" style:font-name-asian="Calibri" style:font-name-complex="Times New Roman" fo:color="#202122" fo:font-size="14pt" style:font-size-asian="14pt" style:font-size-complex="14pt"/>
    </style:style>
    <style:style style:name="TableCell10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97" style:parent-style-name="Основнойшрифтабзаца" style:family="text">
      <style:text-properties style:font-name="Times New Roman" style:font-name-asian="Calibri" style:font-name-complex="Times New Roman" fo:color="#202122" fo:font-size="14pt" style:font-size-asian="14pt" style:font-size-complex="14pt" fo:language="ru" fo:country="RU"/>
    </style:style>
    <style:style style:name="T1098" style:parent-style-name="Основнойшрифтабзаца" style:family="text">
      <style:text-properties style:font-name="Times New Roman" style:font-name-asian="Calibri" style:font-name-complex="Times New Roman" fo:color="#202122" fo:font-size="14pt" style:font-size-asian="14pt" style:font-size-complex="14pt"/>
    </style:style>
    <style:style style:name="T1099" style:parent-style-name="Основнойшрифтабзаца" style:family="text">
      <style:text-properties style:font-name="Times New Roman" style:font-name-asian="Calibri" style:font-name-complex="Times New Roman" fo:color="#202122" fo:font-size="14pt" style:font-size-asian="14pt" style:font-size-complex="14pt" fo:language="ru" fo:country="RU"/>
    </style:style>
    <style:style style:name="T1100" style:parent-style-name="Основнойшрифтабзаца" style:family="text">
      <style:text-properties style:font-name="Times New Roman" style:font-name-asian="Calibri" style:font-name-complex="Times New Roman" fo:color="#202122" fo:font-size="14pt" style:font-size-asian="14pt" style:font-size-complex="14pt"/>
    </style:style>
    <style:style style:name="T1101" style:parent-style-name="Основнойшрифтабзаца" style:family="text">
      <style:text-properties style:font-name="Times New Roman" style:font-name-asian="Calibri" style:font-name-complex="Times New Roman" fo:color="#202122" fo:font-size="14pt" style:font-size-asian="14pt" style:font-size-complex="14pt" fo:language="ru" fo:country="RU"/>
    </style:style>
    <style:style style:name="TableRow1102" style:family="table-row">
      <style:table-row-properties style:use-optimal-row-height="false"/>
    </style:style>
    <style:style style:name="TableCell1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4" style:parent-style-name="TableContents" style:family="paragraph">
      <style:text-properties style:font-name="Times New Roman" style:font-name-asian="Calibri" style:font-name-complex="Times New Roman" fo:color="#202122" fo:font-size="14pt" style:font-size-asian="14pt" style:font-size-complex="14pt"/>
    </style:style>
    <style:style style:name="TableCell1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6" style:parent-style-name="TableContents" style:family="paragraph">
      <style:text-properties style:font-name="Times New Roman" style:font-name-asian="Calibri" style:font-name-complex="Times New Roman" fo:color="#202122" fo:font-size="14pt" style:font-size-asian="14pt" style:font-size-complex="14pt"/>
    </style:style>
    <style:style style:name="P1107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  <style:text-properties style:font-name-complex="Times New Roman" style:font-size-complex="14pt"/>
    </style:style>
    <style:style style:name="P1108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  <style:text-properties style:font-name-complex="Times New Roman" style:font-size-complex="14pt"/>
    </style:style>
    <style:style style:name="P1109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</style:style>
    <style:style style:name="T1110" style:parent-style-name="Основнойшрифтабзаца" style:family="text">
      <style:text-properties style:font-name-complex="Times New Roman" style:font-size-complex="14pt"/>
    </style:style>
    <style:style style:name="T1111" style:parent-style-name="Основнойшрифтабзаца" style:family="text">
      <style:text-properties style:font-name-complex="Times New Roman" style:font-size-complex="14pt" fo:language="ru" fo:country="RU"/>
    </style:style>
    <style:style style:name="T1112" style:parent-style-name="Основнойшрифтабзаца" style:family="text">
      <style:text-properties style:font-name-complex="Times New Roman" style:font-size-complex="14pt" fo:language="ru" fo:country="RU"/>
    </style:style>
    <style:style style:name="T1113" style:parent-style-name="Основнойшрифтабзаца" style:family="text">
      <style:text-properties style:font-name-complex="Times New Roman" style:font-size-complex="14pt"/>
    </style:style>
    <style:style style:name="T1114" style:parent-style-name="Основнойшрифтабзаца" style:family="text">
      <style:text-properties style:font-name-complex="Times New Roman" style:font-size-complex="14pt" fo:language="ru" fo:country="RU"/>
    </style:style>
    <style:style style:name="T1115" style:parent-style-name="Основнойшрифтабзаца" style:family="text">
      <style:text-properties style:font-name-complex="Times New Roman" style:font-size-complex="14pt" fo:language="ru" fo:country="RU"/>
    </style:style>
    <style:style style:name="P1116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  <style:text-properties style:font-name-complex="Times New Roman" style:font-size-complex="14pt" fo:language="ru" fo:country="RU"/>
    </style:style>
    <style:style style:name="P1117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  <style:text-properties style:font-name-complex="Times New Roman" style:font-size-complex="14pt"/>
    </style:style>
    <style:style style:name="TableColumn1119" style:family="table-column">
      <style:table-column-properties style:column-width="6.693in" style:use-optimal-column-width="false"/>
    </style:style>
    <style:style style:name="Table1118" style:family="table">
      <style:table-properties style:width="6.693in" fo:margin-left="0in" table:align="left"/>
    </style:style>
    <style:style style:name="TableRow1120" style:family="table-row">
      <style:table-row-properties style:use-optimal-row-height="false"/>
    </style:style>
    <style:style style:name="TableCell11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122" style:parent-style-name="Основнойшрифтабзаца" style:family="text">
      <style:text-properties style:font-name="Times New Roman" style:font-name-asian="Calibri" style:font-name-complex="Times New Roman" fo:color="#000000" fo:font-size="14pt" style:font-size-asian="14pt" style:font-size-complex="14pt"/>
    </style:style>
    <style:style style:name="T1123" style:parent-style-name="Основнойшрифтабзаца" style:family="text">
      <style:text-properties style:font-name="Times New Roman" style:font-name-asian="Calibri" style:font-name-complex="Calibri" fo:color="#000000" fo:font-size="14pt" style:font-size-asian="14pt"/>
    </style:style>
    <style:style style:name="T1124" style:parent-style-name="Основнойшрифтабзаца" style:family="text">
      <style:text-properties style:font-name="Times New Roman" style:font-name-asian="Calibri" style:font-name-complex="Calibri" fo:color="#000000" fo:font-size="14pt" style:font-size-asian="14pt"/>
    </style:style>
    <style:style style:name="T1125" style:parent-style-name="Основнойшрифтабзаца" style:family="text">
      <style:text-properties style:font-name="Times New Roman" style:font-name-asian="Calibri" style:font-name-complex="Calibri" fo:color="#000000" fo:font-size="14pt" style:font-size-asian="14pt"/>
    </style:style>
    <style:style style:name="T1126" style:parent-style-name="Основнойшрифтабзаца" style:family="text">
      <style:text-properties style:font-name="Times New Roman" style:font-name-asian="Calibri" style:font-name-complex="Calibri" fo:color="#000000" fo:font-size="14pt" style:font-size-asian="14pt"/>
    </style:style>
    <style:style style:name="T1127" style:parent-style-name="Основнойшрифтабзаца" style:family="text">
      <style:text-properties style:font-name="Times New Roman" style:font-name-asian="Calibri" style:font-name-complex="Calibri" fo:color="#000000" fo:font-size="14pt" style:font-size-asian="14pt"/>
    </style:style>
    <style:style style:name="T1128" style:parent-style-name="Основнойшрифтабзаца" style:family="text">
      <style:text-properties style:font-name="Times New Roman" style:font-name-asian="Calibri" style:font-name-complex="Calibri" fo:font-size="14pt" style:font-size-asian="14pt"/>
    </style:style>
    <style:style style:name="T1129" style:parent-style-name="Основнойшрифтабзаца" style:family="text">
      <style:text-properties style:font-name="Times New Roman" style:font-name-asian="Calibri" style:font-name-complex="Times New Roman" fo:color="#000000" fo:font-size="14pt" style:font-size-asian="14pt" style:font-size-complex="14pt"/>
    </style:style>
    <style:style style:name="T1130" style:parent-style-name="Основнойшрифтабзаца" style:family="text">
      <style:text-properties style:font-name="Times New Roman" style:font-name-asian="Calibri" style:font-name-complex="Calibri" fo:color="#000000" fo:font-size="14pt" style:font-size-asian="14pt"/>
    </style:style>
    <style:style style:name="T1131" style:parent-style-name="Основнойшрифтабзаца" style:family="text">
      <style:text-properties style:font-name="Times New Roman" style:font-name-asian="Calibri" style:font-name-complex="Calibri" fo:color="#000000" fo:font-size="14pt" style:font-size-asian="14pt"/>
    </style:style>
    <style:style style:name="T1132" style:parent-style-name="Основнойшрифтабзаца" style:family="text">
      <style:text-properties style:font-name="Times New Roman" style:font-name-asian="Calibri" style:font-name-complex="Calibri" fo:color="#000000" fo:font-size="14pt" style:font-size-asian="14pt"/>
    </style:style>
    <style:style style:name="T1133" style:parent-style-name="Основнойшрифтабзаца" style:family="text">
      <style:text-properties style:font-name="Times New Roman" style:font-name-asian="Calibri" style:font-name-complex="Calibri" fo:color="#000000" fo:font-size="14pt" style:font-size-asian="14pt"/>
    </style:style>
    <style:style style:name="T1134" style:parent-style-name="Основнойшрифтабзаца" style:family="text">
      <style:text-properties style:font-name="Times New Roman" style:font-name-asian="Calibri" style:font-name-complex="Calibri" fo:color="#000000" fo:font-size="14pt" style:font-size-asian="14pt"/>
    </style:style>
    <style:style style:name="P1135" style:parent-style-name="TableContents" style:family="paragraph">
      <style:text-properties style:font-name="Times New Roman" style:font-name-asian="Calibri" style:font-name-complex="Calibri" fo:color="#000000" fo:font-size="14pt" style:font-size-asian="14pt"/>
    </style:style>
    <style:style style:name="P1136" style:parent-style-name="TableContents" style:family="paragraph">
      <style:text-properties style:font-name="Times New Roman" style:font-name-asian="Calibri" style:font-name-complex="Calibri" fo:color="#000000" fo:font-size="14pt" style:font-size-asian="14pt"/>
    </style:style>
    <style:style style:name="P1137" style:parent-style-name="TableContents" style:family="paragraph">
      <style:text-properties style:font-name="Times New Roman" style:font-name-asian="Calibri" style:font-name-complex="Calibri" fo:color="#000000" fo:font-size="14pt" style:font-size-asian="14pt"/>
    </style:style>
    <style:style style:name="P1138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  <style:text-properties style:font-name-complex="Times New Roman" fo:font-weight="bold" style:font-weight-asian="bold" style:font-weight-complex="bold" style:font-size-complex="14pt"/>
    </style:style>
    <style:style style:name="P1139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  <style:text-properties style:font-name-complex="Times New Roman" fo:font-weight="bold" style:font-weight-asian="bold" style:font-weight-complex="bold" style:font-size-complex="14pt"/>
    </style:style>
    <style:style style:name="P1140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</style:style>
    <style:style style:name="T1141" style:parent-style-name="Основнойшрифтабзаца" style:family="text">
      <style:text-properties style:font-name-complex="Times New Roman" style:font-size-complex="14pt" fo:language="ru" fo:country="RU"/>
    </style:style>
    <style:style style:name="T1142" style:parent-style-name="Основнойшрифтабзаца" style:family="text">
      <style:text-properties style:font-name-complex="Times New Roman" style:font-size-complex="14pt" fo:language="ru" fo:country="RU"/>
    </style:style>
    <style:style style:name="T1143" style:parent-style-name="Основнойшрифтабзаца" style:family="text">
      <style:text-properties style:font-name-complex="Times New Roman" style:font-size-complex="14pt" fo:language="ru" fo:country="RU"/>
    </style:style>
    <style:style style:name="T1144" style:parent-style-name="Основнойшрифтабзаца" style:family="text">
      <style:text-properties style:font-name-complex="Times New Roman" style:font-size-complex="14pt" fo:language="ru" fo:country="RU"/>
    </style:style>
    <style:style style:name="T1145" style:parent-style-name="Основнойшрифтабзаца" style:family="text">
      <style:text-properties style:font-name-complex="Times New Roman" style:font-size-complex="14pt" fo:language="ru" fo:country="RU"/>
    </style:style>
    <style:style style:name="T1146" style:parent-style-name="Основнойшрифтабзаца" style:family="text">
      <style:text-properties style:font-name-complex="Times New Roman" style:font-size-complex="14pt" fo:language="ru" fo:country="RU"/>
    </style:style>
    <style:style style:name="T1147" style:parent-style-name="Основнойшрифтабзаца" style:family="text">
      <style:text-properties style:font-name-complex="Times New Roman" style:font-size-complex="14pt"/>
    </style:style>
    <style:style style:name="T1148" style:parent-style-name="Основнойшрифтабзаца" style:family="text">
      <style:text-properties style:font-name-complex="Times New Roman" style:font-size-complex="14pt" fo:language="ru" fo:country="RU"/>
    </style:style>
    <style:style style:name="T1149" style:parent-style-name="Основнойшрифтабзаца" style:family="text">
      <style:text-properties style:font-name-complex="Times New Roman" style:font-size-complex="14pt" fo:language="ru" fo:country="RU"/>
    </style:style>
    <style:style style:name="T1150" style:parent-style-name="Основнойшрифтабзаца" style:family="text">
      <style:text-properties style:font-name-complex="Times New Roman" style:font-size-complex="14pt" fo:language="ru" fo:country="RU"/>
    </style:style>
    <style:style style:name="T1151" style:parent-style-name="Основнойшрифтабзаца" style:family="text">
      <style:text-properties style:font-name-complex="Times New Roman" style:font-size-complex="14pt" fo:language="ru" fo:country="RU"/>
    </style:style>
    <style:style style:name="T1152" style:parent-style-name="Основнойшрифтабзаца" style:family="text">
      <style:text-properties style:font-name-complex="Times New Roman" style:font-size-complex="14pt" fo:language="ru" fo:country="RU"/>
    </style:style>
    <style:style style:name="P1153" style:parent-style-name="Standarduser" style:family="paragraph">
      <style:paragraph-properties fo:line-height="100%">
        <style:tab-stops>
          <style:tab-stop style:type="left" style:position="-0.1875in"/>
          <style:tab-stop style:type="left" style:position="-0.0729in"/>
        </style:tab-stops>
      </style:paragraph-properties>
    </style:style>
    <style:style style:name="T1154" style:parent-style-name="Основнойшрифтабзаца" style:family="text">
      <style:text-properties style:font-name-complex="Times New Roman" style:font-size-complex="14pt" fo:language="ru" fo:country="RU"/>
    </style:style>
    <style:style style:name="T1155" style:parent-style-name="Основнойшрифтабзаца" style:family="text">
      <style:text-properties style:font-name-complex="Times New Roman" style:font-size-complex="14pt" fo:language="ru" fo:country="RU"/>
    </style:style>
    <style:style style:name="T1156" style:parent-style-name="Основнойшрифтабзаца" style:family="text">
      <style:text-properties style:font-name-complex="Times New Roman" style:font-size-complex="14pt" fo:language="ru" fo:country="RU"/>
    </style:style>
    <style:style style:name="T1157" style:parent-style-name="Основнойшрифтабзаца" style:family="text">
      <style:text-properties style:font-name-complex="Times New Roman" style:font-size-complex="14pt" fo:language="ru" fo:country="RU"/>
    </style:style>
    <style:style style:name="T1158" style:parent-style-name="Основнойшрифтабзаца" style:family="text">
      <style:text-properties style:font-name-complex="Times New Roman" style:font-size-complex="14pt" fo:language="ru" fo:country="RU"/>
    </style:style>
  </office:automatic-styles>
  <office:body>
    <office:text text:use-soft-page-breaks="true">
      <text:p text:style-name="P1">Санкт-Петербургский Государственный Политехнический Университет</text:p>
      <text:p text:style-name="P2">Институт Компьютерных Наук и Технологий</text:p>
      <text:p text:style-name="P3">Кафедра Компьютерных Систем и Программных Технологий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<text:span text:style-name="T14">Отчет по<text:s/></text:span><text:span text:style-name="T15">лабараторной работе</text:span></text:p>
      <text:p text:style-name="P16">Дисциплина “Технологии компьютерных сетей”</text:p>
      <text:p text:style-name="P17"><text:span text:style-name="T18">Тема “Изучение прикладных протоколов в командной строке<text:s/></text:span><text:span text:style-name="T19">Linux</text:span><text:span text:style-name="T20">”</text:span>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>Выполнил студент гр.3530901/60202:</text:p>
      <text:p text:style-name="P32"><text:s/>Курякин Д. А.</text:p>
      <text:p text:style-name="P33"><text:span text:style-name="T34">Проверил преподователь:</text:span></text:p>
      <text:p text:style-name="P35"><text:span text:style-name="T36">Зозуля А. В.</text:span>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>Санкт-Петербург</text:p>
      <text:p text:style-name="P48">2020</text:p>
      <text:soft-page-break/>
      <text:p text:style-name="P49"><text:span text:style-name="T50">Заданияе</text:span></text:p>
      <text:list text:style-name="LFO1" text:continue-numbering="true">
        <text:list-item>
          <text:p text:style-name="P51">SMTP</text:p>
        </text:list-item>
      </text:list>
      <text:p text:style-name="P52"><text:span text:style-name="T53">При помощи утилиты<text:s/></text:span><text:span text:style-name="T54">telnet</text:span><text:span text:style-name="T55">* отправить<text:s/></text:span><text:span text:style-name="T56">email</text:span><text:span text:style-name="T57"><text:s/>через<text:s/></text:span><text:span text:style-name="T58">SMTP</text:span><text:span text:style-name="T59">-сервер<text:s/></text:span><text:span text:style-name="T60">Yandex</text:span><text:span text:style-name="T61">.</text:span></text:p>
      <text:list text:style-name="LFO1" text:continue-numbering="true">
        <text:list-item>
          <text:p text:style-name="P62">POP3</text:p>
        </text:list-item>
      </text:list>
      <text:p text:style-name="P63"><text:span text:style-name="T64">При помощи утилиты<text:s/></text:span><text:span text:style-name="T65">telnet</text:span><text:span text:style-name="T66">* прочитать<text:s/></text:span><text:span text:style-name="T67">email</text:span><text:span text:style-name="T68"><text:s/>при помощи<text:s/></text:span><text:span text:style-name="T69">POP</text:span><text:span text:style-name="T70">3-сервера<text:s/></text:span><text:span text:style-name="T71">Yandex</text:span><text:span text:style-name="T72">.</text:span></text:p>
      <text:list text:style-name="LFO1" text:continue-numbering="true">
        <text:list-item>
          <text:p text:style-name="P73">IMAP</text:p>
        </text:list-item>
      </text:list>
      <text:p text:style-name="P74"><text:span text:style-name="T75">При помощи утилиты<text:s/></text:span><text:span text:style-name="T76">telnet</text:span><text:span text:style-name="T77">* прочитать<text:s/></text:span><text:span text:style-name="T78">email</text:span><text:span text:style-name="T79"><text:s/>при помощи<text:s/></text:span><text:span text:style-name="T80">IMAP</text:span><text:span text:style-name="T81">-сервера<text:s/></text:span><text:span text:style-name="T82">Yandex</text:span><text:span text:style-name="T83">.</text:span></text:p>
      <text:list text:style-name="LFO1" text:continue-numbering="true">
        <text:list-item>
          <text:p text:style-name="P84">HTTP</text:p>
        </text:list-item>
      </text:list>
      <text:p text:style-name="P85"><text:span text:style-name="T86">При помо</text:span><text:span text:style-name="T87">щи утилиты<text:s/></text:span><text:span text:style-name="T88">telnet</text:span><text:span text:style-name="T89">* прочитать главную страницу сайта<text:s/></text:span><text:span text:style-name="T90">yandex</text:span><text:span text:style-name="T91">.</text:span><text:span text:style-name="T92">ru</text:span><text:span text:style-name="T93">.</text:span></text:p>
      <text:list text:style-name="LFO1" text:continue-numbering="true">
        <text:list-item>
          <text:p text:style-name="P94">FTP</text:p>
        </text:list-item>
      </text:list>
      <text:p text:style-name="P95"><text:span text:style-name="T96">При помощи утилиты<text:s/></text:span><text:span text:style-name="T97">telnet</text:span><text:span text:style-name="T98"><text:s/>загрузить файл с<text:s/></text:span><text:span text:style-name="T99">FTP</text:span><text:span text:style-name="T100">-сервера<text:s/></text:span><text:span text:style-name="T101">ftp</text:span><text:span text:style-name="T102">.</text:span><text:span text:style-name="T103">sunet</text:span><text:span text:style-name="T104">.</text:span><text:span text:style-name="T105">se</text:span></text:p>
      <text:list text:style-name="LFO1" text:continue-numbering="true">
        <text:list-item>
          <text:p text:style-name="P106">TFTP</text:p>
        </text:list-item>
      </text:list>
      <text:p text:style-name="P107"><text:span text:style-name="T108">При помощи утилиты<text:s/></text:span><text:span text:style-name="T109">netcat</text:span><text:span text:style-name="T110"><text:s/>выяснить имя файла, который запрашивает удаленный хост (при помощи утилиты<text:s/></text:span><text:span text:style-name="T111">tftp</text:span><text:span text:style-name="T112">) у данного</text:span><text:span text:style-name="T113"><text:s/>хоста.</text:span></text:p>
      <text:list text:style-name="LFO1" text:continue-numbering="true">
        <text:list-item>
          <text:p text:style-name="P114">WebDAV</text:p>
        </text:list-item>
      </text:list>
      <text:p text:style-name="P115"><text:span text:style-name="T116">При помощи утилиты<text:s/></text:span><text:span text:style-name="T117">curl</text:span><text:span text:style-name="T118"><text:s/>загрузить файл, создать директорию, выгрузить файл на сервис<text:s/></text:span><text:span text:style-name="T119">disk</text:span><text:span text:style-name="T120">.</text:span><text:span text:style-name="T121">yandex</text:span><text:span text:style-name="T122">.</text:span><text:span text:style-name="T123">ru</text:span><text:span text:style-name="T124">.</text:span></text:p>
      <text:p text:style-name="P125"/>
      <text:p text:style-name="P126"><text:span text:style-name="T127">* для защищенных<text:s/></text:span><text:span text:style-name="T128">SSL</text:span><text:span text:style-name="T129">-соединений использовать утилиту<text:s/></text:span><text:span text:style-name="T130">openssl</text:span><text:span text:style-name="T131"><text:s/></text:span><text:span text:style-name="T132">s</text:span><text:span text:style-name="T133">_</text:span><text:span text:style-name="T134">client</text:span><text:span text:style-name="T135"><text:s/>вместо<text:s/></text:span><text:span text:style-name="T136">telnet</text:span></text:p>
      <text:p text:style-name="P137"/>
      <text:p text:style-name="P138"><text:span text:style-name="T139">SMTP</text:span></text:p>
      <text:p text:style-name="P140"><text:span text:style-name="T141">SMTP</text:span><text:span text:style-name="T142"><text:s/>— это требующий соединения сетевой протокол,</text:span><text:span text:style-name="T143"><text:s/>предназначенный для передачи электронной почты в сетях<text:s/></text:span><text:span text:style-name="T144">TCP</text:span><text:span text:style-name="T145">/</text:span><text:span text:style-name="T146">IP</text:span><text:span text:style-name="T147">.<text:s/></text:span><text:span text:style-name="T148">SMTP</text:span><text:span text:style-name="T149"><text:s/>является текстовым протоколом, по которому отправитель сообщения связывается с получателем посредством выдачи командных строк и получения необходимых данных через надёжный канал, в роли к</text:span><text:span text:style-name="T150">оторого обычно выступает<text:s/></text:span><text:span text:style-name="T151">TCP</text:span><text:span text:style-name="T152">-соединение.<text:s/></text:span><text:span text:style-name="T153">SMTP</text:span><text:span text:style-name="T154">-сессия состоит из команд, посылаемых<text:s/></text:span><text:span text:style-name="T155">SMTP</text:span><text:span text:style-name="T156">-клиентом, и соответствующих ответов<text:s/></text:span><text:span text:style-name="T157">SMTP</text:span><text:span text:style-name="T158">-сервера.</text:span></text:p>
      <text:p text:style-name="P159">Описание команд:</text:p>
      <table:table table:style-name="Table160">
        <table:table-columns>
          <table:table-column table:style-name="TableColumn161"/>
          <table:table-column table:style-name="TableColumn162"/>
        </table:table-columns>
        <table:table-row table:style-name="TableRow163">
          <table:table-cell table:style-name="TableCell164">
            <text:p text:style-name="P165">HELO &lt;дмоен&gt;</text:p>
          </table:table-cell>
          <table:table-cell table:style-name="TableCell166">
            <text:p text:style-name="P167">приветствие, сервер идентифицирует посылающую машину.</text:p>
          </table:table-cell>
        </table:table-row>
        <table:table-row table:style-name="TableRow168">
          <table:table-cell table:style-name="TableCell169">
            <text:p text:style-name="P170">MAIL FROM &lt;адрес&gt;</text:p>
          </table:table-cell>
          <table:table-cell table:style-name="TableCell171">
            <text:p text:style-name="P172">устанавливает<text:s/>обратный адрес. Это адрес для возвращённых писем.</text:p>
          </table:table-cell>
        </table:table-row>
        <table:table-row table:style-name="TableRow173">
          <table:table-cell table:style-name="TableCell174">
            <text:p text:style-name="P175">RCPT TO &lt;адрес&gt;</text:p>
          </table:table-cell>
          <table:table-cell table:style-name="TableCell176">
            <text:p text:style-name="P177"><text:span text:style-name="T178">устанавливает получателя данного сообщения. Эта команда может быть дана несколько раз, по одной на каждого получателя.<text:s/></text:span><text:span text:style-name="T179">Эти адреса также являются частью оболочки.</text:span></text:p>
          </table:table-cell>
        </table:table-row>
        <table:table-row table:style-name="TableRow180">
          <table:table-cell table:style-name="TableCell181">
            <text:p text:style-name="P182">DATA</text:p>
          </table:table-cell>
          <table:table-cell table:style-name="TableCell183">
            <text:p text:style-name="P184">для отправки текста<text:s/>сообщения. Это само содержимое письма. <text:s/>Содержимое<text:s/>письма может<text:s/>содержать<text:s/>следующие заголовки:</text:p>
            <text:p text:style-name="P185"><text:span text:style-name="T186">FROM</text:span><text:span text:style-name="T187"><text:s/>– адрес отправителя.</text:span></text:p>
            <text:p text:style-name="P188"><text:span text:style-name="T189">TO</text:span><text:span text:style-name="T190"><text:s/>– адрес<text:s/></text:span><text:span text:style-name="T191">получателя</text:span><text:span text:style-name="T192">. Может быть несколько адресов.</text:span></text:p>
            <text:soft-page-break/>
            <text:p text:style-name="P193"><text:span text:style-name="T194">SUBJECT</text:span><text:span text:style-name="T195"><text:s/>– тема письма.</text:span></text:p>
          </table:table-cell>
        </table:table-row>
        <text:soft-page-break/>
        <table:table-row table:style-name="TableRow196">
          <table:table-cell table:style-name="TableCell197">
            <text:p text:style-name="P198">QUIT</text:p>
          </table:table-cell>
          <table:table-cell table:style-name="TableCell199">
            <text:p text:style-name="P200">выйти</text:p>
          </table:table-cell>
        </table:table-row>
      </table:table>
      <text:p text:style-name="P201"/>
      <text:p text:style-name="P202"><text:span text:style-name="T203">Область применения:</text:span></text:p>
      <text:p text:style-name="P204"><text:span text:style-name="T205">Обмен почтовыми<text:s/></text:span><text:span text:style-name="T206">сообщениями</text:span><text:span text:style-name="T207"><text:s/>без шифрования, то есть личная переписка без личных или<text:s/></text:span><text:span text:style-name="T208">коммерческих</text:span><text:span text:style-name="T209"><text:s/>данных.</text:span></text:p>
      <text:p text:style-name="P210"/>
      <text:p text:style-name="P211">Консоль</text:p>
      <table:table table:style-name="Table212">
        <table:table-columns>
          <table:table-column table:style-name="TableColumn213"/>
        </table:table-columns>
        <table:table-row table:style-name="TableRow214">
          <table:table-cell table:style-name="TableCell215">
            <text:p text:style-name="P216">openssl s_client -starttls smtp -connect smtp.yandex.ru:25</text:p>
            <text:p text:style-name="P217">CONNECTED(00000005)</text:p>
            <text:p text:style-name="P218">...</text:p>
            <text:p text:style-name="P219">read R BLOCK</text:p>
            <text:p text:style-name="P220">helo pcname</text:p>
            <text:p text:style-name="P221">250 iva4-bca95d3b11b1.qloud-c.yandex.net</text:p>
            <text:p text:style-name="P222">auth login</text:p>
            <text:p text:style-name="P223">334 VXNlcm5hbWU6</text:p>
            <text:p text:style-name="P224">{username}</text:p>
            <text:p text:style-name="P225">334 UGFzc3dvcmQ6</text:p>
            <text:p text:style-name="P226">{password}</text:p>
            <text:p text:style-name="P227">235 2.7.0 Authentication successful.</text:p>
            <text:p text:style-name="P228">MAIL FROM:danila.kuryakin@yandex.ru</text:p>
            <text:p text:style-name="P229">250 2.1.0 &lt;danila.kuryakin@yandex.ru&gt; ok</text:p>
            <text:p text:style-name="P230">RCPT<text:s/>TO:olieaw1998@yandex.ru</text:p>
            <text:p text:style-name="P231">RENEGOTIATING</text:p>
            <text:p text:style-name="P232">250 2.1.5 &lt;olieaw1998@yandex.ru&gt; recipient ok</text:p>
            <text:p text:style-name="P233">data</text:p>
            <text:p text:style-name="P234">354 Enter mail, end with "." on a line by itself</text:p>
            <text:p text:style-name="P235">FROM:&lt;danila.kuryakin@yandex.ru&gt;</text:p>
            <text:p text:style-name="P236">TO:&lt;olieaw1998@yandex.ru&gt;</text:p>
            <text:p text:style-name="P237">Subject: Test</text:p>
            <text:p text:style-name="P238"/>
            <text:p text:style-name="P239"/>
            <text:p text:style-name="P240">Test Messeg</text:p>
            <text:p text:style-name="P241">.</text:p>
            <text:p text:style-name="P242">250 2.0.0 Ok: queued on<text:s/>iva4-bca95d3b11b1.qloud-c.yandex.net as 1582374740-err4YDwke9-Vg1q7pkL</text:p>
          </table:table-cell>
        </table:table-row>
      </table:table>
      <text:p text:style-name="P243"/>
      <text:p text:style-name="P244"><text:span text:style-name="T245">POP</text:span><text:span text:style-name="T246">3</text:span></text:p>
      <text:p text:style-name="P247"/>
      <text:p text:style-name="P248"><text:span text:style-name="T249">Ответы в<text:s/></text:span><text:span text:style-name="T250">POP</text:span><text:span text:style-name="T251">3 состоят из индикатора состояния и ключевого слова, за которым может следовать дополнительная информация. Ответ заканчивается парой<text:s/></text:span><text:span text:style-name="T252">CRLF</text:span><text:span text:style-name="T253">. Существует только два инди</text:span><text:span text:style-name="T254">катора состояния: "+</text:span><text:span text:style-name="T255">OK</text:span><text:span text:style-name="T256">" - положительный и "-</text:span><text:span text:style-name="T257">ERR</text:span><text:span text:style-name="T258">" – отрицательный.</text:span></text:p>
      <text:soft-page-break/>
      <text:p text:style-name="P259"><text:span text:style-name="T260">Как только будет установлено<text:s/></text:span><text:span text:style-name="T261">TCP</text:span><text:span text:style-name="T262"><text:s/>соединение с<text:s/></text:span><text:span text:style-name="T263">POP</text:span><text:span text:style-name="T264">3 сервером, он отправляет приглашение, заканчивающееся парой<text:s/></text:span><text:span text:style-name="T265">CRLF</text:span><text:span text:style-name="T266">, например:</text:span></text:p>
      <text:p text:style-name="P267">+OK POP Ya! na@2-9db8793d1493 eWa3LMgU20U1</text:p>
      <text:p text:style-name="TableContents"><text:span text:style-name="T268">Теперь<text:s/></text:span><text:span text:style-name="T269">POP</text:span><text:span text:style-name="T270">3 сессия на</text:span><text:span text:style-name="T271">ходится в режиме<text:s/></text:span><text:span text:style-name="T272">AUTHORIZATION</text:span><text:span text:style-name="T273">. Клиент должен идентифицировать себя на сервере, используя команды<text:s/></text:span><text:span text:style-name="T274">USER</text:span><text:span text:style-name="T275"><text:s/>и<text:s/></text:span><text:span text:style-name="T276">PASS</text:span><text:span text:style-name="T277">. Сначала надо отправить команду<text:s/></text:span><text:span text:style-name="T278">USER</text:span><text:span text:style-name="T279">, после которой в качестве аргумента следует имя пользователя. Если сервер отвечает положительно, то теперь не</text:span><text:span text:style-name="T280">обходимо отправить команду<text:s/></text:span><text:span text:style-name="T281">PASS</text:span><text:span text:style-name="T282">, за которой следует пароль. Если после отправки команды<text:s/></text:span><text:span text:style-name="T283">USER</text:span><text:span text:style-name="T284"><text:s/>или<text:s/></text:span><text:span text:style-name="T285">PASS</text:span><text:span text:style-name="T286"><text:s/>сервер отвечает негативно, то можно по</text:span><text:span text:style-name="T287">п</text:span><text:span text:style-name="T288">робовать<text:s/></text:span><text:span text:style-name="T289">авторизоваться</text:span><text:span text:style-name="T290"><text:s/>снова или выйти из<text:s/></text:span><text:span text:style-name="T291">сессии</text:span><text:span text:style-name="T292"><text:s/>с помощью команды<text:s/></text:span><text:span text:style-name="T293">QUIT</text:span><text:span text:style-name="T294">. После успешной авторизации сервер открыва</text:span><text:span text:style-name="T295">ет и блокирует<text:s/></text:span><text:span text:style-name="T296">maildrop</text:span><text:span text:style-name="T297"><text:s/>(почтовый ящик). В ответе на команду<text:s/></text:span><text:span text:style-name="T298">PASS</text:span><text:span text:style-name="T299"><text:s/>сервер сообщает сколько сообщений находится в почтовом ящике и передаёт их общий размер. Теперь сессия находится в режиме<text:s/></text:span><text:span text:style-name="T300">TRANSACTION</text:span><text:span text:style-name="T301">.</text:span></text:p>
      <text:p text:style-name="TableContents"><text:span text:style-name="T302">user</text:span><text:span text:style-name="T303"><text:s/></text:span><text:span text:style-name="T304">olieaw</text:span><text:span text:style-name="T305">1998</text:span></text:p>
      <text:p text:style-name="TableContents"><text:span text:style-name="T306">+</text:span><text:span text:style-name="T307">OK</text:span><text:span text:style-name="T308"><text:s/></text:span><text:span text:style-name="T309">password</text:span><text:span text:style-name="T310">,<text:s/></text:span><text:span text:style-name="T311">please</text:span><text:span text:style-name="T312">.</text:span></text:p>
      <text:p text:style-name="TableContents"><text:span text:style-name="T313">pass</text:span><text:span text:style-name="T314"><text:s/>{</text:span><text:span text:style-name="T315">password</text:span><text:span text:style-name="T316">}</text:span></text:p>
      <text:p text:style-name="P317">+OK 284 12434772</text:p>
      <text:p text:style-name="P318"/>
      <text:p text:style-name="P319">Команды pop3 сервера:</text:p>
      <table:table table:style-name="Table320">
        <table:table-columns>
          <table:table-column table:style-name="TableColumn321"/>
          <table:table-column table:style-name="TableColumn322"/>
        </table:table-columns>
        <table:table-row table:style-name="TableRow323">
          <table:table-cell table:style-name="TableCell324">
            <text:p text:style-name="P325">Команда</text:p>
          </table:table-cell>
          <table:table-cell table:style-name="TableCell326">
            <text:p text:style-name="P327">Описание</text:p>
          </table:table-cell>
        </table:table-row>
        <table:table-row table:style-name="TableRow328">
          <table:table-cell table:style-name="TableCell329">
            <text:p text:style-name="P330">USER [имя]</text:p>
          </table:table-cell>
          <table:table-cell table:style-name="TableCell331">
            <text:p text:style-name="P332">Передаёт серверу имя пользователя. Аргумент: [имя] - строка, указывающая имя почтового ящика.</text:p>
          </table:table-cell>
        </table:table-row>
        <table:table-row table:style-name="TableRow333">
          <table:table-cell table:style-name="TableCell334">
            <text:p text:style-name="P335">PASS [пароль]</text:p>
          </table:table-cell>
          <table:table-cell table:style-name="TableCell336">
            <text:p text:style-name="P337">Передаёт серверу пароль почтового ящика. Аргумент: [пароль] - пароль для<text:s/>почтового ящика</text:p>
          </table:table-cell>
        </table:table-row>
        <table:table-row table:style-name="TableRow338">
          <table:table-cell table:style-name="TableCell339">
            <text:p text:style-name="P340">QUIT</text:p>
          </table:table-cell>
          <table:table-cell table:style-name="TableCell341">
            <text:p text:style-name="TableContents"><text:span text:style-name="T342">Сервер завершает<text:s/></text:span><text:span text:style-name="T343">POP</text:span><text:span text:style-name="T344">3 сессию и переходит в режим<text:s/></text:span><text:span text:style-name="T345">UPDATE</text:span><text:span text:style-name="T346">. Когда клиент передаёт команду<text:s/></text:span><text:span text:style-name="T347">QUIT</text:span><text:span text:style-name="T348"><text:s/>в режиме<text:s/></text:span><text:span text:style-name="T349">TRANSACTION</text:span><text:span text:style-name="T350">, то сессия переходит в режим<text:s/></text:span><text:span text:style-name="T351">UPDATE</text:span><text:span text:style-name="T352">. В этом режиме сервер удаляет все сообщения, помеченные для удаления.<text:s/></text:span><text:span text:style-name="T353">После этого TCP</text:span><text:span text:style-name="T354"><text:s/>соединение закрывается.</text:span></text:p>
          </table:table-cell>
        </table:table-row>
        <table:table-row table:style-name="TableRow355">
          <table:table-cell table:style-name="TableCell356">
            <text:p text:style-name="P357">STAT</text:p>
          </table:table-cell>
          <table:table-cell table:style-name="TableCell358">
            <text:p text:style-name="TableContents"><text:span text:style-name="T359">В ответ на вызов команды сервер выдаёт положительный ответ "+</text:span><text:span text:style-name="T360">OK</text:span><text:span text:style-name="T361">", за которым следует количество сообщений в почтовом ящике и их общий размер в символах. Сообщения, которые помечены для удаления не учитываются в ответе<text:s/></text:span><text:span text:style-name="T362">сервера</text:span></text:p>
          </table:table-cell>
        </table:table-row>
        <table:table-row table:style-name="TableRow363">
          <table:table-cell table:style-name="TableCell364">
            <text:p text:style-name="P365">LIST [сообщение]</text:p>
          </table:table-cell>
          <table:table-cell table:style-name="TableCell366">
            <text:p text:style-name="P367">Если был передан аргумент, то сервер выдаёт информацию о указанном сообщении. Если аргумент не был передан, то сервер выдаёт информацию о всех сообщениях, находящихся в почтовом ящике. Сообщения, помеченные<text:s/>для удаления,<text:s/>не перечисляются. Аргумент: [сообщение] - номер сообщения (необязательный аргумент)</text:p>
          </table:table-cell>
        </table:table-row>
        <text:soft-page-break/>
        <table:table-row table:style-name="TableRow368">
          <table:table-cell table:style-name="TableCell369">
            <text:p text:style-name="P370">RETR [сообщение]</text:p>
          </table:table-cell>
          <table:table-cell table:style-name="TableCell371">
            <text:p text:style-name="TableContents"><text:span text:style-name="T372">После положительного ответа сервер передаёт содержание сообщения.<text:s/></text:span><text:span text:style-name="T373">Аргумент: [сообщение] - номер сообщения в почтовом ящике.</text:span></text:p>
          </table:table-cell>
        </table:table-row>
        <table:table-row table:style-name="TableRow374">
          <table:table-cell table:style-name="TableCell375">
            <text:p text:style-name="P376">DELE [ообщение]</text:p>
          </table:table-cell>
          <table:table-cell table:style-name="TableCell377">
            <text:p text:style-name="TableContents"><text:span text:style-name="T378">POP</text:span><text:span text:style-name="T379">3 сервер помечает ук</text:span><text:span text:style-name="T380">азанное сообщение как удалённое, но не удал</text:span><text:span text:style-name="T381">и</text:span><text:span text:style-name="T382">т его, пока сессия не перейдёт в редим<text:s/></text:span><text:span text:style-name="T383">UPDATE</text:span><text:span text:style-name="T384">. Аргумент: [сообщение] - номер сообщения в почтовом ящике.</text:span></text:p>
          </table:table-cell>
        </table:table-row>
        <table:table-row table:style-name="TableRow385">
          <table:table-cell table:style-name="TableCell386">
            <text:p text:style-name="P387">NOOP</text:p>
          </table:table-cell>
          <table:table-cell table:style-name="TableCell388">
            <text:p text:style-name="TableContents"><text:span text:style-name="T389">POP</text:span><text:span text:style-name="T390">3 сервер ничего не делает и вседа отвечает полжительно. Команда нужна для проверки работы сервера.</text:span></text:p>
          </table:table-cell>
        </table:table-row>
        <table:table-row table:style-name="TableRow391">
          <table:table-cell table:style-name="TableCell392">
            <text:p text:style-name="P393">RSET</text:p>
          </table:table-cell>
          <table:table-cell table:style-name="TableCell394">
            <text:p text:style-name="P395">Если какие - то сообщения были помечены для удаления, то с них снимается эта метка.</text:p>
          </table:table-cell>
        </table:table-row>
      </table:table>
      <text:p text:style-name="P396"/>
      <text:p text:style-name="P397">Область применения:</text:p>
      <text:p text:style-name="P398">Не<text:s/>защищённое<text:s/>чтение писем из почтового ящика.</text:p>
      <text:p text:style-name="P399"/>
      <text:p text:style-name="P400">Консоль</text:p>
      <table:table table:style-name="Table401">
        <table:table-columns>
          <table:table-column table:style-name="TableColumn402"/>
        </table:table-columns>
        <table:table-row table:style-name="TableRow403">
          <table:table-cell table:style-name="TableCell404">
            <text:p text:style-name="P405">penssl s_client -crlf -ign_eof -connect pop.yandex.ru:995</text:p>
            <text:p text:style-name="P406">CONNECTED(00000005)</text:p>
            <text:p text:style-name="P407">...</text:p>
            <text:p text:style-name="P408">read R BLOCK</text:p>
            <text:p text:style-name="P409">+OK POP Ya! na@2-9db8793d1493 eWa3LMgU20U1</text:p>
            <text:p text:style-name="P410">user olieaw1998</text:p>
            <text:p text:style-name="P411">+OK password, please.</text:p>
            <text:p text:style-name="P412">pass {password}</text:p>
            <text:p text:style-name="P413">+OK 284 12434772</text:p>
            <text:p text:style-name="P414">stat</text:p>
            <text:p text:style-name="P415">+OK 284 12434772</text:p>
            <text:p text:style-name="P416">list</text:p>
            <text:p text:style-name="P417">+OK 284<text:s/>12434772</text:p>
            <text:p text:style-name="P418">1 2241</text:p>
            <text:p text:style-name="P419">...</text:p>
            <text:p text:style-name="P420">284 386</text:p>
            <text:p text:style-name="P421">.</text:p>
            <text:p text:style-name="P422">top 1 0</text:p>
            <text:p text:style-name="P423">+OK 2241 octets.</text:p>
            <text:p text:style-name="P424">X-Yandex-FolderName: Inbox</text:p>
            <text:p text:style-name="P425">Received: from mxback28o.mail.yandex.net (localhost [127.0.0.1])</text:p>
            <text:p text:style-name="P426"><text:tab/>by mxback28o.mail.yandex.net with LMTP id KmrspvcnDK-hLPmn1L9;</text:p>
            <text:p text:style-name="P427"><text:tab/>Sat, 22 Feb 2020 15:32:20 +0300</text:p>
            <text:p text:style-name="P428">Received:<text:s/>from mxback28o.mail.yandex.net (localhost [127.0.0.1])</text:p>
            <text:p text:style-name="P429"><text:tab/>by mxback28o.mail.yandex.net (Yandex) with ESMTP id 97A056380745;</text:p>
            <text:p text:style-name="P430"><text:tab/>Sat, 22 Feb 2020 15:32:20 +0300 (MSK)</text:p>
            <text:p text:style-name="P431">X-Yandex-Internal: 1</text:p>
            <text:soft-page-break/>
            <text:p text:style-name="P432">Received: from iva4-bca95d3b11b1.qloud-c.yandex.net (iva4-bca95d3b11b1.qloud-c.yandex.net [2a02:6b8:c0c:4e8e:0:640:bca9:5d3b])</text:p>
            <text:p text:style-name="P433"><text:tab/>by mxback28o.mail.yandex.net (mxback/Yandex) with ESMTP id jc6eUojxAy-WKASb80a;</text:p>
            <text:p text:style-name="P434"><text:tab/>Sat, 22 Feb 2020 15:32:20 +0300</text:p>
            <text:p text:style-name="P435">X-Yandex-Front: mxback28o.mail.yandex.net</text:p>
            <text:p text:style-name="P436">X-Yandex-TimeMark: 1582374740.583</text:p>
            <text:p text:style-name="P437">...</text:p>
            <text:p text:style-name="P438">Message-Id: &lt;20200222153220.Vg1q7pkL@iva4-bca95d3b11b1.qloud-c.yandex.net&gt;</text:p>
            <text:p text:style-name="P439">Date: Sat, 22 Feb 2020 15:32:20 +0300</text:p>
            <text:p text:style-name="P440">X-Yandex-Suid-Status: 1 788862214</text:p>
            <text:p text:style-name="P441">X-Yandex-Spam: 1</text:p>
            <text:p text:style-name="P442">X-Yandex-Envelope: ...</text:p>
            <text:p text:style-name="P443">FROM: &lt;danila.kuryakin@yandex.ru&gt;</text:p>
            <text:p text:style-name="P444">TO: &lt;olieaw1998@yandex.ru&gt;</text:p>
            <text:p text:style-name="P445">Subject: Test</text:p>
            <text:p text:style-name="P446">Return-Path: danila.kuryakin@yandex.ru</text:p>
            <text:p text:style-name="P447">X-Yandex-Forward: 03a41cbd5f2f1d6b7f7bc72cfa262fa7</text:p>
            <text:p text:style-name="P448"/>
            <text:p text:style-name="P449">.</text:p>
          </table:table-cell>
        </table:table-row>
      </table:table>
      <text:p text:style-name="P450"/>
      <text:p text:style-name="P451">IMAP</text:p>
      <text:p text:style-name="P452">Оснвоные свеенья:</text:p>
      <text:p text:style-name="P453"><text:span text:style-name="T454">IMAP</text:span><text:span text:style-name="T455"><text:s/>(англ.<text:s/></text:span><text:span text:style-name="T456">Internet</text:span><text:span text:style-name="T457"><text:s/></text:span><text:span text:style-name="T458">Message</text:span><text:span text:style-name="T459"><text:s/></text:span><text:span text:style-name="T460">Access</text:span><text:span text:style-name="T461"><text:s/></text:span><text:span text:style-name="T462">Protocol</text:span><text:span text:style-name="T463">) — протокол прикладного уровня для доступа к электронной почте. Существенным отличием протокола<text:s/></text:span><text:span text:style-name="T464">IMAP</text:span><text:span text:style-name="T465">4 от протокола РОРЗ является то, что<text:s/></text:span><text:span text:style-name="T466">IMAP</text:span><text:span text:style-name="T467">4 поддерживает работу с системой каталогов (или папок) удаленных сообщений так же, как если бы они располагались на локальном компьютере.<text:s/></text:span><text:span text:style-name="T468">IMAP</text:span><text:span text:style-name="T469">4 позволяет клиенту создавать, удалять и переименовывать почтовые ящи</text:span><text:span text:style-name="T470">ки, проверять наличие новых сообщений и удалять старые.<text:s/></text:span><text:span text:style-name="T471">Благодаря тому, что</text:span><text:span text:style-name="T472"><text:s/></text:span><text:span text:style-name="T473">IMAP</text:span><text:span text:style-name="T474">4 поддерживает механизм уникальной идентификации каждого сообщения в почтовой папке клиента, он позволяет читать из почтового ящика только сообщения, удовлетворяющие определенны</text:span><text:span text:style-name="T475">м условиям или их части, менять атрибуты сообщений и перемещать отдельные сообщения.<text:s/></text:span><text:span text:style-name="T476">Для передачи данных используется протокол TCP, порт 110.</text:span></text:p>
      <text:p text:style-name="P477"/>
      <text:p text:style-name="P478">Основные команды:</text:p>
      <table:table table:style-name="Table479">
        <table:table-columns>
          <table:table-column table:style-name="TableColumn480"/>
          <table:table-column table:style-name="TableColumn481"/>
        </table:table-columns>
        <table:table-row table:style-name="TableRow482">
          <table:table-cell table:style-name="TableCell483">
            <text:p text:style-name="P484">Команда</text:p>
          </table:table-cell>
          <table:table-cell table:style-name="TableCell485">
            <text:p text:style-name="P486">Описание</text:p>
          </table:table-cell>
        </table:table-row>
        <table:table-row table:style-name="TableRow487">
          <table:table-cell table:style-name="TableCell488">
            <text:p text:style-name="P489">LOGIN [username][password]</text:p>
          </table:table-cell>
          <table:table-cell table:style-name="TableCell490">
            <text:p text:style-name="TableContents"><text:span text:style-name="T491">Позволяет клиенту при регистрации на сервере<text:s/></text:span><text:span text:style-name="T492">IMAP</text:span><text:span text:style-name="T493"><text:s/></text:span><text:span text:style-name="T494">использовать идентификатор пользователя и пароль в обычном текстовом виде.</text:span></text:p>
          </table:table-cell>
        </table:table-row>
        <text:soft-page-break/>
        <table:table-row table:style-name="TableRow495">
          <table:table-cell table:style-name="TableCell496">
            <text:p text:style-name="P497">AUTHENTICATE [method]</text:p>
          </table:table-cell>
          <table:table-cell table:style-name="TableCell498">
            <text:p text:style-name="TableContents"><text:span text:style-name="T499">Позволяет клиенту использовать при регистрации на сервере<text:s/></text:span><text:span text:style-name="T500">IMAP</text:span><text:span text:style-name="T501"><text:s/>альтернативные методы проверки подлинности.</text:span></text:p>
          </table:table-cell>
        </table:table-row>
        <table:table-row table:style-name="TableRow502">
          <table:table-cell table:style-name="TableCell503">
            <text:p text:style-name="P504">CLOSE</text:p>
          </table:table-cell>
          <table:table-cell table:style-name="TableCell505">
            <text:p text:style-name="TableContents"><text:span text:style-name="T506">Закрывает почтовый ящик. Когда почтовый ящик</text:span><text:span text:style-name="T507"><text:s/>закрыт с помощью этой команды, то сообщения, помеченные флагом</text:span><text:span text:style-name="T508"> </text:span><text:span text:style-name="T509">\</text:span><text:span text:style-name="T510">DELETED</text:span><text:span text:style-name="T511">, удаляются из него.<text:s/></text:span><text:span text:style-name="T512">Не имеет параметров.</text:span></text:p>
          </table:table-cell>
        </table:table-row>
        <table:table-row table:style-name="TableRow513">
          <table:table-cell table:style-name="TableCell514">
            <text:p text:style-name="P515">LOGOUT</text:p>
          </table:table-cell>
          <table:table-cell table:style-name="TableCell516">
            <text:p text:style-name="P517">Завершает сеанс для текущего идентификатора пользователя.</text:p>
          </table:table-cell>
        </table:table-row>
        <table:table-row table:style-name="TableRow518">
          <table:table-cell table:style-name="TableCell519">
            <text:p text:style-name="P520">CREATE [имя ящика]</text:p>
          </table:table-cell>
          <table:table-cell table:style-name="TableCell521">
            <text:p text:style-name="P522">Создаёт новый почтовый ящик. Имя и местоположение новых<text:s/>почтовых ящиков определяются в соответствии с общими спецификациями сервера.</text:p>
          </table:table-cell>
        </table:table-row>
        <table:table-row table:style-name="TableRow523">
          <table:table-cell table:style-name="TableCell524">
            <text:p text:style-name="P525">DELETE [имя ящика]</text:p>
          </table:table-cell>
          <table:table-cell table:style-name="TableCell526">
            <text:p text:style-name="TableContents"><text:span text:style-name="T527">Удаление почтового ящика с именем, указанным в качестве аргумента команды.<text:s/></text:span><text:span text:style-name="T528">Сообщения удаляются вместе с ящиками и восстановлению не подлежат.</text:span></text:p>
          </table:table-cell>
        </table:table-row>
        <table:table-row table:style-name="TableRow529">
          <table:table-cell table:style-name="TableCell530">
            <text:p text:style-name="TableContents"><text:span text:style-name="T531">RENAME</text:span><text:span text:style-name="T532"><text:s/>[имя ящик</text:span><text:span text:style-name="T533">а] [новое имя]</text:span></text:p>
          </table:table-cell>
          <table:table-cell table:style-name="TableCell534">
            <text:p text:style-name="P535">Изменяет имя почтового ящика.</text:p>
          </table:table-cell>
        </table:table-row>
        <table:table-row table:style-name="TableRow536">
          <table:table-cell table:style-name="TableCell537">
            <text:p text:style-name="P538">SUBSCRIBE [имя ящика]</text:p>
          </table:table-cell>
          <table:table-cell table:style-name="TableCell539">
            <text:p text:style-name="P540">Добавляет почтовый ящик в список активных ящиков клиента</text:p>
          </table:table-cell>
        </table:table-row>
        <table:table-row table:style-name="TableRow541">
          <table:table-cell table:style-name="TableCell542">
            <text:p text:style-name="P543">UNSUBSCRIBE [имя ящика]</text:p>
          </table:table-cell>
          <table:table-cell table:style-name="TableCell544">
            <text:p text:style-name="P545">Удаляет почтовые ящики из списка активных.</text:p>
          </table:table-cell>
        </table:table-row>
        <table:table-row table:style-name="TableRow546">
          <table:table-cell table:style-name="TableCell547">
            <text:p text:style-name="P548">LIST [бааз][имя ящика]</text:p>
          </table:table-cell>
          <table:table-cell table:style-name="TableCell549">
            <text:p text:style-name="P550">Получить список всех почтовых ящиков<text:s/>клиента</text:p>
          </table:table-cell>
        </table:table-row>
        <table:table-row table:style-name="TableRow551">
          <table:table-cell table:style-name="TableCell552">
            <text:p text:style-name="P553">LSUB [бааз][имя ящика]</text:p>
          </table:table-cell>
          <table:table-cell table:style-name="TableCell554">
            <text:p text:style-name="TableContents"><text:span text:style-name="T555">В отличие от команды</text:span><text:span text:style-name="T556"> </text:span><text:span text:style-name="T557">LIST</text:span><text:span text:style-name="T558"> </text:span><text:span text:style-name="T559">используется для получения списка ящиков, активизированных командой</text:span><text:span text:style-name="T560"> </text:span><text:span text:style-name="T561">SUBSCRIBE</text:span></text:p>
          </table:table-cell>
        </table:table-row>
        <table:table-row table:style-name="TableRow562">
          <table:table-cell table:style-name="TableCell563">
            <text:p text:style-name="TableContents"><text:span text:style-name="T564">STATUS</text:span><text:span text:style-name="T565"><text:s/>[имя ящика] [имена элементов состония]</text:span></text:p>
          </table:table-cell>
          <table:table-cell table:style-name="TableCell566">
            <text:p text:style-name="P567">Формирует запрос о текущем состоянии почтового ящика.</text:p>
          </table:table-cell>
        </table:table-row>
        <table:table-row table:style-name="TableRow568">
          <table:table-cell table:style-name="TableCell569">
            <text:p text:style-name="P570">APPEND [имя ящика]<text:s/>[флаги]</text:p>
          </table:table-cell>
          <table:table-cell table:style-name="TableCell571">
            <text:p text:style-name="P572">Добавляет сообщение в конец указанного почтового ящика.</text:p>
          </table:table-cell>
        </table:table-row>
        <table:table-row table:style-name="TableRow573">
          <table:table-cell table:style-name="TableCell574">
            <text:p text:style-name="P575">CHECK</text:p>
          </table:table-cell>
          <table:table-cell table:style-name="TableCell576">
            <text:p text:style-name="P577">Устанавливает контрольную точку в почтовом ящике</text:p>
          </table:table-cell>
        </table:table-row>
        <table:table-row table:style-name="TableRow578">
          <table:table-cell table:style-name="TableCell579">
            <text:p text:style-name="P580">EXPUNGE</text:p>
          </table:table-cell>
          <table:table-cell table:style-name="TableCell581">
            <text:p text:style-name="TableContents"><text:span text:style-name="T582">Удаляет из почтового ящика все сообщения, помеченные флагом<text:s/></text:span><text:span text:style-name="T583">DELETE</text:span></text:p>
          </table:table-cell>
        </table:table-row>
        <table:table-row table:style-name="TableRow584">
          <table:table-cell table:style-name="TableCell585">
            <text:p text:style-name="P586">SEARCH [критерии]</text:p>
          </table:table-cell>
          <table:table-cell table:style-name="TableCell587">
            <text:p text:style-name="P588">Поиск сообщений по критериям в активном<text:s/>почтовом ящике с последующим отображением результатов в виде номера сообщения.</text:p>
          </table:table-cell>
        </table:table-row>
        <text:soft-page-break/>
        <table:table-row table:style-name="TableRow589">
          <table:table-cell table:style-name="TableCell590">
            <text:p text:style-name="P591">FETCH [набор сообщений]</text:p>
          </table:table-cell>
          <table:table-cell table:style-name="TableCell592">
            <text:p text:style-name="P593">Получить текст почтового сообщения. Команда применяется только для отображения сообщений.</text:p>
          </table:table-cell>
        </table:table-row>
        <table:table-row table:style-name="TableRow594">
          <table:table-cell table:style-name="TableCell595">
            <text:p text:style-name="P596">STORE</text:p>
          </table:table-cell>
          <table:table-cell table:style-name="TableCell597">
            <text:p text:style-name="P598">Изменяет информацию о сообщении.</text:p>
          </table:table-cell>
        </table:table-row>
        <table:table-row table:style-name="TableRow599">
          <table:table-cell table:style-name="TableCell600">
            <text:p text:style-name="TableContents"><text:span text:style-name="T601">COPY</text:span><text:span text:style-name="T602"><text:s/>[набор<text:s/></text:span><text:span text:style-name="T603">сообщений][имя ящика]</text:span></text:p>
          </table:table-cell>
          <table:table-cell table:style-name="TableCell604">
            <text:p text:style-name="P605">Копирует сообщения из одного почтового ящика в другой.</text:p>
          </table:table-cell>
        </table:table-row>
        <table:table-row table:style-name="TableRow606">
          <table:table-cell table:style-name="TableCell607">
            <text:p text:style-name="P608">CAPABILITY</text:p>
          </table:table-cell>
          <table:table-cell table:style-name="TableCell609">
            <text:p text:style-name="TableContents"><text:span text:style-name="T610">Запрос у сервера<text:s/></text:span><text:span text:style-name="T611">IMAP</text:span><text:span text:style-name="T612"><text:s/>информации о его возможностях.</text:span></text:p>
          </table:table-cell>
        </table:table-row>
        <table:table-row table:style-name="TableRow613">
          <table:table-cell table:style-name="TableCell614">
            <text:p text:style-name="P615">NOOP</text:p>
          </table:table-cell>
          <table:table-cell table:style-name="TableCell616">
            <text:p text:style-name="P617">Применяться для поддержки активности во время сеанса для того, чтобы сеанс не прекратился по таймеру интервала ожидания.</text:p>
          </table:table-cell>
        </table:table-row>
      </table:table>
      <text:p text:style-name="P618"/>
      <text:p text:style-name="P619">Область применения:</text:p>
      <text:p text:style-name="P620">Чтение писем из ящика с возможностью категоризации писем с помощью каталогов и фильтров.</text:p>
      <text:p text:style-name="P621"/>
      <text:p text:style-name="P622">Консоль:</text:p>
      <table:table table:style-name="Table623">
        <table:table-columns>
          <table:table-column table:style-name="TableColumn624"/>
        </table:table-columns>
        <table:table-row table:style-name="TableRow625">
          <table:table-cell table:style-name="TableCell626">
            <text:p text:style-name="P627">openssl s_client -crlf -ign_eof -connect imap.yandex.ru:993</text:p>
            <text:p text:style-name="P628">CONNECTED(00000005)</text:p>
            <text:p text:style-name="P629">...</text:p>
            <text:p text:style-name="P630">read R BLOCK</text:p>
            <text:p text:style-name="P631">* OK Yandex IMAP4rev1 at<text:s/>iva7-f0db5f3f8cb7.qloud-c.yandex.net:993 ready to talk with ::ffff:89.223.47.203:47926, 2020-Feb-22 15:39:30, UdacHg5Ipa61</text:p>
            <text:p text:style-name="P632">. login<text:s/>{username}<text:s/>{password}</text:p>
            <text:p text:style-name="P633">* CAPABILITY IMAP4rev1 CHILDREN UNSELECT LITERAL+ NAMESPACE XLIST BINARY UIDPLUS ENABLE ID IDLE MOVE</text:p>
            <text:p text:style-name="P634">.<text:s/>OK login Completed.</text:p>
            <text:p text:style-name="P635">. list "" "*"</text:p>
            <text:p text:style-name="P636">* list (\Unmarked \HasNoChildren) "|" Archive</text:p>
            <text:p text:style-name="P637">* list (\Marked \HasNoChildren \Drafts) "|" Drafts</text:p>
            <text:p text:style-name="P638">* list (\Marked \NoInferiors) "|" INBOX</text:p>
            <text:p text:style-name="P639">* list (\Unmarked \HasNoChildren) "|" Outbox</text:p>
            <text:p text:style-name="P640">* list (\Marked \HasNoChildren \Sent)<text:s/>"|" Sent</text:p>
            <text:p text:style-name="P641">* list (\Marked \HasNoChildren \Junk) "|" Spam</text:p>
            <text:p text:style-name="P642">* list (\Unmarked \HasNoChildren \Trash) "|" Trash</text:p>
            <text:p text:style-name="P643">. OK list Completed.</text:p>
            <text:p text:style-name="P644">. status INBOX (messages)</text:p>
            <text:p text:style-name="P645">* STATUS INBOX (MESSAGES 261)</text:p>
            <text:p text:style-name="P646">. OK status Completed.</text:p>
          </table:table-cell>
        </table:table-row>
      </table:table>
      <text:p text:style-name="P647"/>
      <text:p text:style-name="P648">HTTP</text:p>
      <text:list text:style-name="LFO12" text:continue-numbering="true">
        <text:list-item>
          <text:p text:style-name="P649">Hyper Text Transfer Protocol</text:p>
        </text:list-item>
        <text:list-item>
          <text:p text:style-name="P650">Портокол передачи файлов, объектов.</text:p>
        </text:list-item>
        <text:list-item>
          <text:p text:style-name="P651">Использует TCP, порт 80.</text:p>
        </text:list-item>
        <text:list-item>
          <text:p text:style-name="P652">Фомтар HTTP-зарпоса:</text:p>
        </text:list-item>
        <text:list-item>
          <text:p text:style-name="P653">&lt;Reques-line&gt; - строка запроса</text:p>
        </text:list-item>
        <text:list-item>
          <text:p text:style-name="P654">&lt;General-header&gt; - общий заголовок</text:p>
        </text:list-item>
        <text:list-item>
          <text:p text:style-name="P655">&lt;Request-header&gt; - заголовок запоса</text:p>
        </text:list-item>
        <text:list-item>
          <text:p text:style-name="P656">&lt;Entity-header&gt; - заголовок сообщения</text:p>
        </text:list-item>
        <text:list-item>
          <text:p text:style-name="P657">&lt;Body&gt; - тело</text:p>
        </text:list-item>
      </text:list>
      <text:p text:style-name="P658">Форма:<text:s/>&lt;METHOD&gt;&lt;URL&gt;&lt;HTTP-VERSION&gt;</text:p>
      <text:p text:style-name="P659">Методы:</text:p>
      <text:list text:style-name="LFO13" text:continue-numbering="true">
        <text:list-item>
          <text:p text:style-name="P660">GET</text:p>
        </text:list-item>
        <text:list-item>
          <text:p text:style-name="P661">HOST</text:p>
        </text:list-item>
        <text:list-item>
          <text:p text:style-name="P662">HEAD</text:p>
        </text:list-item>
        <text:list-item>
          <text:p text:style-name="P663">PUT</text:p>
        </text:list-item>
        <text:list-item>
          <text:p text:style-name="P664">DELETE</text:p>
        </text:list-item>
        <text:list-item>
          <text:p text:style-name="P665">OPTIONS</text:p>
        </text:list-item>
        <text:list-item>
          <text:p text:style-name="P666">UPDATE</text:p>
        </text:list-item>
      </text:list>
      <text:p text:style-name="P667">Коды ответов:</text:p>
      <text:list text:style-name="LFO14" text:continue-numbering="true">
        <text:list-item>
          <text:p text:style-name="P668">1хх – информационные</text:p>
        </text:list-item>
        <text:list-item>
          <text:p text:style-name="P669">2хх – ОК</text:p>
        </text:list-item>
        <text:list-item>
          <text:p text:style-name="P670">3хх – перадресация</text:p>
        </text:list-item>
        <text:list-item>
          <text:p text:style-name="P671">4хх – ошибка клиента</text:p>
        </text:list-item>
        <text:list-item>
          <text:p text:style-name="P672">5хх – ошибка сервера</text:p>
        </text:list-item>
      </text:list>
      <text:p text:style-name="P673"/>
      <text:p text:style-name="P674">Область применения:</text:p>
      <text:p text:style-name="P675">Удаленное сообщение<text:s/>в сфере веб-технологий в виде<text:s/>самых различных запросов информации к серверам, реализующим сервисы по указанию широкого<text:s/>сектора<text:s/>услуг, к<text:s/>примеру<text:s/>- поисковик.</text:p>
      <text:p text:style-name="P676"/>
      <text:p text:style-name="P677">Консоль</text:p>
      <table:table table:style-name="Table678">
        <table:table-columns>
          <table:table-column table:style-name="TableColumn679"/>
        </table:table-columns>
        <table:table-row table:style-name="TableRow680">
          <table:table-cell table:style-name="TableCell681">
            <text:p text:style-name="P682">openssl s_client -connect yandex.ru:443</text:p>
            <text:p text:style-name="P683">CONNECTED(00000005)</text:p>
            <text:p text:style-name="P684">...</text:p>
            <text:p text:style-name="P685">read R BLOCK</text:p>
            <text:p text:style-name="P686">GET / HTTP/1.1</text:p>
            <text:p text:style-name="P687">host: yandex.ru</text:p>
            <text:p text:style-name="P688"/>
            <text:p text:style-name="P689">HTTP/1.1 200<text:s/>Ok</text:p>
            <text:p text:style-name="P690">Cache-Control: no-cache,no-store,max-age=0,must-revalidate</text:p>
            <text:p text:style-name="P691">Content-Length: 160569</text:p>
            <text:p text:style-name="P692">Content-Security-Policy: ...</text:p>
            <text:p text:style-name="P693">Content-Type: text/html; charset=UTF-8</text:p>
            <text:p text:style-name="P694">Date: Sun, 23 Feb 2020 21:21:28 GMT</text:p>
            <text:p text:style-name="P695">Expires: Sun, 23 Feb 2020 21:21:29 GMT</text:p>
            <text:soft-page-break/>
            <text:p text:style-name="P696">Last-Modified: Sun, 23 Feb<text:s/>2020 21:21:29 GMT</text:p>
            <text:p text:style-name="P697">P3P: policyref="/w3c/p3p.xml", CP="NON DSP ADM DEV PSD IVDo OUR IND STP PHY PRE NAV UNI"</text:p>
            <text:p text:style-name="P698">Set-Cookie: yp=1585084889.ygu.1; Expires=Wed, 20-Feb-2030 21:21:28 GMT; Domain=.yandex.ru; Path=/</text:p>
            <text:p text:style-name="P699">Set-Cookie: mda=0; Expires=Mon, 22-Jun-2020 21:21:28 GMT; Domain=.yandex.ru; Path=/</text:p>
            <text:p text:style-name="P700">Set-Cookie: yandex_gid=2; Expires=Tue, 24-Mar-2020 21:21:28 GMT; Domain=.yandex.ru; Path=/</text:p>
            <text:p text:style-name="P701">Set-Cookie: yandexuid=6276465091582492888; Expires=Wed, 20-Feb-2030 21:21:28 GMT; Domain=.yandex.ru; Path=/</text:p>
            <text:p text:style-name="P702">Set-Cookie: ...</text:p>
            <text:p text:style-name="P703">X-Content-Type-Options: nosniff</text:p>
            <text:p text:style-name="P704">X-Frame-Options: DENY</text:p>
            <text:p text:style-name="P705"/>
            <text:p text:style-name="P706">&lt;!DOCTYPE html&gt;&lt;html class="i-ua_js_no i-ua_css_standart i-ua_browser_ i-ua_browser_desktop i-ua_platform_other" lang="ru"&gt;...</text:p>
          </table:table-cell>
        </table:table-row>
      </table:table>
      <text:p text:style-name="P707"/>
      <text:p text:style-name="P708">FTP</text:p>
      <text:p text:style-name="P709">Основные сведенья</text:p>
      <text:list text:style-name="LFO15" text:continue-numbering="true">
        <text:list-item>
          <text:p text:style-name="P710">Fiel Transfer Protocol.</text:p>
        </text:list-item>
        <text:list-item>
          <text:p text:style-name="P711"><text:span text:style-name="T712">Ипользует протокол<text:s/></text:span><text:span text:style-name="T713">TCP</text:span><text:span text:style-name="T714">.</text:span></text:p>
        </text:list-item>
        <text:list-item>
          <text:p text:style-name="P715">Поддерживает два режима пердачи.</text:p>
        </text:list-item>
      </text:list>
      <text:p text:style-name="P716"/>
      <text:p text:style-name="P717">Активный режим</text:p>
      <text:list text:style-name="LFO16" text:continue-numbering="true">
        <text:list-item>
          <text:p text:style-name="P718">Режим по умолчанию.</text:p>
        </text:list-item>
        <text:list-item>
          <text:p text:style-name="P719">Сервер инициирует соединение данных.</text:p>
        </text:list-item>
        <text:list-item>
          <text:p text:style-name="P720">Клиент открывает сшушащий порт.</text:p>
        </text:list-item>
        <text:list-item>
          <text:p text:style-name="P721">Номер порта сервера 20.</text:p>
        </text:list-item>
        <text:list-item>
          <text:p text:style-name="P722"><text:span text:style-name="T723">Невозможно использовать с технологиями типа<text:s/></text:span><text:span text:style-name="T724">NAT</text:span><text:span text:style-name="T725">,<text:s/></text:span><text:span text:style-name="T726">Proxy</text:span><text:span text:style-name="T727">.</text:span></text:p>
        </text:list-item>
        <text:list-item>
          <text:p text:style-name="P728">Обычно запрещен в месетевых экранах.</text:p>
        </text:list-item>
      </text:list>
      <text:p text:style-name="P729"/>
      <text:p text:style-name="P730">Пасивный режим</text:p>
      <text:list text:style-name="LFO17" text:continue-numbering="true">
        <text:list-item>
          <text:p text:style-name="P731">Клиент инициирует соединение данных</text:p>
        </text:list-item>
        <text:list-item>
          <text:p text:style-name="P732">Сервер информирует о параметахканала данных.</text:p>
        </text:list-item>
        <text:list-item>
          <text:p text:style-name="P733">Сервер открывает слущащий порт.</text:p>
        </text:list-item>
        <text:list-item>
          <text:p text:style-name="P734">Поддерживается не всеми реализациями.</text:p>
        </text:list-item>
      </text:list>
      <text:p text:style-name="P735"/>
      <text:p text:style-name="P736">Оновные команды</text:p>
      <table:table table:style-name="Table737">
        <table:table-columns>
          <table:table-column table:style-name="TableColumn738"/>
          <table:table-column table:style-name="TableColumn739"/>
        </table:table-columns>
        <table:table-row table:style-name="TableRow740">
          <table:table-cell table:style-name="TableCell741">
            <text:p text:style-name="P742">Команды</text:p>
          </table:table-cell>
          <table:table-cell table:style-name="TableCell743">
            <text:p text:style-name="P744">Описание</text:p>
          </table:table-cell>
        </table:table-row>
        <table:table-row table:style-name="TableRow745">
          <table:table-cell table:style-name="TableCell746">
            <text:p text:style-name="P747">USER &lt;имя&gt;</text:p>
          </table:table-cell>
          <table:table-cell table:style-name="TableCell748">
            <text:p text:style-name="P749"><text:s/>Имя пользователя</text:p>
          </table:table-cell>
        </table:table-row>
        <table:table-row table:style-name="TableRow750">
          <table:table-cell table:style-name="TableCell751">
            <text:p text:style-name="P752">PASS &lt;пароль&gt;</text:p>
          </table:table-cell>
          <table:table-cell table:style-name="TableCell753">
            <text:p text:style-name="P754">Пароль<text:s/>пользователя</text:p>
          </table:table-cell>
        </table:table-row>
        <text:soft-page-break/>
        <table:table-row table:style-name="TableRow755">
          <table:table-cell table:style-name="TableCell756">
            <text:p text:style-name="P757">ABOR</text:p>
          </table:table-cell>
          <table:table-cell table:style-name="TableCell758">
            <text:p text:style-name="P759">Перрвать передачу файла</text:p>
          </table:table-cell>
        </table:table-row>
        <table:table-row table:style-name="TableRow760">
          <table:table-cell table:style-name="TableCell761">
            <text:p text:style-name="P762">QUIT</text:p>
          </table:table-cell>
          <table:table-cell table:style-name="TableCell763">
            <text:p text:style-name="P764">Выйти</text:p>
          </table:table-cell>
        </table:table-row>
        <table:table-row table:style-name="TableRow765">
          <table:table-cell table:style-name="TableCell766">
            <text:p text:style-name="P767">DELE &lt;имя&gt;</text:p>
          </table:table-cell>
          <table:table-cell table:style-name="TableCell768">
            <text:p text:style-name="P769">Удалить файл</text:p>
          </table:table-cell>
        </table:table-row>
        <table:table-row table:style-name="TableRow770">
          <table:table-cell table:style-name="TableCell771">
            <text:p text:style-name="P772">RNFR &lt;имя&gt;</text:p>
          </table:table-cell>
          <table:table-cell table:style-name="TableCell773">
            <text:p text:style-name="P774">Переименовать из</text:p>
          </table:table-cell>
        </table:table-row>
        <table:table-row table:style-name="TableRow775">
          <table:table-cell table:style-name="TableCell776">
            <text:p text:style-name="P777">RNTO &lt;имя&gt;</text:p>
          </table:table-cell>
          <table:table-cell table:style-name="TableCell778">
            <text:p text:style-name="P779">Преименовать в</text:p>
          </table:table-cell>
        </table:table-row>
        <table:table-row table:style-name="TableRow780">
          <table:table-cell table:style-name="TableCell781">
            <text:p text:style-name="P782">RMD &lt;имя&gt;</text:p>
          </table:table-cell>
          <table:table-cell table:style-name="TableCell783">
            <text:p text:style-name="P784">Удалить каталог</text:p>
          </table:table-cell>
        </table:table-row>
        <table:table-row table:style-name="TableRow785">
          <table:table-cell table:style-name="TableCell786">
            <text:p text:style-name="P787">MKD &lt;имя&gt;</text:p>
          </table:table-cell>
          <table:table-cell table:style-name="TableCell788">
            <text:p text:style-name="P789">Создать каталог</text:p>
          </table:table-cell>
        </table:table-row>
        <table:table-row table:style-name="TableRow790">
          <table:table-cell table:style-name="TableCell791">
            <text:p text:style-name="P792">PWD</text:p>
          </table:table-cell>
          <table:table-cell table:style-name="TableCell793">
            <text:p text:style-name="P794">Текущий каталог</text:p>
          </table:table-cell>
        </table:table-row>
        <table:table-row table:style-name="TableRow795">
          <table:table-cell table:style-name="TableCell796">
            <text:p text:style-name="P797">PORT a1, a2, a3, a4, p1, p2</text:p>
          </table:table-cell>
          <table:table-cell table:style-name="TableCell798">
            <text:p text:style-name="TableContents"><text:span text:style-name="T799">Перевод в<text:s/></text:span><text:span text:style-name="T800">активный режим, порт<text:s/></text:span><text:span text:style-name="T801">p</text:span><text:span text:style-name="T802">1 * 256 +<text:s/></text:span><text:span text:style-name="T803">p</text:span><text:span text:style-name="T804">2</text:span></text:p>
          </table:table-cell>
        </table:table-row>
        <table:table-row table:style-name="TableRow805">
          <table:table-cell table:style-name="TableCell806">
            <text:p text:style-name="P807">PASV</text:p>
          </table:table-cell>
          <table:table-cell table:style-name="TableCell808">
            <text:p text:style-name="P809">Певдор в пассивный режим</text:p>
          </table:table-cell>
        </table:table-row>
        <table:table-row table:style-name="TableRow810">
          <table:table-cell table:style-name="TableCell811">
            <text:p text:style-name="P812">TYPE A|E|I</text:p>
          </table:table-cell>
          <table:table-cell table:style-name="TableCell813">
            <text:p text:style-name="P814">ASCI/EDCDIC/Image</text:p>
          </table:table-cell>
        </table:table-row>
        <table:table-row table:style-name="TableRow815">
          <table:table-cell table:style-name="TableCell816">
            <text:p text:style-name="P817">MODE S|B|C</text:p>
          </table:table-cell>
          <table:table-cell table:style-name="TableCell818">
            <text:p text:style-name="P819">Ржеим пердачи данных Stream/Block/Compressed</text:p>
          </table:table-cell>
        </table:table-row>
        <table:table-row table:style-name="TableRow820">
          <table:table-cell table:style-name="TableCell821">
            <text:p text:style-name="P822">RETR &lt;имя&gt;</text:p>
          </table:table-cell>
          <table:table-cell table:style-name="TableCell823">
            <text:p text:style-name="P824">Получить файл</text:p>
          </table:table-cell>
        </table:table-row>
        <table:table-row table:style-name="TableRow825">
          <table:table-cell table:style-name="TableCell826">
            <text:p text:style-name="P827">STOR &lt;имя&gt;</text:p>
          </table:table-cell>
          <table:table-cell table:style-name="TableCell828">
            <text:p text:style-name="P829">Записать файл</text:p>
          </table:table-cell>
        </table:table-row>
        <table:table-row table:style-name="TableRow830">
          <table:table-cell table:style-name="TableCell831">
            <text:p text:style-name="P832">LIST &lt;путь&gt;</text:p>
          </table:table-cell>
          <table:table-cell table:style-name="TableCell833">
            <text:p text:style-name="P834">Получить спиок файлов с атрибутами</text:p>
          </table:table-cell>
        </table:table-row>
        <table:table-row table:style-name="TableRow835">
          <table:table-cell table:style-name="TableCell836">
            <text:p text:style-name="P837">NLST &lt;путь&gt;</text:p>
          </table:table-cell>
          <table:table-cell table:style-name="TableCell838">
            <text:p text:style-name="P839">Получить список имен файлов</text:p>
          </table:table-cell>
        </table:table-row>
      </table:table>
      <text:p text:style-name="P840"/>
      <text:p text:style-name="P841">Область применения:</text:p>
      <text:p text:style-name="P842">Простота при размещении в рамках хранилища института или прочего применения с назначением эффективного продоставления доступа к информации с минимальными требованиями к конфеденциальности.</text:p>
      <text:p text:style-name="P843"/>
      <text:p text:style-name="P844">Консоль 1:</text:p>
      <table:table table:style-name="Table845">
        <table:table-columns>
          <table:table-column table:style-name="TableColumn846"/>
        </table:table-columns>
        <table:table-row table:style-name="TableRow847">
          <table:table-cell table:style-name="TableCell848">
            <text:p text:style-name="P849">danila@danila-pc:~$ telnet ftp.sunet.se 47390</text:p>
            <text:p text:style-name="P850">Trying 194.71.11.173...</text:p>
            <text:p text:style-name="P851">Trying 194.71.11.165...</text:p>
            <text:p text:style-name="P852">Connected to ftp.sunet.se.</text:p>
            <text:p text:style-name="P853">Escape character is '^]'.</text:p>
            <text:p text:style-name="P854">-rw-r--r-- <text:s text:c="3"/>1 ftp <text:s text:c="5"/>ftp <text:s text:c="10"/>754 Dec 23 00:43 HEADER.html</text:p>
            <text:p text:style-name="P855">lrwxrwxrwx <text:s text:c="3"/>1 ftp <text:s text:c="5"/>ftp<text:s/><text:s text:c="12"/>3 Mar 16 <text:s/>2010 Public -&gt; pub</text:p>
            <text:p text:style-name="P856">drwxr-xr-x <text:s text:c="3"/>3 ftp <text:s text:c="5"/>ftp <text:s text:c="11"/>16 Mar 29 <text:s/>2019 about</text:p>
            <text:p text:style-name="P857">drwxr-sr-x <text:s text:c="2"/>22 ftp <text:s text:c="5"/>ftp <text:s text:c="11"/>25 Feb 24 11:56 cdimage</text:p>
            <text:p text:style-name="P858">drwxr-xr-x <text:s text:c="3"/>2 ftp <text:s text:c="5"/>ftp <text:s text:c="12"/>3 Jun 14 <text:s/>2006 conspiracy</text:p>
            <text:p text:style-name="P859">lrwxrwxrwx <text:s text:c="3"/>1 ftp <text:s text:c="2"/><text:s text:c="3"/>ftp <text:s text:c="11"/>22 Mar 16 <text:s/>2010 debian -&gt; cdimage/.debian-mirror</text:p>
            <text:p text:style-name="P860">drwxr-xr-x <text:s text:c="3"/>5 ftp <text:s text:c="5"/>ftp <text:s text:c="12"/>7 Feb 24 17:44 debian-backports</text:p>
            <text:p text:style-name="P861">lrwxrwxrwx <text:s text:c="3"/>1 ftp <text:s text:c="5"/>ftp <text:s text:c="11"/>16 Mar 16 <text:s/>2010 debian-cd -&gt; cdimage/release/</text:p>
            <text:p text:style-name="P862">-rw-r--r-- <text:s text:c="3"/>1 ftp <text:s text:c="5"/>ftp <text:s/><text:s text:c="7"/>15086 Apr 02 <text:s/>2018 favicon.ico</text:p>
            <text:p text:style-name="P863">drwxr-xr-x <text:s text:c="2"/>83 ftp <text:s text:c="5"/>ftp <text:s text:c="11"/>90 Dec 17 15:04 mirror</text:p>
            <text:soft-page-break/>
            <text:p text:style-name="P864">drwxr-xr-x <text:s text:c="3"/>4 ftp <text:s text:c="5"/>ftp <text:s text:c="11"/>12 Dec 17 15:08 pub</text:p>
            <text:p text:style-name="P865">lrwxrwxrwx <text:s text:c="3"/>1 ftp <text:s text:c="5"/>ftp <text:s text:c="11"/>23 Mar 16 <text:s/>2010 releases -&gt; mirror/ubuntu-releases/</text:p>
            <text:p text:style-name="P866">-rw-r--r-- <text:s text:c="3"/>1 ftp <text:s text:c="5"/>ftp <text:s text:c="9"/>1902 Mar 12 <text:s/>2019 robots.txt</text:p>
            <text:p text:style-name="P867">lrwxrwxrwx <text:s text:c="3"/>1 ftp <text:s text:c="5"/>ftp <text:s text:c="11"/>12 Aug 01 <text:s/>2016 tails -&gt; mirror/tails</text:p>
            <text:p text:style-name="P868">lrwxrwxrwx <text:s text:c="3"/>1 ftp <text:s text:c="5"/>ftp <text:s text:c="11"/>13 Mar 16 <text:s/>2010 ubuntu -&gt; mirror/ubuntu</text:p>
            <text:p text:style-name="P869">Connection closed by foreign host.</text:p>
            <text:p text:style-name="P870">danila@danila-pc:~$ telnet ftp.sunet.se 33475</text:p>
            <text:p text:style-name="P871">Trying 194.71.11.173...</text:p>
            <text:p text:style-name="P872">Trying 194.71.11.165...</text:p>
            <text:p text:style-name="P873">Connected to ftp.sunet.se.</text:p>
            <text:p text:style-name="P874">Escape character is '^]'.</text:p>
            <text:p text:style-name="P875"/>
            <text:p text:style-name="P876">User-agent: *</text:p>
            <text:p text:style-name="P877"># Rules without<text:s/>wildcards - original spec</text:p>
            <text:p text:style-name="P878">Disallow: /cdimage/.debian-mirror</text:p>
            <text:p text:style-name="P879">...</text:p>
            <text:p text:style-name="P880">Disallow: /*.dmg$</text:p>
            <text:p text:style-name="P881">Connection closed by foreign host.</text:p>
          </table:table-cell>
        </table:table-row>
      </table:table>
      <text:p text:style-name="P882"/>
      <text:p text:style-name="P883">Консоль 2:</text:p>
      <table:table table:style-name="Table884">
        <table:table-columns>
          <table:table-column table:style-name="TableColumn885"/>
        </table:table-columns>
        <table:table-row table:style-name="TableRow886">
          <table:table-cell table:style-name="TableCell887">
            <text:p text:style-name="P888">danila@danila-pc:~$ netcat ftp.sunet.se 21</text:p>
            <text:p text:style-name="P889">220 Please use http://ftp.acc.umu.se/ whenever possible.</text:p>
            <text:p text:style-name="P890">list</text:p>
            <text:p text:style-name="P891">530 Please login with<text:s/>USER and PASS.</text:p>
            <text:p text:style-name="P892">user anonymous</text:p>
            <text:p text:style-name="P893">331 Please specify the password.</text:p>
            <text:p text:style-name="P894">pasv</text:p>
            <text:p text:style-name="P895">530 Please login with USER and PASS.</text:p>
            <text:p text:style-name="P896">pass</text:p>
            <text:p text:style-name="P897">230 Login successful.</text:p>
            <text:p text:style-name="P898">pasv</text:p>
            <text:p text:style-name="P899">227 Entering Passive Mode (194,71,11,165,185,30).</text:p>
            <text:p text:style-name="P900">list</text:p>
            <text:p text:style-name="P901">150 Here comes the directory listing.</text:p>
            <text:p text:style-name="P902">226 Directory send OK.</text:p>
            <text:p text:style-name="P903">pasv</text:p>
            <text:p text:style-name="P904">227 Entering Passive Mode (194,71,11,165,130,195).</text:p>
            <text:p text:style-name="P905">retr robots.txt</text:p>
            <text:p text:style-name="P906">150 Opening BINARY mode data connection for robots.txt (1902 bytes).</text:p>
            <text:p text:style-name="P907">226 Transfer complete.</text:p>
            <text:p text:style-name="P908">quit</text:p>
            <text:p text:style-name="P909">221 Goodbye.</text:p>
          </table:table-cell>
        </table:table-row>
      </table:table>
      <text:p text:style-name="P910"/>
      <text:soft-page-break/>
      <text:p text:style-name="P911">TFTP</text:p>
      <text:p text:style-name="P912"/>
      <text:p text:style-name="P913">Основные сведенья</text:p>
      <text:p text:style-name="P914"><text:span text:style-name="T915">Trivial</text:span><text:span text:style-name="T916"><text:s/></text:span><text:span text:style-name="T917">File</text:span><text:span text:style-name="T918"><text:s/></text:span><text:span text:style-name="T919">Transfer</text:span><text:span text:style-name="T920"><text:s/></text:span><text:span text:style-name="T921">Protocol</text:span><text:span text:style-name="T922">.</text:span></text:p>
      <text:p text:style-name="P923">Не поддерживает<text:s/>аутентификацию.</text:p>
      <text:p text:style-name="P924"><text:span text:style-name="T925">Основан на</text:span><text:span text:style-name="T926"><text:s/></text:span><text:span text:style-name="T927">пр</text:span><text:span text:style-name="T928">о</text:span><text:span text:style-name="T929">токоле<text:s/></text:span><text:span text:style-name="T930">UDP</text:span><text:span text:style-name="T931">, порт 69.</text:span></text:p>
      <text:p text:style-name="P932">Типы пакета</text:p>
      <text:p text:style-name="P933"><text:span text:style-name="T934">Read</text:span><text:span text:style-name="T935"><text:s/></text:span><text:span text:style-name="T936">Request</text:span><text:span text:style-name="T937"><text:s/>(</text:span><text:span text:style-name="T938">RRQ</text:span><text:span text:style-name="T939">, 1) - запрос на чтение файла.</text:span></text:p>
      <text:p text:style-name="P940"><text:span text:style-name="T941">Write</text:span><text:span text:style-name="T942"><text:s/></text:span><text:span text:style-name="T943">Request</text:span><text:span text:style-name="T944"><text:s/>(</text:span><text:span text:style-name="T945">WRQ</text:span><text:span text:style-name="T946">, 2) – запрос на запись файла.</text:span></text:p>
      <text:p text:style-name="P947"><text:span text:style-name="T948">Data</text:span><text:span text:style-name="T949"><text:s/>(</text:span><text:span text:style-name="T950">DATA</text:span><text:span text:style-name="T951">, 3) – данные,<text:s/></text:span><text:span text:style-name="T952">предаваемые</text:span><text:span text:style-name="T953"><text:s/>через<text:s/></text:span><text:span text:style-name="T954">TFTP</text:span><text:span text:style-name="T955">.</text:span></text:p>
      <text:p text:style-name="P956"><text:span text:style-name="T957">Acknowledgment</text:span><text:span text:style-name="T958"><text:s/>(</text:span><text:span text:style-name="T959">ACK</text:span><text:span text:style-name="T960">, 4) – подтверждение пакета.</text:span></text:p>
      <text:p text:style-name="P961"><text:span text:style-name="T962">Er</text:span><text:span text:style-name="T963">ror</text:span><text:span text:style-name="T964"><text:s/>(</text:span><text:span text:style-name="T965">ERR</text:span><text:span text:style-name="T966">, 5) – ошибка.</text:span></text:p>
      <text:p text:style-name="P967">Option Acknowledgment (OACK, 6) – подтверждение опций.</text:p>
      <text:p text:style-name="P968">Режимы передачи</text:p>
      <text:p text:style-name="P969"><text:span text:style-name="T970">Netascii</text:span><text:span text:style-name="T971"><text:s/>– файл перед пер</text:span><text:span text:style-name="T972">е</text:span><text:span text:style-name="T973">да</text:span><text:span text:style-name="T974">ч</text:span><text:span text:style-name="T975">ей перекодируется в<text:s/></text:span><text:span text:style-name="T976">ASCII</text:span><text:span text:style-name="T977">.</text:span></text:p>
      <text:p text:style-name="P978"><text:span text:style-name="T979">Octet</text:span><text:span text:style-name="T980"><text:s/>–<text:s/></text:span><text:span text:style-name="T981">ф</text:span><text:span text:style-name="T982">айл передается без изменений.</text:span></text:p>
      <text:p text:style-name="P983"><text:span text:style-name="T984">Mail</text:span><text:span text:style-name="T985"><text:s/>– пер</text:span><text:span text:style-name="T986">е</text:span><text:span text:style-name="T987">дача почты(устарел)</text:span></text:p>
      <text:p text:style-name="P988">Область применения</text:p>
      <text:p text:style-name="P989">Предоставление удаленного доступа к файлам при полном отсутствии средств обеспечения<text:s/>конфиденциальности<text:s/>и безопасности с<text:s/>минимальными<text:s/>усилиями.</text:p>
      <text:p text:style-name="P990"/>
      <text:p text:style-name="P991">Консоль 1</text:p>
      <table:table table:style-name="Table992">
        <table:table-columns>
          <table:table-column table:style-name="TableColumn993"/>
        </table:table-columns>
        <table:table-row table:style-name="TableRow994">
          <table:table-cell table:style-name="TableCell995">
            <text:p text:style-name="P996">danila@danila-pc:~$ sudo nc -ul localhost 69</text:p>
            <text:p text:style-name="P997">[sudo] password for danila:</text:p>
            <text:p text:style-name="P998">&lt;0х01&gt;test.img&lt;0x0&gt;netascii&lt;0x0&gt;</text:p>
          </table:table-cell>
        </table:table-row>
      </table:table>
      <text:p text:style-name="P999"/>
      <text:p text:style-name="P1000">Консоль 2</text:p>
      <table:table table:style-name="Table1001">
        <table:table-columns>
          <table:table-column table:style-name="TableColumn1002"/>
        </table:table-columns>
        <table:table-row table:style-name="TableRow1003">
          <table:table-cell table:style-name="TableCell1004">
            <text:p text:style-name="P1005">danila@danila-pc:~$ sudo tftp localhost</text:p>
            <text:p text:style-name="P1006">[sudo] password for danila:</text:p>
            <text:p text:style-name="P1007">tftp&gt; get test.img</text:p>
            <text:p text:style-name="P1008">Transfer timed out.</text:p>
          </table:table-cell>
        </table:table-row>
      </table:table>
      <text:p text:style-name="P1009"/>
      <text:p text:style-name="P1010"/>
      <text:p text:style-name="P1011">WebDAV</text:p>
      <text:p text:style-name="P1012"/>
      <text:p text:style-name="P1013">Основные сведения</text:p>
      <text:p text:style-name="P1014">Web Distributed Authoring and Versioning.</text:p>
      <text:p text:style-name="P1015"><text:span text:style-name="T1016">Набор расширений и дополнений к протоколу<text:s/></text:span><text:span text:style-name="T1017">HTTP</text:span><text:span text:style-name="T1018">,<text:s/></text:span><text:span text:style-name="T1019">поддерживающих</text:span><text:span text:style-name="T1020"><text:s/>совместную рабо</text:span><text:span text:style-name="T1021">ту пользователей над редактированием файлов и управление файлами на удаленных веб-сайтах.</text:span></text:p>
      <text:p text:style-name="P1022"><text:span text:style-name="T1023">Блокировка — долгосрочные блокировки на запись документа предотвращают потерю информации при одновременном редактировании документа несколькими пользователями. Учитыв</text:span><text:span text:style-name="T1024">ая характер Интернет-</text:span><text:soft-page-break/><text:span text:style-name="T1025">соединений пользователей, длительность блокировки в<text:s/></text:span><text:span text:style-name="T1026">DAV</text:span><text:span text:style-name="T1027"><text:s/>не зависит от индивидуального сетевого соединения.</text:span></text:p>
      <text:p text:style-name="P1028"><text:span text:style-name="T1029">Свойства — произвольные метаданные могут храниться в качестве свойств, описанных на языке<text:s/></text:span><text:span text:style-name="T1030">XML</text:span><text:span text:style-name="T1031">. В качестве примера можно привести</text:span><text:span text:style-name="T1032"><text:s/>список авторов документа или его краткую аннотацию. Протокол<text:s/></text:span><text:span text:style-name="T1033">DAV</text:span><text:span text:style-name="T1034"><text:s/>предоставляет средства для создания, редактирования и удаления свойств. Протокол<text:s/></text:span><text:span text:style-name="T1035">DASL</text:span><text:span text:style-name="T1036"><text:s/>или<text:s/></text:span><text:span text:style-name="T1037">DAV</text:span><text:span text:style-name="T1038"><text:s/></text:span><text:span text:style-name="T1039">Searching</text:span><text:span text:style-name="T1040"><text:s/></text:span><text:span text:style-name="T1041">and</text:span><text:span text:style-name="T1042"><text:s/></text:span><text:span text:style-name="T1043">Locating</text:span><text:span text:style-name="T1044"><text:s/>предоставляет средства поиска и локализации веб-ресурсов на основе значен</text:span><text:span text:style-name="T1045">ия их свойств.</text:span></text:p>
      <text:p text:style-name="P1046"><text:span text:style-name="T1047">Именованные области (</text:span><text:span text:style-name="T1048">Namespace</text:span><text:span text:style-name="T1049">) — раздел<text:s/></text:span><text:span text:style-name="T1050">DAV</text:span><text:span text:style-name="T1051">, поддерживающий переименование и перемещение веб-ресурсов. Механизм реализован в протоколе с помощью коллекций, выполняющих функцию, аналогичную папкам в файловой системе.</text:span></text:p>
      <text:p text:style-name="P1052"/>
      <text:p text:style-name="P1053">Основные команды</text:p>
      <table:table table:style-name="Table1054">
        <table:table-columns>
          <table:table-column table:style-name="TableColumn1055"/>
          <table:table-column table:style-name="TableColumn1056"/>
        </table:table-columns>
        <table:table-row table:style-name="TableRow1057">
          <table:table-cell table:style-name="TableCell1058">
            <text:p text:style-name="P1059">Команды</text:p>
          </table:table-cell>
          <table:table-cell table:style-name="TableCell1060">
            <text:p text:style-name="P1061">Описание</text:p>
          </table:table-cell>
        </table:table-row>
        <table:table-row table:style-name="TableRow1062">
          <table:table-cell table:style-name="TableCell1063">
            <text:p text:style-name="P1064">PROPFIND</text:p>
          </table:table-cell>
          <table:table-cell table:style-name="TableCell1065">
            <text:p text:style-name="TableContents"><text:span text:style-name="T1066">получение свойств объекта на сервере в формате<text:s/></text:span><text:span text:style-name="T1067">XML</text:span><text:span text:style-name="T1068">. Также можно получать структуру репозитория (дерево каталогов);</text:span></text:p>
          </table:table-cell>
        </table:table-row>
        <table:table-row table:style-name="TableRow1069">
          <table:table-cell table:style-name="TableCell1070">
            <text:p text:style-name="P1071">PROPPATCH</text:p>
          </table:table-cell>
          <table:table-cell table:style-name="TableCell1072">
            <text:p text:style-name="P1073">изменение свойств за одну транзакцию;</text:p>
          </table:table-cell>
        </table:table-row>
        <table:table-row table:style-name="TableRow1074">
          <table:table-cell table:style-name="TableCell1075">
            <text:p text:style-name="P1076">MKCOL</text:p>
          </table:table-cell>
          <table:table-cell table:style-name="TableCell1077">
            <text:p text:style-name="P1078">создать коллекцию объектов (каталог в случае доступа к файлам);</text:p>
          </table:table-cell>
        </table:table-row>
        <table:table-row table:style-name="TableRow1079">
          <table:table-cell table:style-name="TableCell1080">
            <text:p text:style-name="P1081">COPY</text:p>
          </table:table-cell>
          <table:table-cell table:style-name="TableCell1082">
            <text:p text:style-name="TableContents"><text:span text:style-name="T1083">копирование из одного<text:s/></text:span><text:span text:style-name="T1084">URI</text:span><text:span text:style-name="T1085"><text:s/>в другой;</text:span></text:p>
          </table:table-cell>
        </table:table-row>
        <table:table-row table:style-name="TableRow1086">
          <table:table-cell table:style-name="TableCell1087">
            <text:p text:style-name="P1088">MOVE</text:p>
          </table:table-cell>
          <table:table-cell table:style-name="TableCell1089">
            <text:p text:style-name="TableContents"><text:span text:style-name="T1090">перемещение из одного<text:s/></text:span><text:span text:style-name="T1091">URI</text:span><text:span text:style-name="T1092"><text:s/>в другой;</text:span></text:p>
          </table:table-cell>
        </table:table-row>
        <table:table-row table:style-name="TableRow1093">
          <table:table-cell table:style-name="TableCell1094">
            <text:p text:style-name="P1095">LOCK</text:p>
          </table:table-cell>
          <table:table-cell table:style-name="TableCell1096">
            <text:p text:style-name="TableContents"><text:span text:style-name="T1097">поставить блокировку на объекте.<text:s/></text:span><text:span text:style-name="T1098">WebDAV</text:span><text:span text:style-name="T1099"><text:s/>поддерживает эксклюзивные и общие (</text:span><text:span text:style-name="T1100">shared</text:span><text:span text:style-name="T1101">) блокировки;</text:span></text:p>
          </table:table-cell>
        </table:table-row>
        <table:table-row table:style-name="TableRow1102">
          <table:table-cell table:style-name="TableCell1103">
            <text:p text:style-name="P1104">UNLOCK</text:p>
          </table:table-cell>
          <table:table-cell table:style-name="TableCell1105">
            <text:p text:style-name="P1106">снять блокировку с ресурса</text:p>
          </table:table-cell>
        </table:table-row>
      </table:table>
      <text:p text:style-name="P1107"/>
      <text:p text:style-name="P1108">Область применения</text:p>
      <text:p text:style-name="P1109"><text:span text:style-name="T1110">DAV</text:span><text:span text:style-name="T1111"><text:s/>применяется в кач</text:span><text:span text:style-name="T1112">естве сетевой файловой системы, эффективной для работы в Интернете и способной обрабатывать файлы целиком, поддерживая хорошую производительность работы в условиях окружения с высокой временной задержкой передачи информации. Кроме того,<text:s/></text:span><text:span text:style-name="T1113">DAV</text:span><text:span text:style-name="T1114"><text:s/>широко применяе</text:span><text:span text:style-name="T1115">тся в качестве протокола для доступа через Интернет и манипулирования содержимым систем документооборота.</text:span></text:p>
      <text:p text:style-name="P1116"/>
      <text:p text:style-name="P1117">Консоль</text:p>
      <table:table table:style-name="Table1118">
        <table:table-columns>
          <table:table-column table:style-name="TableColumn1119"/>
        </table:table-columns>
        <table:table-row table:style-name="TableRow1120">
          <table:table-cell table:style-name="TableCell1121">
            <text:p text:style-name="TableContents"><text:span text:style-name="T1122">danila@danila-pc:~$<text:s/></text:span><text:span text:style-name="T1123">curl -T ./test.txt --user "</text:span><text:span text:style-name="T1124">{username}</text:span><text:span text:style-name="T1125">:</text:span><text:span text:style-name="T1126">{password}</text:span><text:span text:style-name="T1127">"<text:s/></text:span><text:a xlink:href="https://webdav.yandex.ru/test.txt" office:target-frame-name="_top" xlink:show="replace"><text:span text:style-name="T1128">https://webdav.yandex.ru/test.txt</text:span></text:a></text:p>
            <text:p text:style-name="TableContents"><text:span text:style-name="T1129">danila@danila-pc:~$<text:s/></text:span><text:span text:style-name="T1130">curl -O --user "</text:span><text:span text:style-name="T1131">{username}</text:span><text:span text:style-name="T1132">:</text:span><text:span text:style-name="T1133">{password}</text:span><text:span text:style-name="T1134">" https://webdav.yandex.ru/test.txt</text:span></text:p>
            <text:p text:style-name="P1135"><text:s text:c="2"/>% Total <text:s text:c="3"/>% Received % Xferd <text:s/>Average Speed <text:s text:c="2"/>Time <text:s text:c="3"/>Time <text:s text:c="4"/>Time <text:s/>Current</text:p>
            <text:p text:style-name="P1136"><text:s text:c="33"/>Dload <text:s/>Upload <text:s text:c="2"/>Total <text:s text:c="2"/>Spent <text:s text:c="3"/>Left <text:s/>Speed</text:p>
            <text:p text:style-name="P1137">100 <text:s text:c="2"/>165 <text:s/>100 <text:s text:c="2"/>165 <text:s text:c="3"/>0 <text:s text:c="4"/>0 <text:s text:c="3"/>906 <text:s text:c="5"/>0 --:--:-- --:--:-- --:--:-- <text:s text:c="2"/>906</text:p>
          </table:table-cell>
        </table:table-row>
      </table:table>
      <text:p text:style-name="P1138"/>
      <text:p text:style-name="P1139">Вывод</text:p>
      <text:p text:style-name="P1140"><text:span text:style-name="T1141">Выполнение данной лабораторной работы дало возможность<text:s/></text:span><text:span text:style-name="T1142">закрепить</text:span><text:span text:style-name="T1143"><text:s/></text:span><text:span text:style-name="T1144">теоретические</text:span><text:span text:style-name="T1145"><text:s/>знания о прикладных протоколах на практике. Для этого мы восп</text:span><text:span text:style-name="T1146">ользовались консолью<text:s/></text:span><text:span text:style-name="T1147">Linux</text:span><text:span text:style-name="T1148"><text:s/>чтобы произвести базовые<text:s/></text:span><text:span text:style-name="T1149">операции</text:span><text:span text:style-name="T1150"><text:s/>над основными прикладными протоколами, предложенными<text:s/></text:span><text:span text:style-name="T1151">преподавателем</text:span><text:span text:style-name="T1152">.</text:span></text:p>
      <text:p text:style-name="P1153"><text:span text:style-name="T1154">Полученные</text:span><text:span text:style-name="T1155"><text:s/>знания могут при самостоятельной реализации данных протоколов, в частности при тестирование разработанных серверных и</text:span><text:span text:style-name="T1156"><text:s/></text:span><text:span text:style-name="T1157">клиентских</text:span><text:span text:style-name="T1158"><text:s/>предложений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line-height="150%"/>
      <style:text-properties style:font-name="Times New Roman" style:font-name-asian="Calibri" style:font-name-complex="Calibri" fo:font-size="14pt" style:font-size-asian="14pt" style:language-asian="ru" style:country-asian="RU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DejaVu Sans Mono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nila.kuryakin@gmail.com</dc:creator>
    <meta:creation-date>2020-02-22T22:30:00Z</meta:creation-date>
    <dc:date>2020-05-08T10:05:00Z</dc:date>
    <meta:template xlink:href="Normal.dotm" xlink:type="simple"/>
    <meta:editing-cycles>8</meta:editing-cycles>
    <meta:editing-duration>PT5340S</meta:editing-duration>
    <meta:document-statistic meta:page-count="15" meta:paragraph-count="40" meta:word-count="3031" meta:character-count="20274" meta:row-count="144" meta:non-whitespace-character-count="17283"/>
  </office:meta>
</office:document-meta>
</file>